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62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2">
          <table:table-cell office:value-type="string">
            <text:p>Nom</text:p>
          </table:table-cell>
          <table:table-cell office:value-type="string">
            <text:p>Prenom</text:p>
          </table:table-cell>
          <table:table-cell office:value-type="string">
            <text:p>Poste</text:p>
          </table:table-cell>
          <table:table-cell office:value-type="string">
            <text:p>Photo</text:p>
          </table:table-cell>
          <table:table-cell office:value-type="string">
            <text:p>Equipe</text:p>
          </table:table-cell>
          <table:table-cell office:value-type="string">
            <text:p>Selection</text:p>
          </table:table-cell>
          <table:table-cell office:value-type="string">
            <text:p>Nationalite</text:p>
          </table:table-cell>
          <table:table-cell office:value-type="string">
            <text:p>Championnat</text:p>
          </table:table-cell>
        </table:table-row>
        <table:table-row table:style-name="ro2">
          <table:table-cell office:value-type="string">
            <text:p>Bahlouli</text:p>
          </table:table-cell>
          <table:table-cell office:value-type="string">
            <text:p>Fares</text:p>
          </table:table-cell>
          <table:table-cell office:value-type="string">
            <text:p>MOC</text:p>
          </table:table-cell>
          <table:table-cell office:value-type="string">
            <text:p>http://2015.sofifa.org/15/players/60/214907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acazette</text:p>
          </table:table-cell>
          <table:table-cell office:value-type="string">
            <text:p>Alexandre</text:p>
          </table:table-cell>
          <table:table-cell office:value-type="string">
            <text:p>BU</text:p>
          </table:table-cell>
          <table:table-cell office:value-type="string">
            <text:p>http://2015.sofifa.org/15/players/60/193301.png</text:p>
          </table:table-cell>
          <table:table-cell office:value-type="string">
            <text:p>Olympique Lyonnais</text:p>
          </table:table-cell>
          <table:table-cell table:number-columns-repeated="2"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enzia</text:p>
          </table:table-cell>
          <table:table-cell office:value-type="string">
            <text:p>Yassine</text:p>
          </table:table-cell>
          <table:table-cell office:value-type="string">
            <text:p>BU</text:p>
          </table:table-cell>
          <table:table-cell office:value-type="string">
            <text:p>http://2015.sofifa.org/15/players/60/206436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renier</text:p>
          </table:table-cell>
          <table:table-cell office:value-type="string">
            <text:p>Clement</text:p>
          </table:table-cell>
          <table:table-cell office:value-type="string">
            <text:p>MOC</text:p>
          </table:table-cell>
          <table:table-cell office:value-type="string">
            <text:p>http://2015.sofifa.org/15/players/60/187924.png</text:p>
          </table:table-cell>
          <table:table-cell office:value-type="string">
            <text:p>Olympique Lyonnais</text:p>
          </table:table-cell>
          <table:table-cell table:number-columns-repeated="2"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onalons</text:p>
          </table:table-cell>
          <table:table-cell office:value-type="string">
            <text:p>Maxime</text:p>
          </table:table-cell>
          <table:table-cell office:value-type="string">
            <text:p>MDC</text:p>
          </table:table-cell>
          <table:table-cell office:value-type="string">
            <text:p>http://2015.sofifa.org/15/players/60/193116.png</text:p>
          </table:table-cell>
          <table:table-cell office:value-type="string">
            <text:p>Olympique Lyonnais</text:p>
          </table:table-cell>
          <table:table-cell table:number-columns-repeated="2"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Umtiti</text:p>
          </table:table-cell>
          <table:table-cell office:value-type="string">
            <text:p>Samuel</text:p>
          </table:table-cell>
          <table:table-cell office:value-type="string">
            <text:p>DC</text:p>
          </table:table-cell>
          <table:table-cell office:value-type="string">
            <text:p>http://2015.sofifa.org/15/players/60/205600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Fekir</text:p>
          </table:table-cell>
          <table:table-cell office:value-type="string">
            <text:p>Nabil</text:p>
          </table:table-cell>
          <table:table-cell office:value-type="string">
            <text:p>MOC</text:p>
          </table:table-cell>
          <table:table-cell office:value-type="string">
            <text:p>http://2015.sofifa.org/15/players/60/216594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ourcuff</text:p>
          </table:table-cell>
          <table:table-cell office:value-type="string">
            <text:p>Yoann</text:p>
          </table:table-cell>
          <table:table-cell office:value-type="string">
            <text:p>MOC</text:p>
          </table:table-cell>
          <table:table-cell office:value-type="string">
            <text:p>http://2015.sofifa.org/15/players/60/153296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Fofana</text:p>
          </table:table-cell>
          <table:table-cell office:value-type="string">
            <text:p>Gueida</text:p>
          </table:table-cell>
          <table:table-cell office:value-type="string">
            <text:p>MC</text:p>
          </table:table-cell>
          <table:table-cell office:value-type="string">
            <text:p>http://2015.sofifa.org/15/players/60/188816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opes</text:p>
          </table:table-cell>
          <table:table-cell office:value-type="string">
            <text:p>Anthony</text:p>
          </table:table-cell>
          <table:table-cell office:value-type="string">
            <text:p>G</text:p>
          </table:table-cell>
          <table:table-cell office:value-type="string">
            <text:p>http://2015.sofifa.org/15/players/60/199482.png</text:p>
          </table:table-cell>
          <table:table-cell office:value-type="string">
            <text:p>Olympique Lyonnais</text:p>
          </table:table-cell>
          <table:table-cell table:number-columns-repeated="2" office:value-type="string">
            <text:p>Portu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Ferri</text:p>
          </table:table-cell>
          <table:table-cell office:value-type="string">
            <text:p>Jordan</text:p>
          </table:table-cell>
          <table:table-cell office:value-type="string">
            <text:p>MC</text:p>
          </table:table-cell>
          <table:table-cell office:value-type="string">
            <text:p>http://2015.sofifa.org/15/players/60/206306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edimo</text:p>
          </table:table-cell>
          <table:table-cell office:value-type="string">
            <text:p>Henri</text:p>
          </table:table-cell>
          <table:table-cell office:value-type="string">
            <text:p>DG</text:p>
          </table:table-cell>
          <table:table-cell office:value-type="string">
            <text:p>http://2015.sofifa.org/15/players/60/150565.png</text:p>
          </table:table-cell>
          <table:table-cell office:value-type="string">
            <text:p>Olympique Lyonnais</text:p>
          </table:table-cell>
          <table:table-cell table:number-columns-repeated="2" office:value-type="string">
            <text:p>Cameroun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N'Jie</text:p>
          </table:table-cell>
          <table:table-cell office:value-type="string">
            <text:p>Clinton</text:p>
          </table:table-cell>
          <table:table-cell office:value-type="string">
            <text:p>AID</text:p>
          </table:table-cell>
          <table:table-cell office:value-type="string">
            <text:p>http://2015.sofifa.org/15/players/60/212273.png</text:p>
          </table:table-cell>
          <table:table-cell office:value-type="string">
            <text:p>Olympique Lyonnais</text:p>
          </table:table-cell>
          <table:table-cell table:number-columns-repeated="2" office:value-type="string">
            <text:p>Cameroun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Yattara</text:p>
          </table:table-cell>
          <table:table-cell office:value-type="string">
            <text:p>Mohamed</text:p>
          </table:table-cell>
          <table:table-cell office:value-type="string">
            <text:p>BU</text:p>
          </table:table-cell>
          <table:table-cell office:value-type="string">
            <text:p>http://2015.sofifa.org/15/players/60/207640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Guine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Tolisso</text:p>
          </table:table-cell>
          <table:table-cell office:value-type="string">
            <text:p>Corentin</text:p>
          </table:table-cell>
          <table:table-cell office:value-type="string">
            <text:p>MC</text:p>
          </table:table-cell>
          <table:table-cell office:value-type="string">
            <text:p>http://2015.sofifa.org/15/players/60/219683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vuemba</text:p>
          </table:table-cell>
          <table:table-cell office:value-type="string">
            <text:p>Arnold</text:p>
          </table:table-cell>
          <table:table-cell office:value-type="string">
            <text:p>MC</text:p>
          </table:table-cell>
          <table:table-cell office:value-type="string">
            <text:p>http://2015.sofifa.org/15/players/60/153298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abidi</text:p>
          </table:table-cell>
          <table:table-cell office:value-type="string">
            <text:p>Zakarie</text:p>
          </table:table-cell>
          <table:table-cell office:value-type="string">
            <text:p>MOC</text:p>
          </table:table-cell>
          <table:table-cell/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Rose</text:p>
          </table:table-cell>
          <table:table-cell office:value-type="string">
            <text:p>Lindsay</text:p>
          </table:table-cell>
          <table:table-cell office:value-type="string">
            <text:p>DC</text:p>
          </table:table-cell>
          <table:table-cell office:value-type="string">
            <text:p><text:a xlink:href="http://2015.sofifa.org/15/players/60/199464.png">http://2015.sofifa.org/15/players/60/199464.png</text:a>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orgelin</text:p>
          </table:table-cell>
          <table:table-cell office:value-type="string">
            <text:p>Mathieu</text:p>
          </table:table-cell>
          <table:table-cell office:value-type="string">
            <text:p>G</text:p>
          </table:table-cell>
          <table:table-cell office:value-type="string">
            <text:p>http://2015.sofifa.org/15/players/60/199721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Jallet</text:p>
          </table:table-cell>
          <table:table-cell office:value-type="string">
            <text:p>Christophe</text:p>
          </table:table-cell>
          <table:table-cell office:value-type="string">
            <text:p>DD</text:p>
          </table:table-cell>
          <table:table-cell office:value-type="string">
            <text:p><text:a xlink:href="http://2015.sofifa.org/15/players/60/150590.png">http://2015.sofifa.org/15/players/60/150590.png</text:a>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Zeffane</text:p>
          </table:table-cell>
          <table:table-cell office:value-type="string">
            <text:p>Mehdi</text:p>
          </table:table-cell>
          <table:table-cell office:value-type="string">
            <text:p>DD</text:p>
          </table:table-cell>
          <table:table-cell office:value-type="string">
            <text:p>http://2015.sofifa.org/15/players/60/207745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hezzal</text:p>
          </table:table-cell>
          <table:table-cell office:value-type="string">
            <text:p>Rachid</text:p>
          </table:table-cell>
          <table:table-cell office:value-type="string">
            <text:p>AIG</text:p>
          </table:table-cell>
          <table:table-cell office:value-type="string">
            <text:p>http://2015.sofifa.org/15/players/60/210372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one</text:p>
          </table:table-cell>
          <table:table-cell office:value-type="string">
            <text:p>Bakari</text:p>
          </table:table-cell>
          <table:table-cell office:value-type="string">
            <text:p>DC</text:p>
          </table:table-cell>
          <table:table-cell office:value-type="string">
            <text:p>http://2015.sofifa.org/15/players/60/183766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Burkina Faso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abo</text:p>
          </table:table-cell>
          <table:table-cell office:value-type="string">
            <text:p>Mouhamadou</text:p>
          </table:table-cell>
          <table:table-cell office:value-type="string">
            <text:p>DG</text:p>
          </table:table-cell>
          <table:table-cell office:value-type="string">
            <text:p>http://2015.sofifa.org/15/players/60/168630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anic</text:p>
          </table:table-cell>
          <table:table-cell office:value-type="string">
            <text:p>Gael</text:p>
          </table:table-cell>
          <table:table-cell office:value-type="string">
            <text:p>MC</text:p>
          </table:table-cell>
          <table:table-cell office:value-type="string">
            <text:p>http://2015.sofifa.org/15/players/60/41835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isevac</text:p>
          </table:table-cell>
          <table:table-cell office:value-type="string">
            <text:p>Milan</text:p>
          </table:table-cell>
          <table:table-cell office:value-type="string">
            <text:p>DC</text:p>
          </table:table-cell>
          <table:table-cell office:value-type="string">
            <text:p>http://2015.sofifa.org/15/players/60/178111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Serb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hin</text:p>
          </table:table-cell>
          <table:table-cell office:value-type="string">
            <text:p>Kim</text:p>
          </table:table-cell>
          <table:table-cell office:value-type="string">
            <text:p>BU</text:p>
          </table:table-cell>
          <table:table-cell office:value-type="string">
            <text:p>http://2015.sofifa.org/15/players/60/221763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Coree du Sud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one</text:p>
          </table:table-cell>
          <table:table-cell office:value-type="string">
            <text:p>Sidy</text:p>
          </table:table-cell>
          <table:table-cell office:value-type="string">
            <text:p>MDC</text:p>
          </table:table-cell>
          <table:table-cell office:value-type="string">
            <text:p>http://2015.sofifa.org/15/players/60/204877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Mali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Frick</text:p>
          </table:table-cell>
          <table:table-cell office:value-type="string">
            <text:p>Jeremy</text:p>
          </table:table-cell>
          <table:table-cell office:value-type="string">
            <text:p>G</text:p>
          </table:table-cell>
          <table:table-cell office:value-type="string">
            <text:p>http://2015.sofifa.org/15/players/60/206307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Suiss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lbranque</text:p>
          </table:table-cell>
          <table:table-cell office:value-type="string">
            <text:p>Steed</text:p>
          </table:table-cell>
          <table:table-cell office:value-type="string">
            <text:p>MC</text:p>
          </table:table-cell>
          <table:table-cell office:value-type="string">
            <text:p>http://2015.sofifa.org/15/players/60/18919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N'Gouma</text:p>
          </table:table-cell>
          <table:table-cell office:value-type="string">
            <text:p>Romaric</text:p>
          </table:table-cell>
          <table:table-cell office:value-type="string">
            <text:p>DC</text:p>
          </table:table-cell>
          <table:table-cell/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aye</text:p>
          </table:table-cell>
          <table:table-cell office:value-type="string">
            <text:p>Mour</text:p>
          </table:table-cell>
          <table:table-cell office:value-type="string">
            <text:p>AID</text:p>
          </table:table-cell>
          <table:table-cell/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efourny</text:p>
          </table:table-cell>
          <table:table-cell office:value-type="string">
            <text:p>Theo</text:p>
          </table:table-cell>
          <table:table-cell office:value-type="string">
            <text:p>G</text:p>
          </table:table-cell>
          <table:table-cell/>
          <table:table-cell office:value-type="string">
            <text:p>Olympique Lyonnais</text:p>
          </table:table-cell>
          <table:table-cell/>
          <table:table-cell office:value-type="string">
            <text:p>Belgiqu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reola</text:p>
          </table:table-cell>
          <table:table-cell office:value-type="string">
            <text:p>Alphonse</text:p>
          </table:table-cell>
          <table:table-cell office:value-type="string">
            <text:p>G</text:p>
          </table:table-cell>
          <table:table-cell office:value-type="string">
            <text:p>http://2015.sofifa.org/15/players/60/193105.png</text:p>
          </table:table-cell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Ongenda</text:p>
          </table:table-cell>
          <table:table-cell office:value-type="string">
            <text:p>Hervin</text:p>
          </table:table-cell>
          <table:table-cell office:value-type="string">
            <text:p>AIG</text:p>
          </table:table-cell>
          <table:table-cell office:value-type="string">
            <text:p>http://2015.sofifa.org/15/players/60/213702.png</text:p>
          </table:table-cell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isse</text:p>
          </table:table-cell>
          <table:table-cell office:value-type="string">
            <text:p>Djibrill</text:p>
          </table:table-cell>
          <table:table-cell office:value-type="string">
            <text:p>BU</text:p>
          </table:table-cell>
          <table:table-cell office:value-type="string">
            <text:p>http://2015.sofifa.org/15/players/60/7784.png</text:p>
          </table:table-cell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illet</text:p>
          </table:table-cell>
          <table:table-cell office:value-type="string">
            <text:p>Guillaume</text:p>
          </table:table-cell>
          <table:table-cell office:value-type="string">
            <text:p>MC</text:p>
          </table:table-cell>
          <table:table-cell office:value-type="string">
            <text:p>http://2015.sofifa.org/15/players/60/163186.png</text:p>
          </table:table-cell>
          <table:table-cell office:value-type="string">
            <text:p>SC Bastia</text:p>
          </table:table-cell>
          <table:table-cell table:number-columns-repeated="2" office:value-type="string">
            <text:p>Belgiqu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quillaci</text:p>
          </table:table-cell>
          <table:table-cell office:value-type="string">
            <text:p>Sebastien</text:p>
          </table:table-cell>
          <table:table-cell office:value-type="string">
            <text:p>DC</text:p>
          </table:table-cell>
          <table:table-cell office:value-type="string">
            <text:p>http://2015.sofifa.org/15/players/60/51105.png</text:p>
          </table:table-cell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oudebouz</text:p>
          </table:table-cell>
          <table:table-cell office:value-type="string">
            <text:p>Ryad</text:p>
          </table:table-cell>
          <table:table-cell office:value-type="string">
            <text:p>MOC</text:p>
          </table:table-cell>
          <table:table-cell office:value-type="string">
            <text:p>http://2015.sofifa.org/15/players/60/188388.png</text:p>
          </table:table-cell>
          <table:table-cell office:value-type="string">
            <text:p>SC Bastia</text:p>
          </table:table-cell>
          <table:table-cell/>
          <table:table-cell office:value-type="string">
            <text:p>Alger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omaric</text:p>
          </table:table-cell>
          <table:table-cell/>
          <table:table-cell office:value-type="string">
            <text:p>MC</text:p>
          </table:table-cell>
          <table:table-cell office:value-type="string">
            <text:p>http://2015.sofifa.org/15/players/60/156585.png</text:p>
          </table:table-cell>
          <table:table-cell office:value-type="string">
            <text:p>SC Bastia</text:p>
          </table:table-cell>
          <table:table-cell/>
          <table:table-cell office:value-type="string">
            <text:p>Cote d'Ivoir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odesto</text:p>
          </table:table-cell>
          <table:table-cell office:value-type="string">
            <text:p>Francois</text:p>
          </table:table-cell>
          <table:table-cell office:value-type="string">
            <text:p>DC</text:p>
          </table:table-cell>
          <table:table-cell office:value-type="string">
            <text:p>http://2015.sofifa.org/15/players/60/105471.png</text:p>
          </table:table-cell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ino</text:p>
          </table:table-cell>
          <table:table-cell office:value-type="string">
            <text:p>Juan Pablo</text:p>
          </table:table-cell>
          <table:table-cell office:value-type="string">
            <text:p>MOC</text:p>
          </table:table-cell>
          <table:table-cell office:value-type="string">
            <text:p>http://2015.sofifa.org/15/players/60/179713.png</text:p>
          </table:table-cell>
          <table:table-cell office:value-type="string">
            <text:p>SC Bastia</text:p>
          </table:table-cell>
          <table:table-cell/>
          <table:table-cell office:value-type="string">
            <text:p>Colomb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Tallo</text:p>
          </table:table-cell>
          <table:table-cell office:value-type="string">
            <text:p>Junior</text:p>
          </table:table-cell>
          <table:table-cell office:value-type="string">
            <text:p>BU</text:p>
          </table:table-cell>
          <table:table-cell office:value-type="string">
            <text:p>http://2015.sofifa.org/15/players/60/201380.png</text:p>
          </table:table-cell>
          <table:table-cell office:value-type="string">
            <text:p>SC Bastia</text:p>
          </table:table-cell>
          <table:table-cell/>
          <table:table-cell office:value-type="string">
            <text:p>Cote d'Ivoir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iakite</text:p>
          </table:table-cell>
          <table:table-cell office:value-type="string">
            <text:p>Drissa</text:p>
          </table:table-cell>
          <table:table-cell office:value-type="string">
            <text:p>AD</text:p>
          </table:table-cell>
          <table:table-cell office:value-type="string">
            <text:p>http://2015.sofifa.org/15/players/60/174804.png</text:p>
          </table:table-cell>
          <table:table-cell office:value-type="string">
            <text:p>SC Bastia</text:p>
          </table:table-cell>
          <table:table-cell/>
          <table:table-cell office:value-type="string">
            <text:p>Mali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okulu</text:p>
          </table:table-cell>
          <table:table-cell office:value-type="string">
            <text:p>Benjamin</text:p>
          </table:table-cell>
          <table:table-cell office:value-type="string">
            <text:p>BU</text:p>
          </table:table-cell>
          <table:table-cell office:value-type="string">
            <text:p>http://2015.sofifa.org/15/players/60/187038.png</text:p>
          </table:table-cell>
          <table:table-cell office:value-type="string">
            <text:p>SC Bastia</text:p>
          </table:table-cell>
          <table:table-cell/>
          <table:table-cell office:value-type="string">
            <text:p>Belgiqu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yite</text:p>
          </table:table-cell>
          <table:table-cell office:value-type="string">
            <text:p>Floyd</text:p>
          </table:table-cell>
          <table:table-cell office:value-type="string">
            <text:p>AIG</text:p>
          </table:table-cell>
          <table:table-cell office:value-type="string">
            <text:p>http://2015.sofifa.org/15/players/60/188271.png</text:p>
          </table:table-cell>
          <table:table-cell office:value-type="string">
            <text:p>SC Bastia</text:p>
          </table:table-cell>
          <table:table-cell/>
          <table:table-cell office:value-type="string">
            <text:p>Togo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ahuzac</text:p>
          </table:table-cell>
          <table:table-cell office:value-type="string">
            <text:p>Yannick</text:p>
          </table:table-cell>
          <table:table-cell office:value-type="string">
            <text:p>MDC</text:p>
          </table:table-cell>
          <table:table-cell office:value-type="string">
            <text:p>http://2015.sofifa.org/15/players/60/167933.png</text:p>
          </table:table-cell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eybernes</text:p>
          </table:table-cell>
          <table:table-cell office:value-type="string">
            <text:p>Mathieu</text:p>
          </table:table-cell>
          <table:table-cell office:value-type="string">
            <text:p>DC</text:p>
          </table:table-cell>
          <table:table-cell office:value-type="string">
            <text:p>http://2015.sofifa.org/15/players/60/195313.png</text:p>
          </table:table-cell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odriguez</text:p>
          </table:table-cell>
          <table:table-cell office:value-type="string">
            <text:p>Joao</text:p>
          </table:table-cell>
          <table:table-cell office:value-type="string">
            <text:p>BU</text:p>
          </table:table-cell>
          <table:table-cell office:value-type="string">
            <text:p>http://2015.sofifa.org/15/players/60/220605.png</text:p>
          </table:table-cell>
          <table:table-cell office:value-type="string">
            <text:p>SC Bastia</text:p>
          </table:table-cell>
          <table:table-cell/>
          <table:table-cell office:value-type="string">
            <text:p>Colomb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Vincent</text:p>
          </table:table-cell>
          <table:table-cell office:value-type="string">
            <text:p>Christophe</text:p>
          </table:table-cell>
          <table:table-cell office:value-type="string">
            <text:p>MC</text:p>
          </table:table-cell>
          <table:table-cell office:value-type="string">
            <text:p>http://2015.sofifa.org/15/players/60/206243.png</text:p>
          </table:table-cell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eca</text:p>
          </table:table-cell>
          <table:table-cell office:value-type="string">
            <text:p>Jean-Louis</text:p>
          </table:table-cell>
          <table:table-cell office:value-type="string">
            <text:p>G</text:p>
          </table:table-cell>
          <table:table-cell office:value-type="string">
            <text:p>http://2015.sofifa.org/15/players/60/153275.png</text:p>
          </table:table-cell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Vincensini</text:p>
          </table:table-cell>
          <table:table-cell office:value-type="string">
            <text:p>Thomas</text:p>
          </table:table-cell>
          <table:table-cell office:value-type="string">
            <text:p>G</text:p>
          </table:table-cell>
          <table:table-cell office:value-type="string">
            <text:p>http://2015.sofifa.org/15/players/60/209644.png</text:p>
          </table:table-cell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ioni</text:p>
          </table:table-cell>
          <table:table-cell office:value-type="string">
            <text:p>Gilles</text:p>
          </table:table-cell>
          <table:table-cell office:value-type="string">
            <text:p>AD</text:p>
          </table:table-cell>
          <table:table-cell office:value-type="string">
            <text:p>http://2015.sofifa.org/15/players/60/178360.png</text:p>
          </table:table-cell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</text:p>
          </table:table-cell>
          <table:table-cell office:value-type="string">
            <text:p>El Hadji</text:p>
          </table:table-cell>
          <table:table-cell office:value-type="string">
            <text:p>MC</text:p>
          </table:table-cell>
          <table:table-cell/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chilli</text:p>
          </table:table-cell>
          <table:table-cell office:value-type="string">
            <text:p>Romain</text:p>
          </table:table-cell>
          <table:table-cell office:value-type="string">
            <text:p>AG</text:p>
          </table:table-cell>
          <table:table-cell/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boulou</text:p>
          </table:table-cell>
          <table:table-cell office:value-type="string">
            <text:p>Christopher</text:p>
          </table:table-cell>
          <table:table-cell office:value-type="string">
            <text:p>AIG</text:p>
          </table:table-cell>
          <table:table-cell office:value-type="string">
            <text:p>http://2015.sofifa.org/15/players/60/199421.png</text:p>
          </table:table-cell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almieri</text:p>
          </table:table-cell>
          <table:table-cell office:value-type="string">
            <text:p>Julian</text:p>
          </table:table-cell>
          <table:table-cell office:value-type="string">
            <text:p>AG</text:p>
          </table:table-cell>
          <table:table-cell office:value-type="string">
            <text:p>http://2015.sofifa.org/15/players/60/182166.png</text:p>
          </table:table-cell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eita</text:p>
          </table:table-cell>
          <table:table-cell office:value-type="string">
            <text:p>Abdoulaye</text:p>
          </table:table-cell>
          <table:table-cell office:value-type="string">
            <text:p>MC</text:p>
          </table:table-cell>
          <table:table-cell/>
          <table:table-cell office:value-type="string">
            <text:p>SC Bastia</text:p>
          </table:table-cell>
          <table:table-cell/>
          <table:table-cell office:value-type="string">
            <text:p>Mali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orrea</text:p>
          </table:table-cell>
          <table:table-cell office:value-type="string">
            <text:p>Joris</text:p>
          </table:table-cell>
          <table:table-cell office:value-type="string">
            <text:p>BU</text:p>
          </table:table-cell>
          <table:table-cell/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endy</text:p>
          </table:table-cell>
          <table:table-cell office:value-type="string">
            <text:p>Cabrel</text:p>
          </table:table-cell>
          <table:table-cell office:value-type="string">
            <text:p>MDC</text:p>
          </table:table-cell>
          <table:table-cell/>
          <table:table-cell office:value-type="string">
            <text:p>SC Bastia</text:p>
          </table:table-cell>
          <table:table-cell/>
          <table:table-cell office:value-type="string">
            <text:p>Cameroun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amano</text:p>
          </table:table-cell>
          <table:table-cell office:value-type="string">
            <text:p>François</text:p>
          </table:table-cell>
          <table:table-cell office:value-type="string">
            <text:p>AIG</text:p>
          </table:table-cell>
          <table:table-cell/>
          <table:table-cell office:value-type="string">
            <text:p>SC Bastia</text:p>
          </table:table-cell>
          <table:table-cell/>
          <table:table-cell office:value-type="string">
            <text:p>Guine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Togande</text:p>
          </table:table-cell>
          <table:table-cell office:value-type="string">
            <text:p>Yanick</text:p>
          </table:table-cell>
          <table:table-cell office:value-type="string">
            <text:p>AD</text:p>
          </table:table-cell>
          <table:table-cell/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jiku</text:p>
          </table:table-cell>
          <table:table-cell office:value-type="string">
            <text:p>Alexander</text:p>
          </table:table-cell>
          <table:table-cell office:value-type="string">
            <text:p>AD</text:p>
          </table:table-cell>
          <table:table-cell/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ikabidze</text:p>
          </table:table-cell>
          <table:table-cell office:value-type="string">
            <text:p>Luka</text:p>
          </table:table-cell>
          <table:table-cell office:value-type="string">
            <text:p>AID</text:p>
          </table:table-cell>
          <table:table-cell/>
          <table:table-cell office:value-type="string">
            <text:p>SC Bastia</text:p>
          </table:table-cell>
          <table:table-cell/>
          <table:table-cell office:value-type="string">
            <text:p>Georg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amuel</text:p>
          </table:table-cell>
          <table:table-cell office:value-type="string">
            <text:p>Christophe</text:p>
          </table:table-cell>
          <table:table-cell office:value-type="string">
            <text:p>G</text:p>
          </table:table-cell>
          <table:table-cell/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one</text:p>
          </table:table-cell>
          <table:table-cell office:value-type="string">
            <text:p>Famoussa</text:p>
          </table:table-cell>
          <table:table-cell office:value-type="string">
            <text:p>BU</text:p>
          </table:table-cell>
          <table:table-cell/>
          <table:table-cell office:value-type="string">
            <text:p>SC Bastia</text:p>
          </table:table-cell>
          <table:table-cell/>
          <table:table-cell office:value-type="string">
            <text:p>Mali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Ilori</text:p>
          </table:table-cell>
          <table:table-cell office:value-type="string">
            <text:p>Tiago</text:p>
          </table:table-cell>
          <table:table-cell office:value-type="string">
            <text:p>DC</text:p>
          </table:table-cell>
          <table:table-cell office:value-type="string">
            <text:p>http://2015.sofifa.org/15/players/60/205185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Portu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ertic</text:p>
          </table:table-cell>
          <table:table-cell office:value-type="string">
            <text:p>Gregory</text:p>
          </table:table-cell>
          <table:table-cell office:value-type="string">
            <text:p>MDC</text:p>
          </table:table-cell>
          <table:table-cell office:value-type="string">
            <text:p>http://2015.sofifa.org/15/players/60/190502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Croat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hazri</text:p>
          </table:table-cell>
          <table:table-cell office:value-type="string">
            <text:p>Wahbi</text:p>
          </table:table-cell>
          <table:table-cell office:value-type="string">
            <text:p>MG</text:p>
          </table:table-cell>
          <table:table-cell office:value-type="string">
            <text:p>http://2015.sofifa.org/15/players/60/194845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Tunis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arrasso</text:p>
          </table:table-cell>
          <table:table-cell office:value-type="string">
            <text:p>Cedric</text:p>
          </table:table-cell>
          <table:table-cell office:value-type="string">
            <text:p>G</text:p>
          </table:table-cell>
          <table:table-cell office:value-type="string">
            <text:p>http://2015.sofifa.org/15/players/60/116494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ontento</text:p>
          </table:table-cell>
          <table:table-cell office:value-type="string">
            <text:p>Diego</text:p>
          </table:table-cell>
          <table:table-cell office:value-type="string">
            <text:p>DG</text:p>
          </table:table-cell>
          <table:table-cell office:value-type="string">
            <text:p>http://2015.sofifa.org/15/players/60/194727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Allemagn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olan</text:p>
          </table:table-cell>
          <table:table-cell office:value-type="string">
            <text:p>Diego</text:p>
          </table:table-cell>
          <table:table-cell office:value-type="string">
            <text:p>AID</text:p>
          </table:table-cell>
          <table:table-cell office:value-type="string">
            <text:p>http://2015.sofifa.org/15/players/60/213114.png</text:p>
          </table:table-cell>
          <table:table-cell office:value-type="string">
            <text:p>Girondins de Bordeaux</text:p>
          </table:table-cell>
          <table:table-cell table:number-columns-repeated="2" office:value-type="string">
            <text:p>Uruguay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aivet</text:p>
          </table:table-cell>
          <table:table-cell office:value-type="string">
            <text:p>Henri</text:p>
          </table:table-cell>
          <table:table-cell office:value-type="string">
            <text:p>BU</text:p>
          </table:table-cell>
          <table:table-cell office:value-type="string">
            <text:p>http://2015.sofifa.org/15/players/60/183256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iabate</text:p>
          </table:table-cell>
          <table:table-cell office:value-type="string">
            <text:p>Cheick</text:p>
          </table:table-cell>
          <table:table-cell office:value-type="string">
            <text:p>BU</text:p>
          </table:table-cell>
          <table:table-cell office:value-type="string">
            <text:p>http://2015.sofifa.org/15/players/60/188325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Mali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riano</text:p>
          </table:table-cell>
          <table:table-cell/>
          <table:table-cell office:value-type="string">
            <text:p>DD</text:p>
          </table:table-cell>
          <table:table-cell office:value-type="string">
            <text:p>http://2015.sofifa.org/15/players/60/184949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Bresi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Faubert</text:p>
          </table:table-cell>
          <table:table-cell office:value-type="string">
            <text:p>Julien</text:p>
          </table:table-cell>
          <table:table-cell office:value-type="string">
            <text:p>MDR</text:p>
          </table:table-cell>
          <table:table-cell office:value-type="string">
            <text:p>http://2015.sofifa.org/15/players/60/156726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ane</text:p>
          </table:table-cell>
          <table:table-cell office:value-type="string">
            <text:p>Lamine</text:p>
          </table:table-cell>
          <table:table-cell office:value-type="string">
            <text:p>DC</text:p>
          </table:table-cell>
          <table:table-cell office:value-type="string">
            <text:p>http://2015.sofifa.org/15/players/60/192333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urice-Belay</text:p>
          </table:table-cell>
          <table:table-cell office:value-type="string">
            <text:p>Nicolas</text:p>
          </table:table-cell>
          <table:table-cell office:value-type="string">
            <text:p>MG</text:p>
          </table:table-cell>
          <table:table-cell office:value-type="string">
            <text:p>http://2015.sofifa.org/15/players/60/165234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oundje</text:p>
          </table:table-cell>
          <table:table-cell office:value-type="string">
            <text:p>Maxime</text:p>
          </table:table-cell>
          <table:table-cell office:value-type="string">
            <text:p>DG</text:p>
          </table:table-cell>
          <table:table-cell office:value-type="string">
            <text:p>http://2015.sofifa.org/15/players/60/209301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iyogo Poko</text:p>
          </table:table-cell>
          <table:table-cell office:value-type="string">
            <text:p>Andre</text:p>
          </table:table-cell>
          <table:table-cell office:value-type="string">
            <text:p>MDC</text:p>
          </table:table-cell>
          <table:table-cell office:value-type="string">
            <text:p>http://2015.sofifa.org/15/players/60/205998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Gabon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lanus</text:p>
          </table:table-cell>
          <table:table-cell office:value-type="string">
            <text:p>Marc</text:p>
          </table:table-cell>
          <table:table-cell office:value-type="string">
            <text:p>DC</text:p>
          </table:table-cell>
          <table:table-cell office:value-type="string">
            <text:p>http://2015.sofifa.org/15/players/60/135149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lasil</text:p>
          </table:table-cell>
          <table:table-cell office:value-type="string">
            <text:p>Jaroslav</text:p>
          </table:table-cell>
          <table:table-cell office:value-type="string">
            <text:p>MC</text:p>
          </table:table-cell>
          <table:table-cell office:value-type="string">
            <text:p>http://2015.sofifa.org/15/players/60/112244.png</text:p>
          </table:table-cell>
          <table:table-cell office:value-type="string">
            <text:p>Girondins de Bordeaux</text:p>
          </table:table-cell>
          <table:table-cell office:value-type="string">
            <text:p>Republique Tcheque</text:p>
          </table:table-cell>
          <table:table-cell office:value-type="string">
            <text:p>Republique Tchequ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Traore</text:p>
          </table:table-cell>
          <table:table-cell office:value-type="string">
            <text:p>Abdou</text:p>
          </table:table-cell>
          <table:table-cell office:value-type="string">
            <text:p>MC</text:p>
          </table:table-cell>
          <table:table-cell office:value-type="string">
            <text:p>http://2015.sofifa.org/15/players/60/187048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Mali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Jug</text:p>
          </table:table-cell>
          <table:table-cell office:value-type="string">
            <text:p>Azbe</text:p>
          </table:table-cell>
          <table:table-cell office:value-type="string">
            <text:p>G</text:p>
          </table:table-cell>
          <table:table-cell office:value-type="string">
            <text:p>http://2015.sofifa.org/15/players/60/202168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Sloven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Vada</text:p>
          </table:table-cell>
          <table:table-cell office:value-type="string">
            <text:p>Valentin</text:p>
          </table:table-cell>
          <table:table-cell office:value-type="string">
            <text:p>MOC</text:p>
          </table:table-cell>
          <table:table-cell/>
          <table:table-cell office:value-type="string">
            <text:p>Girondins de Bordeaux</text:p>
          </table:table-cell>
          <table:table-cell/>
          <table:table-cell office:value-type="string">
            <text:p>Argentin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Toure</text:p>
          </table:table-cell>
          <table:table-cell office:value-type="string">
            <text:p>Thomas</text:p>
          </table:table-cell>
          <table:table-cell office:value-type="string">
            <text:p>MG</text:p>
          </table:table-cell>
          <table:table-cell/>
          <table:table-cell office:value-type="string">
            <text:p>Girondins de Bordeaux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'Almeida</text:p>
          </table:table-cell>
          <table:table-cell office:value-type="string">
            <text:p>Sessi</text:p>
          </table:table-cell>
          <table:table-cell office:value-type="string">
            <text:p>MDC</text:p>
          </table:table-cell>
          <table:table-cell/>
          <table:table-cell office:value-type="string">
            <text:p>Girondins de Bordeaux</text:p>
          </table:table-cell>
          <table:table-cell/>
          <table:table-cell office:value-type="string">
            <text:p>Benin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ala</text:p>
          </table:table-cell>
          <table:table-cell office:value-type="string">
            <text:p>Emiliano</text:p>
          </table:table-cell>
          <table:table-cell office:value-type="string">
            <text:p>BU</text:p>
          </table:table-cell>
          <table:table-cell office:value-type="string">
            <text:p>http://2015.sofifa.org/15/players/60/204819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Argentin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aabouni</text:p>
          </table:table-cell>
          <table:table-cell office:value-type="string">
            <text:p>Younes</text:p>
          </table:table-cell>
          <table:table-cell office:value-type="string">
            <text:p>MC</text:p>
          </table:table-cell>
          <table:table-cell/>
          <table:table-cell office:value-type="string">
            <text:p>Girondins de Bordeaux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allois</text:p>
          </table:table-cell>
          <table:table-cell office:value-type="string">
            <text:p>Nicolas</text:p>
          </table:table-cell>
          <table:table-cell office:value-type="string">
            <text:p>DC</text:p>
          </table:table-cell>
          <table:table-cell office:value-type="string">
            <text:p>http://2015.sofifa.org/15/players/60/199393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jigla</text:p>
          </table:table-cell>
          <table:table-cell office:value-type="string">
            <text:p>David</text:p>
          </table:table-cell>
          <table:table-cell office:value-type="string">
            <text:p>AIG</text:p>
          </table:table-cell>
          <table:table-cell/>
          <table:table-cell office:value-type="string">
            <text:p>Girondins de Bordeaux</text:p>
          </table:table-cell>
          <table:table-cell/>
          <table:table-cell office:value-type="string">
            <text:p>Benin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Jussie</text:p>
          </table:table-cell>
          <table:table-cell/>
          <table:table-cell office:value-type="string">
            <text:p>MOC</text:p>
          </table:table-cell>
          <table:table-cell office:value-type="string">
            <text:p>http://2015.sofifa.org/15/players/60/152840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Bresi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Thiombane</text:p>
          </table:table-cell>
          <table:table-cell office:value-type="string">
            <text:p>Pape</text:p>
          </table:table-cell>
          <table:table-cell office:value-type="string">
            <text:p>MG</text:p>
          </table:table-cell>
          <table:table-cell/>
          <table:table-cell office:value-type="string">
            <text:p>Girondins de Bordeaux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rivelli</text:p>
          </table:table-cell>
          <table:table-cell office:value-type="string">
            <text:p>Enzo</text:p>
          </table:table-cell>
          <table:table-cell office:value-type="string">
            <text:p>BU</text:p>
          </table:table-cell>
          <table:table-cell/>
          <table:table-cell office:value-type="string">
            <text:p>Girondins de Bordeaux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rior</text:p>
          </table:table-cell>
          <table:table-cell office:value-type="string">
            <text:p>Jerome</text:p>
          </table:table-cell>
          <table:table-cell office:value-type="string">
            <text:p>G</text:p>
          </table:table-cell>
          <table:table-cell/>
          <table:table-cell office:value-type="string">
            <text:p>Girondins de Bordeaux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ellenard</text:p>
          </table:table-cell>
          <table:table-cell office:value-type="string">
            <text:p>Theo</text:p>
          </table:table-cell>
          <table:table-cell office:value-type="string">
            <text:p>AG</text:p>
          </table:table-cell>
          <table:table-cell/>
          <table:table-cell office:value-type="string">
            <text:p>Girondins de Bordeaux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din</text:p>
          </table:table-cell>
          <table:table-cell office:value-type="string">
            <text:p>Clement</text:p>
          </table:table-cell>
          <table:table-cell office:value-type="string">
            <text:p>MC</text:p>
          </table:table-cell>
          <table:table-cell/>
          <table:table-cell office:value-type="string">
            <text:p>Girondins de Bordeaux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iresse</text:p>
          </table:table-cell>
          <table:table-cell office:value-type="string">
            <text:p>Thomas</text:p>
          </table:table-cell>
          <table:table-cell office:value-type="string">
            <text:p>MG</text:p>
          </table:table-cell>
          <table:table-cell office:value-type="string">
            <text:p>http://2015.sofifa.org/15/players/60/112389.png</text:p>
          </table:table-cell>
          <table:table-cell office:value-type="string">
            <text:p>EA Guingamp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amassa</text:p>
          </table:table-cell>
          <table:table-cell office:value-type="string">
            <text:p>Mamadou</text:p>
          </table:table-cell>
          <table:table-cell office:value-type="string">
            <text:p>G</text:p>
          </table:table-cell>
          <table:table-cell office:value-type="string">
            <text:p>http://2015.sofifa.org/15/players/60/190195.png</text:p>
          </table:table-cell>
          <table:table-cell office:value-type="string">
            <text:p>EA Guingamp</text:p>
          </table:table-cell>
          <table:table-cell/>
          <table:table-cell office:value-type="string">
            <text:p>Mali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Jacobsen</text:p>
          </table:table-cell>
          <table:table-cell office:value-type="string">
            <text:p>Lars</text:p>
          </table:table-cell>
          <table:table-cell office:value-type="string">
            <text:p>DD</text:p>
          </table:table-cell>
          <table:table-cell office:value-type="string">
            <text:p>http://2015.sofifa.org/15/players/60/24717.png</text:p>
          </table:table-cell>
          <table:table-cell office:value-type="string">
            <text:p>EA Guingamp</text:p>
          </table:table-cell>
          <table:table-cell/>
          <table:table-cell office:value-type="string">
            <text:p>Danemark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lioui</text:p>
          </table:table-cell>
          <table:table-cell office:value-type="string">
            <text:p>Rachid</text:p>
          </table:table-cell>
          <table:table-cell office:value-type="string">
            <text:p>BU</text:p>
          </table:table-cell>
          <table:table-cell office:value-type="string">
            <text:p>http://2015.sofifa.org/15/players/60/205188.png</text:p>
          </table:table-cell>
          <table:table-cell office:value-type="string">
            <text:p>EA Guingamp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ossl</text:p>
          </table:table-cell>
          <table:table-cell office:value-type="string">
            <text:p>Jonas</text:p>
          </table:table-cell>
          <table:table-cell office:value-type="string">
            <text:p>G</text:p>
          </table:table-cell>
          <table:table-cell office:value-type="string">
            <text:p>http://2015.sofifa.org/15/players/60/172553.png</text:p>
          </table:table-cell>
          <table:table-cell office:value-type="string">
            <text:p>EA Guingamp</text:p>
          </table:table-cell>
          <table:table-cell/>
          <table:table-cell office:value-type="string">
            <text:p>Danemark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rveaux</text:p>
          </table:table-cell>
          <table:table-cell office:value-type="string">
            <text:p>Sylvain</text:p>
          </table:table-cell>
          <table:table-cell office:value-type="string">
            <text:p>MOC</text:p>
          </table:table-cell>
          <table:table-cell office:value-type="string">
            <text:p>http://2015.sofifa.org/15/players/60/157310.png</text:p>
          </table:table-cell>
          <table:table-cell office:value-type="string">
            <text:p>EA Guingamp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ouniama</text:p>
          </table:table-cell>
          <table:table-cell office:value-type="string">
            <text:p>Ladislas</text:p>
          </table:table-cell>
          <table:table-cell office:value-type="string">
            <text:p>AID</text:p>
          </table:table-cell>
          <table:table-cell office:value-type="string">
            <text:p>http://2015.sofifa.org/15/players/60/196569.png</text:p>
          </table:table-cell>
          <table:table-cell office:value-type="string">
            <text:p>EA Guingamp</text:p>
          </table:table-cell>
          <table:table-cell/>
          <table:table-cell office:value-type="string">
            <text:p>Republique du Congo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chwartz</text:p>
          </table:table-cell>
          <table:table-cell office:value-type="string">
            <text:p>Ronnie</text:p>
          </table:table-cell>
          <table:table-cell office:value-type="string">
            <text:p>BU</text:p>
          </table:table-cell>
          <table:table-cell office:value-type="string">
            <text:p>http://2015.sofifa.org/15/players/60/172555.png</text:p>
          </table:table-cell>
          <table:table-cell office:value-type="string">
            <text:p>EA Guingamp</text:p>
          </table:table-cell>
          <table:table-cell/>
          <table:table-cell office:value-type="string">
            <text:p>Danemark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eveque</text:p>
          </table:table-cell>
          <table:table-cell office:value-type="string">
            <text:p>Dorian</text:p>
          </table:table-cell>
          <table:table-cell office:value-type="string">
            <text:p>DG</text:p>
          </table:table-cell>
          <table:table-cell office:value-type="string">
            <text:p>http://2015.sofifa.org/15/players/60/194086.png</text:p>
          </table:table-cell>
          <table:table-cell office:value-type="string">
            <text:p>EA Guingamp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eauvue</text:p>
          </table:table-cell>
          <table:table-cell office:value-type="string">
            <text:p>Claudio</text:p>
          </table:table-cell>
          <table:table-cell office:value-type="string">
            <text:p>MG</text:p>
          </table:table-cell>
          <table:table-cell office:value-type="string">
            <text:p>http://2015.sofifa.org/15/players/60/183068.png</text:p>
          </table:table-cell>
          <table:table-cell office:value-type="string">
            <text:p>EA Guingamp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ngoua</text:p>
          </table:table-cell>
          <table:table-cell office:value-type="string">
            <text:p>Benjamin</text:p>
          </table:table-cell>
          <table:table-cell office:value-type="string">
            <text:p>DC</text:p>
          </table:table-cell>
          <table:table-cell office:value-type="string">
            <text:p>http://2015.sofifa.org/15/players/60/196580.png</text:p>
          </table:table-cell>
          <table:table-cell office:value-type="string">
            <text:p>EA Guingamp</text:p>
          </table:table-cell>
          <table:table-cell table:number-columns-repeated="2" office:value-type="string">
            <text:p>Cote d'Ivoir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ankhare</text:p>
          </table:table-cell>
          <table:table-cell office:value-type="string">
            <text:p>Younousse</text:p>
          </table:table-cell>
          <table:table-cell office:value-type="string">
            <text:p>MDC</text:p>
          </table:table-cell>
          <table:table-cell office:value-type="string">
            <text:p>http://2015.sofifa.org/15/players/60/184271.png</text:p>
          </table:table-cell>
          <table:table-cell office:value-type="string">
            <text:p>EA Guingamp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ied</text:p>
          </table:table-cell>
          <table:table-cell office:value-type="string">
            <text:p>Jeremy</text:p>
          </table:table-cell>
          <table:table-cell office:value-type="string">
            <text:p>MOC</text:p>
          </table:table-cell>
          <table:table-cell office:value-type="string">
            <text:p>http://2015.sofifa.org/15/players/60/183916.png</text:p>
          </table:table-cell>
          <table:table-cell office:value-type="string">
            <text:p>EA Guingamp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ndanne</text:p>
          </table:table-cell>
          <table:table-cell office:value-type="string">
            <text:p>Christophe</text:p>
          </table:table-cell>
          <table:table-cell office:value-type="string">
            <text:p>BU</text:p>
          </table:table-cell>
          <table:table-cell office:value-type="string">
            <text:p>http://2015.sofifa.org/15/players/60/163713.png</text:p>
          </table:table-cell>
          <table:table-cell office:value-type="string">
            <text:p>EA Guingamp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orbon</text:p>
          </table:table-cell>
          <table:table-cell office:value-type="string">
            <text:p>Jeremy</text:p>
          </table:table-cell>
          <table:table-cell office:value-type="string">
            <text:p>DC</text:p>
          </table:table-cell>
          <table:table-cell office:value-type="string">
            <text:p>http://2015.sofifa.org/15/players/60/167936.png</text:p>
          </table:table-cell>
          <table:table-cell office:value-type="string">
            <text:p>EA Guingamp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iallo</text:p>
          </table:table-cell>
          <table:table-cell office:value-type="string">
            <text:p>Mustapha</text:p>
          </table:table-cell>
          <table:table-cell office:value-type="string">
            <text:p>MDC</text:p>
          </table:table-cell>
          <table:table-cell office:value-type="string">
            <text:p>http://2015.sofifa.org/15/players/60/192673.png</text:p>
          </table:table-cell>
          <table:table-cell office:value-type="string">
            <text:p>EA Guingamp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ca</text:p>
          </table:table-cell>
          <table:table-cell office:value-type="string">
            <text:p>Maxime</text:p>
          </table:table-cell>
          <table:table-cell office:value-type="string">
            <text:p>DD</text:p>
          </table:table-cell>
          <table:table-cell office:value-type="string">
            <text:p>http://2015.sofifa.org/15/players/60/169804.png</text:p>
          </table:table-cell>
          <table:table-cell office:value-type="string">
            <text:p>EA Guingamp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erbrat</text:p>
          </table:table-cell>
          <table:table-cell office:value-type="string">
            <text:p>Christophe</text:p>
          </table:table-cell>
          <table:table-cell office:value-type="string">
            <text:p>DC</text:p>
          </table:table-cell>
          <table:table-cell office:value-type="string">
            <text:p>http://2015.sofifa.org/15/players/60/204338.png</text:p>
          </table:table-cell>
          <table:table-cell office:value-type="string">
            <text:p>EA Guingamp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chahbar</text:p>
          </table:table-cell>
          <table:table-cell office:value-type="string">
            <text:p>Karim</text:p>
          </table:table-cell>
          <table:table-cell office:value-type="string">
            <text:p>BU</text:p>
          </table:table-cell>
          <table:table-cell office:value-type="string">
            <text:p>http://2015.sofifa.org/15/players/60/223951.png</text:p>
          </table:table-cell>
          <table:table-cell office:value-type="string">
            <text:p>EA Guingamp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ankoh</text:p>
          </table:table-cell>
          <table:table-cell office:value-type="string">
            <text:p>Baissama</text:p>
          </table:table-cell>
          <table:table-cell office:value-type="string">
            <text:p>DD</text:p>
          </table:table-cell>
          <table:table-cell office:value-type="string">
            <text:p>http://2015.sofifa.org/15/players/60/205190.png</text:p>
          </table:table-cell>
          <table:table-cell office:value-type="string">
            <text:p>EA Guingamp</text:p>
          </table:table-cell>
          <table:table-cell/>
          <table:table-cell office:value-type="string">
            <text:p>Guine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ardy</text:p>
          </table:table-cell>
          <table:table-cell office:value-type="string">
            <text:p>Julien</text:p>
          </table:table-cell>
          <table:table-cell office:value-type="string">
            <text:p>MDC</text:p>
          </table:table-cell>
          <table:table-cell office:value-type="string">
            <text:p>http://2015.sofifa.org/15/players/60/112384.png</text:p>
          </table:table-cell>
          <table:table-cell office:value-type="string">
            <text:p>EA Guingamp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emaitre</text:p>
          </table:table-cell>
          <table:table-cell office:value-type="string">
            <text:p>Reynald</text:p>
          </table:table-cell>
          <table:table-cell office:value-type="string">
            <text:p>DG</text:p>
          </table:table-cell>
          <table:table-cell office:value-type="string">
            <text:p>http://2015.sofifa.org/15/players/60/142313.png</text:p>
          </table:table-cell>
          <table:table-cell office:value-type="string">
            <text:p>EA Guingamp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os Santos</text:p>
          </table:table-cell>
          <table:table-cell office:value-type="string">
            <text:p>Laurent</text:p>
          </table:table-cell>
          <table:table-cell office:value-type="string">
            <text:p>DG</text:p>
          </table:table-cell>
          <table:table-cell office:value-type="string">
            <text:p>http://2015.sofifa.org/15/players/60/215969.png</text:p>
          </table:table-cell>
          <table:table-cell office:value-type="string">
            <text:p>EA Guingamp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this</text:p>
          </table:table-cell>
          <table:table-cell office:value-type="string">
            <text:p>Lionel</text:p>
          </table:table-cell>
          <table:table-cell office:value-type="string">
            <text:p>MC</text:p>
          </table:table-cell>
          <table:table-cell office:value-type="string">
            <text:p>http://2015.sofifa.org/15/players/60/41634.png</text:p>
          </table:table-cell>
          <table:table-cell office:value-type="string">
            <text:p>EA Guingamp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uichard</text:p>
          </table:table-cell>
          <table:table-cell office:value-type="string">
            <text:p>Hugo</text:p>
          </table:table-cell>
          <table:table-cell office:value-type="string">
            <text:p>G</text:p>
          </table:table-cell>
          <table:table-cell office:value-type="string">
            <text:p>http://2015.sofifa.org/15/players/60/205117.png</text:p>
          </table:table-cell>
          <table:table-cell office:value-type="string">
            <text:p>EA Guingamp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bamin</text:p>
          </table:table-cell>
          <table:table-cell office:value-type="string">
            <text:p>Jean-Philippe</text:p>
          </table:table-cell>
          <table:table-cell office:value-type="string">
            <text:p>DD</text:p>
          </table:table-cell>
          <table:table-cell office:value-type="string">
            <text:p>http://2015.sofifa.org/15/players/60/214947.png</text:p>
          </table:table-cell>
          <table:table-cell office:value-type="string">
            <text:p>RC Len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yprien</text:p>
          </table:table-cell>
          <table:table-cell office:value-type="string">
            <text:p>Wylan</text:p>
          </table:table-cell>
          <table:table-cell office:value-type="string">
            <text:p>MC</text:p>
          </table:table-cell>
          <table:table-cell office:value-type="string">
            <text:p>http://2015.sofifa.org/15/players/60/212886.png</text:p>
          </table:table-cell>
          <table:table-cell office:value-type="string">
            <text:p>RC Len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andre</text:p>
          </table:table-cell>
          <table:table-cell office:value-type="string">
            <text:p>Loic</text:p>
          </table:table-cell>
          <table:table-cell office:value-type="string">
            <text:p>DC</text:p>
          </table:table-cell>
          <table:table-cell office:value-type="string">
            <text:p>http://2015.sofifa.org/15/players/60/202002.png</text:p>
          </table:table-cell>
          <table:table-cell office:value-type="string">
            <text:p>RC Len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El Jadeyaoui</text:p>
          </table:table-cell>
          <table:table-cell office:value-type="string">
            <text:p>Alharbi</text:p>
          </table:table-cell>
          <table:table-cell office:value-type="string">
            <text:p>MG</text:p>
          </table:table-cell>
          <table:table-cell office:value-type="string">
            <text:p>http://2015.sofifa.org/15/players/60/176692.png</text:p>
          </table:table-cell>
          <table:table-cell office:value-type="string">
            <text:p>RC Lens</text:p>
          </table:table-cell>
          <table:table-cell/>
          <table:table-cell office:value-type="string">
            <text:p>Maroc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antari</text:p>
          </table:table-cell>
          <table:table-cell office:value-type="string">
            <text:p>Ahmed</text:p>
          </table:table-cell>
          <table:table-cell office:value-type="string">
            <text:p>DC</text:p>
          </table:table-cell>
          <table:table-cell office:value-type="string">
            <text:p>http://2015.sofifa.org/15/players/60/172423.png</text:p>
          </table:table-cell>
          <table:table-cell office:value-type="string">
            <text:p>RC Lens</text:p>
          </table:table-cell>
          <table:table-cell/>
          <table:table-cell office:value-type="string">
            <text:p>Maroc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e Moigne</text:p>
          </table:table-cell>
          <table:table-cell office:value-type="string">
            <text:p>Jerome</text:p>
          </table:table-cell>
          <table:table-cell office:value-type="string">
            <text:p>MDC</text:p>
          </table:table-cell>
          <table:table-cell office:value-type="string">
            <text:p>http://2015.sofifa.org/15/players/60/177128.png</text:p>
          </table:table-cell>
          <table:table-cell office:value-type="string">
            <text:p>RC Len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Valdivia</text:p>
          </table:table-cell>
          <table:table-cell office:value-type="string">
            <text:p>Pierrick</text:p>
          </table:table-cell>
          <table:table-cell office:value-type="string">
            <text:p>MC</text:p>
          </table:table-cell>
          <table:table-cell office:value-type="string">
            <text:p>http://2015.sofifa.org/15/players/60/188383.png</text:p>
          </table:table-cell>
          <table:table-cell office:value-type="string">
            <text:p>RC Len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</text:p>
          </table:table-cell>
          <table:table-cell office:value-type="string">
            <text:p>Abdoul</text:p>
          </table:table-cell>
          <table:table-cell office:value-type="string">
            <text:p>DC</text:p>
          </table:table-cell>
          <table:table-cell office:value-type="string">
            <text:p>http://2015.sofifa.org/15/players/60/225050.png</text:p>
          </table:table-cell>
          <table:table-cell office:value-type="string">
            <text:p>RC Lens</text:p>
          </table:table-cell>
          <table:table-cell/>
          <table:table-cell office:value-type="string">
            <text:p>Mauritan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iou</text:p>
          </table:table-cell>
          <table:table-cell office:value-type="string">
            <text:p>Rudy</text:p>
          </table:table-cell>
          <table:table-cell office:value-type="string">
            <text:p>G</text:p>
          </table:table-cell>
          <table:table-cell office:value-type="string">
            <text:p>http://2015.sofifa.org/15/players/60/5208.png</text:p>
          </table:table-cell>
          <table:table-cell office:value-type="string">
            <text:p>RC Len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Fradj</text:p>
          </table:table-cell>
          <table:table-cell office:value-type="string">
            <text:p>Patrick</text:p>
          </table:table-cell>
          <table:table-cell office:value-type="string">
            <text:p>DD</text:p>
          </table:table-cell>
          <table:table-cell office:value-type="string">
            <text:p>http://2015.sofifa.org/15/players/60/210860.png</text:p>
          </table:table-cell>
          <table:table-cell office:value-type="string">
            <text:p>RC Len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eghait</text:p>
          </table:table-cell>
          <table:table-cell office:value-type="string">
            <text:p>Julien</text:p>
          </table:table-cell>
          <table:table-cell office:value-type="string">
            <text:p>BU</text:p>
          </table:table-cell>
          <table:table-cell/>
          <table:table-cell office:value-type="string">
            <text:p>RC Len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N'Diaye</text:p>
          </table:table-cell>
          <table:table-cell office:value-type="string">
            <text:p>Deme</text:p>
          </table:table-cell>
          <table:table-cell office:value-type="string">
            <text:p>MG</text:p>
          </table:table-cell>
          <table:table-cell office:value-type="string">
            <text:p>http://2015.sofifa.org/15/players/60/179886.png</text:p>
          </table:table-cell>
          <table:table-cell office:value-type="string">
            <text:p>RC Lens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Yahia</text:p>
          </table:table-cell>
          <table:table-cell office:value-type="string">
            <text:p>Alaeddine</text:p>
          </table:table-cell>
          <table:table-cell office:value-type="string">
            <text:p>DC</text:p>
          </table:table-cell>
          <table:table-cell office:value-type="string">
            <text:p>http://2015.sofifa.org/15/players/60/53027.png</text:p>
          </table:table-cell>
          <table:table-cell office:value-type="string">
            <text:p>RC Lens</text:p>
          </table:table-cell>
          <table:table-cell/>
          <table:table-cell office:value-type="string">
            <text:p>Tunis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havarria</text:p>
          </table:table-cell>
          <table:table-cell office:value-type="string">
            <text:p>Pablo</text:p>
          </table:table-cell>
          <table:table-cell office:value-type="string">
            <text:p>MDR</text:p>
          </table:table-cell>
          <table:table-cell office:value-type="string">
            <text:p>http://2015.sofifa.org/15/players/60/199387.png</text:p>
          </table:table-cell>
          <table:table-cell office:value-type="string">
            <text:p>RC Lens</text:p>
          </table:table-cell>
          <table:table-cell/>
          <table:table-cell office:value-type="string">
            <text:p>Argentin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uillaume</text:p>
          </table:table-cell>
          <table:table-cell office:value-type="string">
            <text:p>Baptiste</text:p>
          </table:table-cell>
          <table:table-cell office:value-type="string">
            <text:p>BU</text:p>
          </table:table-cell>
          <table:table-cell office:value-type="string">
            <text:p>http://2015.sofifa.org/15/players/60/213839.png</text:p>
          </table:table-cell>
          <table:table-cell office:value-type="string">
            <text:p>RC Lens</text:p>
          </table:table-cell>
          <table:table-cell/>
          <table:table-cell office:value-type="string">
            <text:p>Belgiqu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Nomenjanahary</text:p>
          </table:table-cell>
          <table:table-cell office:value-type="string">
            <text:p>Lailana</text:p>
          </table:table-cell>
          <table:table-cell office:value-type="string">
            <text:p>AIG</text:p>
          </table:table-cell>
          <table:table-cell office:value-type="string">
            <text:p>http://2015.sofifa.org/15/players/60/193376.png</text:p>
          </table:table-cell>
          <table:table-cell office:value-type="string">
            <text:p>RC Lens</text:p>
          </table:table-cell>
          <table:table-cell/>
          <table:table-cell office:value-type="string">
            <text:p>Madagascar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avare</text:p>
          </table:table-cell>
          <table:table-cell office:value-type="string">
            <text:p>Dimitri</text:p>
          </table:table-cell>
          <table:table-cell office:value-type="string">
            <text:p>DD</text:p>
          </table:table-cell>
          <table:table-cell office:value-type="string">
            <text:p>http://2015.sofifa.org/15/players/60/219803.png</text:p>
          </table:table-cell>
          <table:table-cell office:value-type="string">
            <text:p>RC Len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ourigeaud</text:p>
          </table:table-cell>
          <table:table-cell office:value-type="string">
            <text:p>Benjamin</text:p>
          </table:table-cell>
          <table:table-cell office:value-type="string">
            <text:p>MC</text:p>
          </table:table-cell>
          <table:table-cell office:value-type="string">
            <text:p>http://2015.sofifa.org/15/players/60/214097.png</text:p>
          </table:table-cell>
          <table:table-cell office:value-type="string">
            <text:p>RC Len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oulibaly</text:p>
          </table:table-cell>
          <table:table-cell office:value-type="string">
            <text:p>Adamo</text:p>
          </table:table-cell>
          <table:table-cell office:value-type="string">
            <text:p>BU</text:p>
          </table:table-cell>
          <table:table-cell office:value-type="string">
            <text:p>http://2015.sofifa.org/15/players/60/184368.png</text:p>
          </table:table-cell>
          <table:table-cell office:value-type="string">
            <text:p>RC Len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al</text:p>
          </table:table-cell>
          <table:table-cell office:value-type="string">
            <text:p>Ludovic</text:p>
          </table:table-cell>
          <table:table-cell office:value-type="string">
            <text:p>DG</text:p>
          </table:table-cell>
          <table:table-cell office:value-type="string">
            <text:p>http://2015.sofifa.org/15/players/60/177481.png</text:p>
          </table:table-cell>
          <table:table-cell office:value-type="string">
            <text:p>RC Len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Touzghar</text:p>
          </table:table-cell>
          <table:table-cell office:value-type="string">
            <text:p>Yoann</text:p>
          </table:table-cell>
          <table:table-cell office:value-type="string">
            <text:p>BU</text:p>
          </table:table-cell>
          <table:table-cell office:value-type="string">
            <text:p>http://2015.sofifa.org/15/players/60/203889.png</text:p>
          </table:table-cell>
          <table:table-cell office:value-type="string">
            <text:p>RC Len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oulenger</text:p>
          </table:table-cell>
          <table:table-cell office:value-type="string">
            <text:p>Benjamin</text:p>
          </table:table-cell>
          <table:table-cell office:value-type="string">
            <text:p>MG</text:p>
          </table:table-cell>
          <table:table-cell office:value-type="string">
            <text:p>http://2015.sofifa.org/15/players/60/204196.png</text:p>
          </table:table-cell>
          <table:table-cell office:value-type="string">
            <text:p>RC Len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elon</text:p>
          </table:table-cell>
          <table:table-cell office:value-type="string">
            <text:p>Valentin</text:p>
          </table:table-cell>
          <table:table-cell office:value-type="string">
            <text:p>G</text:p>
          </table:table-cell>
          <table:table-cell office:value-type="string">
            <text:p>http://2015.sofifa.org/15/players/60/224837.png</text:p>
          </table:table-cell>
          <table:table-cell office:value-type="string">
            <text:p>RC Len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ylla</text:p>
          </table:table-cell>
          <table:table-cell office:value-type="string">
            <text:p>Boubacar</text:p>
          </table:table-cell>
          <table:table-cell office:value-type="string">
            <text:p>DG</text:p>
          </table:table-cell>
          <table:table-cell/>
          <table:table-cell office:value-type="string">
            <text:p>RC Lens</text:p>
          </table:table-cell>
          <table:table-cell/>
          <table:table-cell office:value-type="string">
            <text:p>Mali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foumbi</text:p>
          </table:table-cell>
          <table:table-cell office:value-type="string">
            <text:p>Christoffer</text:p>
          </table:table-cell>
          <table:table-cell office:value-type="string">
            <text:p>G</text:p>
          </table:table-cell>
          <table:table-cell/>
          <table:table-cell office:value-type="string">
            <text:p>RC Len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Origi</text:p>
          </table:table-cell>
          <table:table-cell office:value-type="string">
            <text:p>Divock</text:p>
          </table:table-cell>
          <table:table-cell office:value-type="string">
            <text:p>AIG</text:p>
          </table:table-cell>
          <table:table-cell office:value-type="string">
            <text:p>http://2015.sofifa.org/15/players/60/213135.png</text:p>
          </table:table-cell>
          <table:table-cell office:value-type="string">
            <text:p>Lille OSC</text:p>
          </table:table-cell>
          <table:table-cell table:number-columns-repeated="2" office:value-type="string">
            <text:p>Belgiqu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opes</text:p>
          </table:table-cell>
          <table:table-cell office:value-type="string">
            <text:p>Marcos</text:p>
          </table:table-cell>
          <table:table-cell office:value-type="string">
            <text:p>MOC</text:p>
          </table:table-cell>
          <table:table-cell office:value-type="string">
            <text:p>http://2015.sofifa.org/15/players/60/212692.png</text:p>
          </table:table-cell>
          <table:table-cell office:value-type="string">
            <text:p>Lille OSC</text:p>
          </table:table-cell>
          <table:table-cell/>
          <table:table-cell office:value-type="string">
            <text:p>Portu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jaer</text:p>
          </table:table-cell>
          <table:table-cell office:value-type="string">
            <text:p>Simon</text:p>
          </table:table-cell>
          <table:table-cell office:value-type="string">
            <text:p>DC</text:p>
          </table:table-cell>
          <table:table-cell office:value-type="string">
            <text:p>http://2015.sofifa.org/15/players/60/179645.png</text:p>
          </table:table-cell>
          <table:table-cell office:value-type="string">
            <text:p>Lille OSC</text:p>
          </table:table-cell>
          <table:table-cell table:number-columns-repeated="2" office:value-type="string">
            <text:p>Danemark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orchia</text:p>
          </table:table-cell>
          <table:table-cell office:value-type="string">
            <text:p>Sebastien</text:p>
          </table:table-cell>
          <table:table-cell office:value-type="string">
            <text:p>DD</text:p>
          </table:table-cell>
          <table:table-cell office:value-type="string">
            <text:p>http://2015.sofifa.org/15/players/60/191210.png</text:p>
          </table:table-cell>
          <table:table-cell office:value-type="string">
            <text:p>Lille O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ueye</text:p>
          </table:table-cell>
          <table:table-cell office:value-type="string">
            <text:p>Idrissa</text:p>
          </table:table-cell>
          <table:table-cell office:value-type="string">
            <text:p>MDC</text:p>
          </table:table-cell>
          <table:table-cell office:value-type="string">
            <text:p>http://2015.sofifa.org/15/players/60/193474.png</text:p>
          </table:table-cell>
          <table:table-cell office:value-type="string">
            <text:p>Lille OSC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vuba</text:p>
          </table:table-cell>
          <table:table-cell office:value-type="string">
            <text:p>Rio</text:p>
          </table:table-cell>
          <table:table-cell office:value-type="string">
            <text:p>MDC</text:p>
          </table:table-cell>
          <table:table-cell office:value-type="string">
            <text:p>http://2015.sofifa.org/15/players/60/150656.png</text:p>
          </table:table-cell>
          <table:table-cell office:value-type="string">
            <text:p>Lille OSC</text:p>
          </table:table-cell>
          <table:table-cell table:number-columns-repeated="2"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Enyeama</text:p>
          </table:table-cell>
          <table:table-cell office:value-type="string">
            <text:p>Vincent</text:p>
          </table:table-cell>
          <table:table-cell office:value-type="string">
            <text:p>G</text:p>
          </table:table-cell>
          <table:table-cell office:value-type="string">
            <text:p>http://2015.sofifa.org/15/players/60/139968.png</text:p>
          </table:table-cell>
          <table:table-cell office:value-type="string">
            <text:p>Lille OSC</text:p>
          </table:table-cell>
          <table:table-cell/>
          <table:table-cell office:value-type="string">
            <text:p>Nigeria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sa</text:p>
          </table:table-cell>
          <table:table-cell office:value-type="string">
            <text:p>Marko</text:p>
          </table:table-cell>
          <table:table-cell office:value-type="string">
            <text:p>DC</text:p>
          </table:table-cell>
          <table:table-cell office:value-type="string">
            <text:p>http://2015.sofifa.org/15/players/60/192615.png</text:p>
          </table:table-cell>
          <table:table-cell office:value-type="string">
            <text:p>Lille OSC</text:p>
          </table:table-cell>
          <table:table-cell/>
          <table:table-cell office:value-type="string">
            <text:p>Montenegro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Frey</text:p>
          </table:table-cell>
          <table:table-cell office:value-type="string">
            <text:p>Michael</text:p>
          </table:table-cell>
          <table:table-cell office:value-type="string">
            <text:p>MOC</text:p>
          </table:table-cell>
          <table:table-cell office:value-type="string">
            <text:p>http://2015.sofifa.org/15/players/60/208159.png</text:p>
          </table:table-cell>
          <table:table-cell office:value-type="string">
            <text:p>Lille OSC</text:p>
          </table:table-cell>
          <table:table-cell/>
          <table:table-cell office:value-type="string">
            <text:p>Suiss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oux</text:p>
          </table:table-cell>
          <table:table-cell office:value-type="string">
            <text:p>Nolan</text:p>
          </table:table-cell>
          <table:table-cell office:value-type="string">
            <text:p>BU</text:p>
          </table:table-cell>
          <table:table-cell office:value-type="string">
            <text:p>http://2015.sofifa.org/15/players/60/183982.png</text:p>
          </table:table-cell>
          <table:table-cell office:value-type="string">
            <text:p>Lille O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eite</text:p>
          </table:table-cell>
          <table:table-cell office:value-type="string">
            <text:p>Soualiho</text:p>
          </table:table-cell>
          <table:table-cell office:value-type="string">
            <text:p>MDC</text:p>
          </table:table-cell>
          <table:table-cell office:value-type="string">
            <text:p>http://2015.sofifa.org/15/players/60/205391.png</text:p>
          </table:table-cell>
          <table:table-cell office:value-type="string">
            <text:p>Lille O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rtin</text:p>
          </table:table-cell>
          <table:table-cell office:value-type="string">
            <text:p>Marvin</text:p>
          </table:table-cell>
          <table:table-cell office:value-type="string">
            <text:p>MC</text:p>
          </table:table-cell>
          <table:table-cell office:value-type="string">
            <text:p>http://2015.sofifa.org/15/players/60/188385.png</text:p>
          </table:table-cell>
          <table:table-cell office:value-type="string">
            <text:p>Lille O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endes</text:p>
          </table:table-cell>
          <table:table-cell office:value-type="string">
            <text:p>Ryan</text:p>
          </table:table-cell>
          <table:table-cell office:value-type="string">
            <text:p>AIG</text:p>
          </table:table-cell>
          <table:table-cell office:value-type="string">
            <text:p>http://2015.sofifa.org/15/players/60/188385.png</text:p>
          </table:table-cell>
          <table:table-cell office:value-type="string">
            <text:p>Lille OSC</text:p>
          </table:table-cell>
          <table:table-cell/>
          <table:table-cell office:value-type="string">
            <text:p>Cap Vert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oumaoro</text:p>
          </table:table-cell>
          <table:table-cell office:value-type="string">
            <text:p>Adama</text:p>
          </table:table-cell>
          <table:table-cell office:value-type="string">
            <text:p>DD</text:p>
          </table:table-cell>
          <table:table-cell office:value-type="string">
            <text:p>http://2015.sofifa.org/15/players/60/200353.png</text:p>
          </table:table-cell>
          <table:table-cell office:value-type="string">
            <text:p>Lille O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ouare</text:p>
          </table:table-cell>
          <table:table-cell office:value-type="string">
            <text:p>Pape</text:p>
          </table:table-cell>
          <table:table-cell office:value-type="string">
            <text:p>DG</text:p>
          </table:table-cell>
          <table:table-cell office:value-type="string">
            <text:p>http://2015.sofifa.org/15/players/60/193475.png</text:p>
          </table:table-cell>
          <table:table-cell office:value-type="string">
            <text:p>Lille OSC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lmont</text:p>
          </table:table-cell>
          <table:table-cell office:value-type="string">
            <text:p>Florent</text:p>
          </table:table-cell>
          <table:table-cell office:value-type="string">
            <text:p>MC</text:p>
          </table:table-cell>
          <table:table-cell office:value-type="string">
            <text:p>http://2015.sofifa.org/15/players/60/52126.png</text:p>
          </table:table-cell>
          <table:table-cell office:value-type="string">
            <text:p>Lille O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eria</text:p>
          </table:table-cell>
          <table:table-cell office:value-type="string">
            <text:p>Franck</text:p>
          </table:table-cell>
          <table:table-cell office:value-type="string">
            <text:p>DD</text:p>
          </table:table-cell>
          <table:table-cell office:value-type="string">
            <text:p>http://2015.sofifa.org/15/players/60/112230.png</text:p>
          </table:table-cell>
          <table:table-cell office:value-type="string">
            <text:p>Lille O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idibe</text:p>
          </table:table-cell>
          <table:table-cell office:value-type="string">
            <text:p>Djibril</text:p>
          </table:table-cell>
          <table:table-cell office:value-type="string">
            <text:p>DD</text:p>
          </table:table-cell>
          <table:table-cell office:value-type="string">
            <text:p>http://2015.sofifa.org/15/players/60/201042.png</text:p>
          </table:table-cell>
          <table:table-cell office:value-type="string">
            <text:p>Lille O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elaplace</text:p>
          </table:table-cell>
          <table:table-cell office:value-type="string">
            <text:p>Jonathan</text:p>
          </table:table-cell>
          <table:table-cell office:value-type="string">
            <text:p>MC</text:p>
          </table:table-cell>
          <table:table-cell office:value-type="string">
            <text:p>http://2015.sofifa.org/15/players/60/199195.png</text:p>
          </table:table-cell>
          <table:table-cell office:value-type="string">
            <text:p>Lille O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odelin</text:p>
          </table:table-cell>
          <table:table-cell office:value-type="string">
            <text:p>Ronny</text:p>
          </table:table-cell>
          <table:table-cell office:value-type="string">
            <text:p>MOC</text:p>
          </table:table-cell>
          <table:table-cell office:value-type="string">
            <text:p>http://2015.sofifa.org/15/players/60/188397.png</text:p>
          </table:table-cell>
          <table:table-cell office:value-type="string">
            <text:p>Lille O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Halucha</text:p>
          </table:table-cell>
          <table:table-cell office:value-type="string">
            <text:p>Corentin</text:p>
          </table:table-cell>
          <table:table-cell office:value-type="string">
            <text:p>DD</text:p>
          </table:table-cell>
          <table:table-cell office:value-type="string">
            <text:p>http://2015.sofifa.org/15/players/60/221910.png</text:p>
          </table:table-cell>
          <table:table-cell office:value-type="string">
            <text:p>Lille O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ozehnal</text:p>
          </table:table-cell>
          <table:table-cell office:value-type="string">
            <text:p>David</text:p>
          </table:table-cell>
          <table:table-cell office:value-type="string">
            <text:p>DC</text:p>
          </table:table-cell>
          <table:table-cell office:value-type="string">
            <text:p>http://2015.sofifa.org/15/players/60/138468.png</text:p>
          </table:table-cell>
          <table:table-cell office:value-type="string">
            <text:p>Lille OSC</text:p>
          </table:table-cell>
          <table:table-cell/>
          <table:table-cell office:value-type="string">
            <text:p>Republique Tchequ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Elana</text:p>
          </table:table-cell>
          <table:table-cell office:value-type="string">
            <text:p>Steeve</text:p>
          </table:table-cell>
          <table:table-cell office:value-type="string">
            <text:p>G</text:p>
          </table:table-cell>
          <table:table-cell office:value-type="string">
            <text:p>http://2015.sofifa.org/15/players/60/111163.png</text:p>
          </table:table-cell>
          <table:table-cell office:value-type="string">
            <text:p>Lille O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holou</text:p>
          </table:table-cell>
          <table:table-cell office:value-type="string">
            <text:p>Jean-Eudes</text:p>
          </table:table-cell>
          <table:table-cell office:value-type="string">
            <text:p>MOC</text:p>
          </table:table-cell>
          <table:table-cell office:value-type="string">
            <text:p>http://2015.sofifa.org/15/players/60/220905.png</text:p>
          </table:table-cell>
          <table:table-cell office:value-type="string">
            <text:p>Lille OSC</text:p>
          </table:table-cell>
          <table:table-cell/>
          <table:table-cell office:value-type="string">
            <text:p>Cote d'Ivoir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one</text:p>
          </table:table-cell>
          <table:table-cell office:value-type="string">
            <text:p>Youssouf</text:p>
          </table:table-cell>
          <table:table-cell office:value-type="string">
            <text:p>DG</text:p>
          </table:table-cell>
          <table:table-cell office:value-type="string">
            <text:p>http://2015.sofifa.org/15/players/60/222160.png</text:p>
          </table:table-cell>
          <table:table-cell office:value-type="string">
            <text:p>Lille OSC</text:p>
          </table:table-cell>
          <table:table-cell/>
          <table:table-cell office:value-type="string">
            <text:p>Mali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Ngbakoto</text:p>
          </table:table-cell>
          <table:table-cell office:value-type="string">
            <text:p>Yeni</text:p>
          </table:table-cell>
          <table:table-cell office:value-type="string">
            <text:p>AID</text:p>
          </table:table-cell>
          <table:table-cell office:value-type="string">
            <text:p>http://2015.sofifa.org/15/players/60/192938.png</text:p>
          </table:table-cell>
          <table:table-cell office:value-type="string">
            <text:p>FC Metz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louda</text:p>
          </table:table-cell>
          <table:table-cell office:value-type="string">
            <text:p>Florent</text:p>
          </table:table-cell>
          <table:table-cell office:value-type="string">
            <text:p>MG</text:p>
          </table:table-cell>
          <table:table-cell office:value-type="string">
            <text:p>http://2015.sofifa.org/15/players/60/45601.png</text:p>
          </table:table-cell>
          <table:table-cell office:value-type="string">
            <text:p>FC Metz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iga</text:p>
          </table:table-cell>
          <table:table-cell office:value-type="string">
            <text:p>Modibo</text:p>
          </table:table-cell>
          <table:table-cell office:value-type="string">
            <text:p>BU</text:p>
          </table:table-cell>
          <table:table-cell office:value-type="string">
            <text:p>http://2015.sofifa.org/15/players/60/183811.png</text:p>
          </table:table-cell>
          <table:table-cell office:value-type="string">
            <text:p>FC Metz</text:p>
          </table:table-cell>
          <table:table-cell/>
          <table:table-cell office:value-type="string">
            <text:p>Mali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oukoure</text:p>
          </table:table-cell>
          <table:table-cell office:value-type="string">
            <text:p>Cheick</text:p>
          </table:table-cell>
          <table:table-cell office:value-type="string">
            <text:p>MDC</text:p>
          </table:table-cell>
          <table:table-cell office:value-type="string">
            <text:p>http://2015.sofifa.org/15/players/60/195698.png</text:p>
          </table:table-cell>
          <table:table-cell office:value-type="string">
            <text:p>FC Metz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rivets</text:p>
          </table:table-cell>
          <table:table-cell office:value-type="string">
            <text:p>Sergey</text:p>
          </table:table-cell>
          <table:table-cell office:value-type="string">
            <text:p>MOC</text:p>
          </table:table-cell>
          <table:table-cell/>
          <table:table-cell office:value-type="string">
            <text:p>FC Metz</text:p>
          </table:table-cell>
          <table:table-cell/>
          <table:table-cell office:value-type="string">
            <text:p>Bieloruss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hoplin</text:p>
          </table:table-cell>
          <table:table-cell office:value-type="string">
            <text:p>Jeremy</text:p>
          </table:table-cell>
          <table:table-cell office:value-type="string">
            <text:p>DC</text:p>
          </table:table-cell>
          <table:table-cell office:value-type="string">
            <text:p>http://2015.sofifa.org/15/players/60/175613.png</text:p>
          </table:table-cell>
          <table:table-cell office:value-type="string">
            <text:p>FC Metz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Vion</text:p>
          </table:table-cell>
          <table:table-cell office:value-type="string">
            <text:p>Thibaut</text:p>
          </table:table-cell>
          <table:table-cell office:value-type="string">
            <text:p>BU</text:p>
          </table:table-cell>
          <table:table-cell office:value-type="string">
            <text:p>http://2015.sofifa.org/15/players/60/207824.png</text:p>
          </table:table-cell>
          <table:table-cell office:value-type="string">
            <text:p>FC Metz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ivierez</text:p>
          </table:table-cell>
          <table:table-cell office:value-type="string">
            <text:p>Jonathan</text:p>
          </table:table-cell>
          <table:table-cell office:value-type="string">
            <text:p>DD</text:p>
          </table:table-cell>
          <table:table-cell office:value-type="string">
            <text:p>http://2015.sofifa.org/15/players/60/200298.png</text:p>
          </table:table-cell>
          <table:table-cell office:value-type="string">
            <text:p>FC Metz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ornet</text:p>
          </table:table-cell>
          <table:table-cell office:value-type="string">
            <text:p>Maxwel</text:p>
          </table:table-cell>
          <table:table-cell office:value-type="string">
            <text:p>BU</text:p>
          </table:table-cell>
          <table:table-cell office:value-type="string">
            <text:p>http://2015.sofifa.org/15/players/60/215798.png</text:p>
          </table:table-cell>
          <table:table-cell office:value-type="string">
            <text:p>FC Metz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rchal</text:p>
          </table:table-cell>
          <table:table-cell office:value-type="string">
            <text:p>Sylvain</text:p>
          </table:table-cell>
          <table:table-cell office:value-type="string">
            <text:p>DC</text:p>
          </table:table-cell>
          <table:table-cell office:value-type="string">
            <text:p>http://2015.sofifa.org/15/players/60/11791.png</text:p>
          </table:table-cell>
          <table:table-cell office:value-type="string">
            <text:p>FC Metz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ndrada</text:p>
          </table:table-cell>
          <table:table-cell office:value-type="string">
            <text:p>Federico</text:p>
          </table:table-cell>
          <table:table-cell office:value-type="string">
            <text:p>BU</text:p>
          </table:table-cell>
          <table:table-cell office:value-type="string">
            <text:p>http://2015.sofifa.org/15/players/60/208158.png</text:p>
          </table:table-cell>
          <table:table-cell office:value-type="string">
            <text:p>FC Metz</text:p>
          </table:table-cell>
          <table:table-cell/>
          <table:table-cell office:value-type="string">
            <text:p>Argentin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ussmann</text:p>
          </table:table-cell>
          <table:table-cell office:value-type="string">
            <text:p>Gaetan</text:p>
          </table:table-cell>
          <table:table-cell office:value-type="string">
            <text:p>DG</text:p>
          </table:table-cell>
          <table:table-cell office:value-type="string">
            <text:p>http://2015.sofifa.org/15/players/60/201025.png</text:p>
          </table:table-cell>
          <table:table-cell office:value-type="string">
            <text:p>FC Metz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ashi</text:p>
          </table:table-cell>
          <table:table-cell office:value-type="string">
            <text:p>Ahmed</text:p>
          </table:table-cell>
          <table:table-cell office:value-type="string">
            <text:p>MDC</text:p>
          </table:table-cell>
          <table:table-cell office:value-type="string">
            <text:p>http://2015.sofifa.org/15/players/60/188825.png</text:p>
          </table:table-cell>
          <table:table-cell office:value-type="string">
            <text:p>FC Metz</text:p>
          </table:table-cell>
          <table:table-cell/>
          <table:table-cell office:value-type="string">
            <text:p>Alger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N'Daw</text:p>
          </table:table-cell>
          <table:table-cell office:value-type="string">
            <text:p>Guirane</text:p>
          </table:table-cell>
          <table:table-cell office:value-type="string">
            <text:p>MDC</text:p>
          </table:table-cell>
          <table:table-cell office:value-type="string">
            <text:p>http://2015.sofifa.org/15/players/60/138667.png</text:p>
          </table:table-cell>
          <table:table-cell office:value-type="string">
            <text:p>FC Metz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Falcon</text:p>
          </table:table-cell>
          <table:table-cell office:value-type="string">
            <text:p>Juan Manuel</text:p>
          </table:table-cell>
          <table:table-cell office:value-type="string">
            <text:p>BU</text:p>
          </table:table-cell>
          <table:table-cell office:value-type="string">
            <text:p>http://2015.sofifa.org/15/players/60/220766.png</text:p>
          </table:table-cell>
          <table:table-cell office:value-type="string">
            <text:p>FC Metz</text:p>
          </table:table-cell>
          <table:table-cell/>
          <table:table-cell office:value-type="string">
            <text:p>Venezuela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hilipps</text:p>
          </table:table-cell>
          <table:table-cell office:value-type="string">
            <text:p>Chris</text:p>
          </table:table-cell>
          <table:table-cell office:value-type="string">
            <text:p>DC</text:p>
          </table:table-cell>
          <table:table-cell office:value-type="string">
            <text:p>http://2015.sofifa.org/15/players/60/215379.png</text:p>
          </table:table-cell>
          <table:table-cell office:value-type="string">
            <text:p>FC Metz</text:p>
          </table:table-cell>
          <table:table-cell/>
          <table:table-cell office:value-type="string">
            <text:p>Luxembourg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occhi</text:p>
          </table:table-cell>
          <table:table-cell office:value-type="string">
            <text:p>Romain</text:p>
          </table:table-cell>
          <table:table-cell office:value-type="string">
            <text:p>MC</text:p>
          </table:table-cell>
          <table:table-cell office:value-type="string">
            <text:p>http://2015.sofifa.org/15/players/60/11.png</text:p>
          </table:table-cell>
          <table:table-cell office:value-type="string">
            <text:p>FC Metz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ido</text:p>
          </table:table-cell>
          <table:table-cell office:value-type="string">
            <text:p>Fadil</text:p>
          </table:table-cell>
          <table:table-cell office:value-type="string">
            <text:p>MDR</text:p>
          </table:table-cell>
          <table:table-cell office:value-type="string">
            <text:p>http://2015.sofifa.org/15/players/60/209832.png</text:p>
          </table:table-cell>
          <table:table-cell office:value-type="string">
            <text:p>FC Metz</text:p>
          </table:table-cell>
          <table:table-cell/>
          <table:table-cell office:value-type="string">
            <text:p>Burkina Faso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etanire</text:p>
          </table:table-cell>
          <table:table-cell office:value-type="string">
            <text:p>Romain</text:p>
          </table:table-cell>
          <table:table-cell office:value-type="string">
            <text:p>DD</text:p>
          </table:table-cell>
          <table:table-cell office:value-type="string">
            <text:p>http://2015.sofifa.org/15/players/60/199781.png</text:p>
          </table:table-cell>
          <table:table-cell office:value-type="string">
            <text:p>FC Metz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arrasso</text:p>
          </table:table-cell>
          <table:table-cell office:value-type="string">
            <text:p>Johann</text:p>
          </table:table-cell>
          <table:table-cell office:value-type="string">
            <text:p>G</text:p>
          </table:table-cell>
          <table:table-cell office:value-type="string">
            <text:p>http://2015.sofifa.org/15/players/60/181694.png</text:p>
          </table:table-cell>
          <table:table-cell office:value-type="string">
            <text:p>FC Metz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ejeune</text:p>
          </table:table-cell>
          <table:table-cell office:value-type="string">
            <text:p>Kevin</text:p>
          </table:table-cell>
          <table:table-cell office:value-type="string">
            <text:p>MG</text:p>
          </table:table-cell>
          <table:table-cell office:value-type="string">
            <text:p>http://2015.sofifa.org/15/players/60/171984.png</text:p>
          </table:table-cell>
          <table:table-cell office:value-type="string">
            <text:p>FC Metz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fa</text:p>
          </table:table-cell>
          <table:table-cell office:value-type="string">
            <text:p>Anthony</text:p>
          </table:table-cell>
          <table:table-cell office:value-type="string">
            <text:p>G</text:p>
          </table:table-cell>
          <table:table-cell office:value-type="string">
            <text:p>http://2015.sofifa.org/15/players/60/201022.png</text:p>
          </table:table-cell>
          <table:table-cell office:value-type="string">
            <text:p>FC Metz</text:p>
          </table:table-cell>
          <table:table-cell/>
          <table:table-cell office:value-type="string">
            <text:p>Gabon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alomino</text:p>
          </table:table-cell>
          <table:table-cell office:value-type="string">
            <text:p>Jose Luis</text:p>
          </table:table-cell>
          <table:table-cell office:value-type="string">
            <text:p>DC</text:p>
          </table:table-cell>
          <table:table-cell office:value-type="string">
            <text:p>http://2015.sofifa.org/15/players/60/217196.png</text:p>
          </table:table-cell>
          <table:table-cell office:value-type="string">
            <text:p>FC Metz</text:p>
          </table:table-cell>
          <table:table-cell/>
          <table:table-cell office:value-type="string">
            <text:p>Argentin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Ndoye-Baye</text:p>
          </table:table-cell>
          <table:table-cell office:value-type="string">
            <text:p>Mayoro</text:p>
          </table:table-cell>
          <table:table-cell office:value-type="string">
            <text:p>MDC</text:p>
          </table:table-cell>
          <table:table-cell office:value-type="string">
            <text:p>http://2015.sofifa.org/15/players/60/208174.png</text:p>
          </table:table-cell>
          <table:table-cell office:value-type="string">
            <text:p>FC Metz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arr</text:p>
          </table:table-cell>
          <table:table-cell office:value-type="string">
            <text:p>Bouna</text:p>
          </table:table-cell>
          <table:table-cell office:value-type="string">
            <text:p>MDR</text:p>
          </table:table-cell>
          <table:table-cell office:value-type="string">
            <text:p>http://2015.sofifa.org/15/players/60/204472.png</text:p>
          </table:table-cell>
          <table:table-cell office:value-type="string">
            <text:p>FC Metz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Nsor</text:p>
          </table:table-cell>
          <table:table-cell office:value-type="string">
            <text:p>Kwane</text:p>
          </table:table-cell>
          <table:table-cell office:value-type="string">
            <text:p>BU</text:p>
          </table:table-cell>
          <table:table-cell office:value-type="string">
            <text:p>http://2015.sofifa.org/15/players/60/209629.png</text:p>
          </table:table-cell>
          <table:table-cell office:value-type="string">
            <text:p>FC Metz</text:p>
          </table:table-cell>
          <table:table-cell/>
          <table:table-cell office:value-type="string">
            <text:p>Ghana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ilan</text:p>
          </table:table-cell>
          <table:table-cell office:value-type="string">
            <text:p>Guido</text:p>
          </table:table-cell>
          <table:table-cell office:value-type="string">
            <text:p>DC</text:p>
          </table:table-cell>
          <table:table-cell office:value-type="string">
            <text:p>http://2015.sofifa.org/15/players/60/215380.png</text:p>
          </table:table-cell>
          <table:table-cell office:value-type="string">
            <text:p>FC Metz</text:p>
          </table:table-cell>
          <table:table-cell/>
          <table:table-cell office:value-type="string">
            <text:p>Argentin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Oberhauser</text:p>
          </table:table-cell>
          <table:table-cell office:value-type="string">
            <text:p>David</text:p>
          </table:table-cell>
          <table:table-cell office:value-type="string">
            <text:p>G</text:p>
          </table:table-cell>
          <table:table-cell office:value-type="string">
            <text:p>http://2015.sofifa.org/15/players/60/198132.png</text:p>
          </table:table-cell>
          <table:table-cell office:value-type="string">
            <text:p>FC Metz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mba</text:p>
          </table:table-cell>
          <table:table-cell office:value-type="string">
            <text:p>Ali</text:p>
          </table:table-cell>
          <table:table-cell office:value-type="string">
            <text:p>DG</text:p>
          </table:table-cell>
          <table:table-cell office:value-type="string">
            <text:p>http://2015.sofifa.org/15/players/60/192672.png</text:p>
          </table:table-cell>
          <table:table-cell office:value-type="string">
            <text:p>FC Metz</text:p>
          </table:table-cell>
          <table:table-cell/>
          <table:table-cell office:value-type="string">
            <text:p>Cote d'Ivoir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ierrot</text:p>
          </table:table-cell>
          <table:table-cell office:value-type="string">
            <text:p>Theo</text:p>
          </table:table-cell>
          <table:table-cell office:value-type="string">
            <text:p>MDC</text:p>
          </table:table-cell>
          <table:table-cell/>
          <table:table-cell office:value-type="string">
            <text:p>FC Metz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urzawa</text:p>
          </table:table-cell>
          <table:table-cell office:value-type="string">
            <text:p>Layvin</text:p>
          </table:table-cell>
          <table:table-cell office:value-type="string">
            <text:p>DG</text:p>
          </table:table-cell>
          <table:table-cell office:value-type="string">
            <text:p>http://2015.sofifa.org/15/players/60/201510.png</text:p>
          </table:table-cell>
          <table:table-cell office:value-type="string">
            <text:p>AS Monaco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rtial</text:p>
          </table:table-cell>
          <table:table-cell office:value-type="string">
            <text:p>Anthony</text:p>
          </table:table-cell>
          <table:table-cell office:value-type="string">
            <text:p>BU</text:p>
          </table:table-cell>
          <table:table-cell office:value-type="string">
            <text:p>http://2015.sofifa.org/15/players/60/211300.png</text:p>
          </table:table-cell>
          <table:table-cell office:value-type="string">
            <text:p>AS Monaco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Traore</text:p>
          </table:table-cell>
          <table:table-cell office:value-type="string">
            <text:p>Lacina</text:p>
          </table:table-cell>
          <table:table-cell office:value-type="string">
            <text:p>BU</text:p>
          </table:table-cell>
          <table:table-cell office:value-type="string">
            <text:p>http://2015.sofifa.org/15/players/60/199074.png</text:p>
          </table:table-cell>
          <table:table-cell office:value-type="string">
            <text:p>AS Monaco FC</text:p>
          </table:table-cell>
          <table:table-cell/>
          <table:table-cell office:value-type="string">
            <text:p>Cote d'Ivoir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ilva</text:p>
          </table:table-cell>
          <table:table-cell office:value-type="string">
            <text:p>Bernardo</text:p>
          </table:table-cell>
          <table:table-cell office:value-type="string">
            <text:p>AID</text:p>
          </table:table-cell>
          <table:table-cell/>
          <table:table-cell office:value-type="string">
            <text:p>AS Monaco FC</text:p>
          </table:table-cell>
          <table:table-cell/>
          <table:table-cell office:value-type="string">
            <text:p>Portu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ondogbia</text:p>
          </table:table-cell>
          <table:table-cell office:value-type="string">
            <text:p>Geoffrey</text:p>
          </table:table-cell>
          <table:table-cell office:value-type="string">
            <text:p>MDC</text:p>
          </table:table-cell>
          <table:table-cell office:value-type="string">
            <text:p>http://2015.sofifa.org/15/players/60/201455.png</text:p>
          </table:table-cell>
          <table:table-cell office:value-type="string">
            <text:p>AS Monaco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bdennour</text:p>
          </table:table-cell>
          <table:table-cell office:value-type="string">
            <text:p>Aymen</text:p>
          </table:table-cell>
          <table:table-cell office:value-type="string">
            <text:p>DC</text:p>
          </table:table-cell>
          <table:table-cell office:value-type="string">
            <text:p>http://2015.sofifa.org/15/players/60/198076.png</text:p>
          </table:table-cell>
          <table:table-cell office:value-type="string">
            <text:p>AS Monaco FC</text:p>
          </table:table-cell>
          <table:table-cell/>
          <table:table-cell office:value-type="string">
            <text:p>Tunis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Fabinho</text:p>
          </table:table-cell>
          <table:table-cell/>
          <table:table-cell office:value-type="string">
            <text:p>DD</text:p>
          </table:table-cell>
          <table:table-cell office:value-type="string">
            <text:p>http://2015.sofifa.org/15/players/60/209499.png</text:p>
          </table:table-cell>
          <table:table-cell office:value-type="string">
            <text:p>AS Monaco FC</text:p>
          </table:table-cell>
          <table:table-cell office:value-type="string">
            <text:p>Bresil</text:p>
          </table:table-cell>
          <table:table-cell office:value-type="string">
            <text:p>Bresi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Ocampos</text:p>
          </table:table-cell>
          <table:table-cell office:value-type="string">
            <text:p>Lucas</text:p>
          </table:table-cell>
          <table:table-cell office:value-type="string">
            <text:p>AID</text:p>
          </table:table-cell>
          <table:table-cell office:value-type="string">
            <text:p>http://2015.sofifa.org/15/players/60/205632.png</text:p>
          </table:table-cell>
          <table:table-cell office:value-type="string">
            <text:p>AS Monaco FC</text:p>
          </table:table-cell>
          <table:table-cell/>
          <table:table-cell office:value-type="string">
            <text:p>Argentin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erbatov</text:p>
          </table:table-cell>
          <table:table-cell office:value-type="string">
            <text:p>Dimitar</text:p>
          </table:table-cell>
          <table:table-cell office:value-type="string">
            <text:p>BU</text:p>
          </table:table-cell>
          <table:table-cell office:value-type="string">
            <text:p>http://2015.sofifa.org/15/players/60/30110.png</text:p>
          </table:table-cell>
          <table:table-cell office:value-type="string">
            <text:p>AS Monaco FC</text:p>
          </table:table-cell>
          <table:table-cell/>
          <table:table-cell office:value-type="string">
            <text:p>Bulgar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outinho</text:p>
          </table:table-cell>
          <table:table-cell office:value-type="string">
            <text:p>Joao</text:p>
          </table:table-cell>
          <table:table-cell office:value-type="string">
            <text:p>MC</text:p>
          </table:table-cell>
          <table:table-cell office:value-type="string">
            <text:p>http://2015.sofifa.org/15/players/60/162347.png</text:p>
          </table:table-cell>
          <table:table-cell office:value-type="string">
            <text:p>AS Monaco FC</text:p>
          </table:table-cell>
          <table:table-cell table:number-columns-repeated="2" office:value-type="string">
            <text:p>Portu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Toulalan</text:p>
          </table:table-cell>
          <table:table-cell office:value-type="string">
            <text:p>Jeremy</text:p>
          </table:table-cell>
          <table:table-cell office:value-type="string">
            <text:p>MDC</text:p>
          </table:table-cell>
          <table:table-cell office:value-type="string">
            <text:p>http://2015.sofifa.org/15/players/60/112253.png</text:p>
          </table:table-cell>
          <table:table-cell office:value-type="string">
            <text:p>AS Monaco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opez</text:p>
          </table:table-cell>
          <table:table-cell office:value-type="string">
            <text:p>Borja</text:p>
          </table:table-cell>
          <table:table-cell office:value-type="string">
            <text:p>DC</text:p>
          </table:table-cell>
          <table:table-cell office:value-type="string">
            <text:p>http://2015.sofifa.org/15/players/60/212129.png</text:p>
          </table:table-cell>
          <table:table-cell office:value-type="string">
            <text:p>AS Monaco FC</text:p>
          </table:table-cell>
          <table:table-cell/>
          <table:table-cell office:value-type="string">
            <text:p>Espagn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tekelenburg</text:p>
          </table:table-cell>
          <table:table-cell office:value-type="string">
            <text:p>Maarten</text:p>
          </table:table-cell>
          <table:table-cell office:value-type="string">
            <text:p>G</text:p>
          </table:table-cell>
          <table:table-cell office:value-type="string">
            <text:p>http://2015.sofifa.org/15/players/60/2147.png</text:p>
          </table:table-cell>
          <table:table-cell office:value-type="string">
            <text:p>AS Monaco FC</text:p>
          </table:table-cell>
          <table:table-cell/>
          <table:table-cell office:value-type="string">
            <text:p>Pays-Bas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ermain</text:p>
          </table:table-cell>
          <table:table-cell office:value-type="string">
            <text:p>Valere</text:p>
          </table:table-cell>
          <table:table-cell office:value-type="string">
            <text:p>BU</text:p>
          </table:table-cell>
          <table:table-cell office:value-type="string">
            <text:p>http://2015.sofifa.org/15/players/60/203280.png</text:p>
          </table:table-cell>
          <table:table-cell office:value-type="string">
            <text:p>AS Monaco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Ferreira Carrasco</text:p>
          </table:table-cell>
          <table:table-cell office:value-type="string">
            <text:p>Yannick</text:p>
          </table:table-cell>
          <table:table-cell office:value-type="string">
            <text:p>AIG</text:p>
          </table:table-cell>
          <table:table-cell office:value-type="string">
            <text:p>http://2015.sofifa.org/15/players/60/208418.png</text:p>
          </table:table-cell>
          <table:table-cell office:value-type="string">
            <text:p>AS Monaco FC</text:p>
          </table:table-cell>
          <table:table-cell/>
          <table:table-cell office:value-type="string">
            <text:p>Belgiqu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arvalho</text:p>
          </table:table-cell>
          <table:table-cell office:value-type="string">
            <text:p>Ricardo</text:p>
          </table:table-cell>
          <table:table-cell office:value-type="string">
            <text:p>DC</text:p>
          </table:table-cell>
          <table:table-cell office:value-type="string">
            <text:p>http://2015.sofifa.org/15/players/60/3622.png</text:p>
          </table:table-cell>
          <table:table-cell office:value-type="string">
            <text:p>AS Monaco FC</text:p>
          </table:table-cell>
          <table:table-cell/>
          <table:table-cell office:value-type="string">
            <text:p>Portu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kayoko</text:p>
          </table:table-cell>
          <table:table-cell office:value-type="string">
            <text:p>Tiemoue</text:p>
          </table:table-cell>
          <table:table-cell office:value-type="string">
            <text:p>MDC</text:p>
          </table:table-cell>
          <table:table-cell office:value-type="string">
            <text:p>http://2015.sofifa.org/15/players/60/219809.png</text:p>
          </table:table-cell>
          <table:table-cell office:value-type="string">
            <text:p>AS Monaco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ubasic</text:p>
          </table:table-cell>
          <table:table-cell office:value-type="string">
            <text:p>Danijel</text:p>
          </table:table-cell>
          <table:table-cell office:value-type="string">
            <text:p>G</text:p>
          </table:table-cell>
          <table:table-cell office:value-type="string">
            <text:p>http://2015.sofifa.org/15/players/60/192593.png</text:p>
          </table:table-cell>
          <table:table-cell office:value-type="string">
            <text:p>AS Monaco FC</text:p>
          </table:table-cell>
          <table:table-cell/>
          <table:table-cell office:value-type="string">
            <text:p>Croat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irar</text:p>
          </table:table-cell>
          <table:table-cell office:value-type="string">
            <text:p>Nabil</text:p>
          </table:table-cell>
          <table:table-cell office:value-type="string">
            <text:p>MDR</text:p>
          </table:table-cell>
          <table:table-cell office:value-type="string">
            <text:p>http://2015.sofifa.org/15/players/60/177525.png</text:p>
          </table:table-cell>
          <table:table-cell office:value-type="string">
            <text:p>AS Monaco FC</text:p>
          </table:table-cell>
          <table:table-cell/>
          <table:table-cell office:value-type="string">
            <text:p>Maroc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aggi</text:p>
          </table:table-cell>
          <table:table-cell office:value-type="string">
            <text:p>Andrea</text:p>
          </table:table-cell>
          <table:table-cell office:value-type="string">
            <text:p>DD</text:p>
          </table:table-cell>
          <table:table-cell office:value-type="string">
            <text:p>http://2015.sofifa.org/15/players/60/163407.png</text:p>
          </table:table-cell>
          <table:table-cell office:value-type="string">
            <text:p>AS Monaco FC</text:p>
          </table:table-cell>
          <table:table-cell/>
          <table:table-cell office:value-type="string">
            <text:p>Ital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ssana</text:p>
          </table:table-cell>
          <table:table-cell office:value-type="string">
            <text:p>Aadil</text:p>
          </table:table-cell>
          <table:table-cell office:value-type="string">
            <text:p>MDC</text:p>
          </table:table-cell>
          <table:table-cell office:value-type="string">
            <text:p>http://2015.sofifa.org/15/players/60/206509.png</text:p>
          </table:table-cell>
          <table:table-cell office:value-type="string">
            <text:p>AS Monaco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Echiejile</text:p>
          </table:table-cell>
          <table:table-cell office:value-type="string">
            <text:p>Elderson</text:p>
          </table:table-cell>
          <table:table-cell office:value-type="string">
            <text:p>DG</text:p>
          </table:table-cell>
          <table:table-cell office:value-type="string">
            <text:p>http://2015.sofifa.org/15/players/60/185089.png</text:p>
          </table:table-cell>
          <table:table-cell office:value-type="string">
            <text:p>AS Monaco FC</text:p>
          </table:table-cell>
          <table:table-cell/>
          <table:table-cell office:value-type="string">
            <text:p>Nigeria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Thiam</text:p>
          </table:table-cell>
          <table:table-cell office:value-type="string">
            <text:p>Abdou-Aziz</text:p>
          </table:table-cell>
          <table:table-cell office:value-type="string">
            <text:p>MDC</text:p>
          </table:table-cell>
          <table:table-cell/>
          <table:table-cell office:value-type="string">
            <text:p>AS Monaco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Wallace</text:p>
          </table:table-cell>
          <table:table-cell/>
          <table:table-cell office:value-type="string">
            <text:p>DC</text:p>
          </table:table-cell>
          <table:table-cell office:value-type="string">
            <text:p>http://2015.sofifa.org/15/players/60/216437.png</text:p>
          </table:table-cell>
          <table:table-cell office:value-type="string">
            <text:p>AS Monaco FC</text:p>
          </table:table-cell>
          <table:table-cell/>
          <table:table-cell office:value-type="string">
            <text:p>Bresi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andor</text:p>
          </table:table-cell>
          <table:table-cell office:value-type="string">
            <text:p>Dominique</text:p>
          </table:table-cell>
          <table:table-cell office:value-type="string">
            <text:p>MDR</text:p>
          </table:table-cell>
          <table:table-cell office:value-type="string">
            <text:p>http://2015.sofifa.org/15/players/60/211183.png</text:p>
          </table:table-cell>
          <table:table-cell office:value-type="string">
            <text:p>AS Monaco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aillard</text:p>
          </table:table-cell>
          <table:table-cell office:value-type="string">
            <text:p>Marc-Aurele</text:p>
          </table:table-cell>
          <table:table-cell office:value-type="string">
            <text:p>G</text:p>
          </table:table-cell>
          <table:table-cell office:value-type="string">
            <text:p>http://2015.sofifa.org/15/players/60/211398.png</text:p>
          </table:table-cell>
          <table:table-cell office:value-type="string">
            <text:p>AS Monaco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ourzac</text:p>
          </table:table-cell>
          <table:table-cell office:value-type="string">
            <text:p>Martin</text:p>
          </table:table-cell>
          <table:table-cell office:value-type="string">
            <text:p>G</text:p>
          </table:table-cell>
          <table:table-cell office:value-type="string">
            <text:p>http://2015.sofifa.org/15/players/60/205747.png</text:p>
          </table:table-cell>
          <table:table-cell office:value-type="string">
            <text:p>AS Monaco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Hilton</text:p>
          </table:table-cell>
          <table:table-cell office:value-type="string">
            <text:p>Vitorino</text:p>
          </table:table-cell>
          <table:table-cell office:value-type="string">
            <text:p>DC</text:p>
          </table:table-cell>
          <table:table-cell office:value-type="string">
            <text:p>http://2015.sofifa.org/15/players/60/153260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Bresi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anson</text:p>
          </table:table-cell>
          <table:table-cell office:value-type="string">
            <text:p>Morgan</text:p>
          </table:table-cell>
          <table:table-cell office:value-type="string">
            <text:p>MC</text:p>
          </table:table-cell>
          <table:table-cell office:value-type="string">
            <text:p>http://2015.sofifa.org/15/players/60/210896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rrios</text:p>
          </table:table-cell>
          <table:table-cell office:value-type="string">
            <text:p>Lucas</text:p>
          </table:table-cell>
          <table:table-cell office:value-type="string">
            <text:p>BU</text:p>
          </table:table-cell>
          <table:table-cell office:value-type="string">
            <text:p>http://2015.sofifa.org/15/players/60/183177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Paraguay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ontano</text:p>
          </table:table-cell>
          <table:table-cell office:value-type="string">
            <text:p>Victor Hugo</text:p>
          </table:table-cell>
          <table:table-cell office:value-type="string">
            <text:p>BU</text:p>
          </table:table-cell>
          <table:table-cell office:value-type="string">
            <text:p>http://2015.sofifa.org/15/players/60/161678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Colomb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Tiene</text:p>
          </table:table-cell>
          <table:table-cell office:value-type="string">
            <text:p>Siaka</text:p>
          </table:table-cell>
          <table:table-cell office:value-type="string">
            <text:p>DG</text:p>
          </table:table-cell>
          <table:table-cell office:value-type="string">
            <text:p>http://2015.sofifa.org/15/players/60/168798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Cote d'Ivoir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ongre</text:p>
          </table:table-cell>
          <table:table-cell office:value-type="string">
            <text:p>Daniel</text:p>
          </table:table-cell>
          <table:table-cell office:value-type="string">
            <text:p>DC</text:p>
          </table:table-cell>
          <table:table-cell office:value-type="string">
            <text:p>http://2015.sofifa.org/15/players/60/163665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Jourdren</text:p>
          </table:table-cell>
          <table:table-cell office:value-type="string">
            <text:p>Geoffrey</text:p>
          </table:table-cell>
          <table:table-cell office:value-type="string">
            <text:p>G</text:p>
          </table:table-cell>
          <table:table-cell office:value-type="string">
            <text:p>http://2015.sofifa.org/15/players/60/163791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ounier</text:p>
          </table:table-cell>
          <table:table-cell office:value-type="string">
            <text:p>Anthony</text:p>
          </table:table-cell>
          <table:table-cell office:value-type="string">
            <text:p>AIG</text:p>
          </table:table-cell>
          <table:table-cell office:value-type="string">
            <text:p>http://2015.sofifa.org/15/players/60/183870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kar</text:p>
          </table:table-cell>
          <table:table-cell office:value-type="string">
            <text:p>Djamel</text:p>
          </table:table-cell>
          <table:table-cell office:value-type="string">
            <text:p>BU</text:p>
          </table:table-cell>
          <table:table-cell office:value-type="string">
            <text:p>http://2015.sofifa.org/15/players/60/181721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El Kaoutari</text:p>
          </table:table-cell>
          <table:table-cell office:value-type="string">
            <text:p>Abdelhamid</text:p>
          </table:table-cell>
          <table:table-cell office:value-type="string">
            <text:p>DC</text:p>
          </table:table-cell>
          <table:table-cell office:value-type="string">
            <text:p>http://2015.sofifa.org/15/players/60/188145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Maroc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aihi</text:p>
          </table:table-cell>
          <table:table-cell office:value-type="string">
            <text:p>Jamel</text:p>
          </table:table-cell>
          <table:table-cell office:value-type="string">
            <text:p>MDC</text:p>
          </table:table-cell>
          <table:table-cell office:value-type="string">
            <text:p>http://2015.sofifa.org/15/players/60/182887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Tunis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eza</text:p>
          </table:table-cell>
          <table:table-cell office:value-type="string">
            <text:p>Jean</text:p>
          </table:table-cell>
          <table:table-cell office:value-type="string">
            <text:p>AIG</text:p>
          </table:table-cell>
          <table:table-cell/>
          <table:table-cell office:value-type="string">
            <text:p>Montpellier HSC</text:p>
          </table:table-cell>
          <table:table-cell/>
          <table:table-cell office:value-type="string">
            <text:p>Perou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rtin</text:p>
          </table:table-cell>
          <table:table-cell office:value-type="string">
            <text:p>Jonas</text:p>
          </table:table-cell>
          <table:table-cell office:value-type="string">
            <text:p>MC</text:p>
          </table:table-cell>
          <table:table-cell office:value-type="string">
            <text:p>http://2015.sofifa.org/15/players/60/197813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it-Fana</text:p>
          </table:table-cell>
          <table:table-cell office:value-type="string">
            <text:p>Karim</text:p>
          </table:table-cell>
          <table:table-cell office:value-type="string">
            <text:p>AIG</text:p>
          </table:table-cell>
          <table:table-cell office:value-type="string">
            <text:p>http://2015.sofifa.org/15/players/60/181557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Maroc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eplagne</text:p>
          </table:table-cell>
          <table:table-cell office:value-type="string">
            <text:p>Mathieu</text:p>
          </table:table-cell>
          <table:table-cell office:value-type="string">
            <text:p>DD</text:p>
          </table:table-cell>
          <table:table-cell office:value-type="string">
            <text:p>http://2015.sofifa.org/15/players/60/201523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asne</text:p>
          </table:table-cell>
          <table:table-cell office:value-type="string">
            <text:p>Paul</text:p>
          </table:table-cell>
          <table:table-cell office:value-type="string">
            <text:p>MDR</text:p>
          </table:table-cell>
          <table:table-cell office:value-type="string">
            <text:p>http://2015.sofifa.org/15/players/60/192242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rveaux</text:p>
          </table:table-cell>
          <table:table-cell office:value-type="string">
            <text:p>Joris</text:p>
          </table:table-cell>
          <table:table-cell office:value-type="string">
            <text:p>MDC</text:p>
          </table:table-cell>
          <table:table-cell office:value-type="string">
            <text:p>http://2015.sofifa.org/15/players/60/139862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amara</text:p>
          </table:table-cell>
          <table:table-cell office:value-type="string">
            <text:p>Souleymane</text:p>
          </table:table-cell>
          <table:table-cell office:value-type="string">
            <text:p>AID</text:p>
          </table:table-cell>
          <table:table-cell office:value-type="string">
            <text:p>http://2015.sofifa.org/15/players/60/50294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aint-Ruf</text:p>
          </table:table-cell>
          <table:table-cell office:value-type="string">
            <text:p>Nicolas</text:p>
          </table:table-cell>
          <table:table-cell office:value-type="string">
            <text:p>DC</text:p>
          </table:table-cell>
          <table:table-cell office:value-type="string">
            <text:p>http://2015.sofifa.org/15/players/60/209320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abo</text:p>
          </table:table-cell>
          <table:table-cell office:value-type="string">
            <text:p>Bryan</text:p>
          </table:table-cell>
          <table:table-cell office:value-type="string">
            <text:p>MDC</text:p>
          </table:table-cell>
          <table:table-cell office:value-type="string">
            <text:p>http://2015.sofifa.org/15/players/60/199170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igali</text:p>
          </table:table-cell>
          <table:table-cell office:value-type="string">
            <text:p>Jonathan</text:p>
          </table:table-cell>
          <table:table-cell office:value-type="string">
            <text:p>G</text:p>
          </table:table-cell>
          <table:table-cell office:value-type="string">
            <text:p>http://2015.sofifa.org/15/players/60/199764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ibelin</text:p>
          </table:table-cell>
          <table:table-cell office:value-type="string">
            <text:p>Anthony</text:p>
          </table:table-cell>
          <table:table-cell office:value-type="string">
            <text:p>AIG</text:p>
          </table:table-cell>
          <table:table-cell/>
          <table:table-cell office:value-type="string">
            <text:p>Montpellier H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erigaud</text:p>
          </table:table-cell>
          <table:table-cell office:value-type="string">
            <text:p>Kevin</text:p>
          </table:table-cell>
          <table:table-cell office:value-type="string">
            <text:p>BU</text:p>
          </table:table-cell>
          <table:table-cell office:value-type="string">
            <text:p>http://2015.sofifa.org/15/players/60/198819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ionner</text:p>
          </table:table-cell>
          <table:table-cell office:value-type="string">
            <text:p>Laurent</text:p>
          </table:table-cell>
          <table:table-cell office:value-type="string">
            <text:p>G</text:p>
          </table:table-cell>
          <table:table-cell office:value-type="string">
            <text:p>http://2015.sofifa.org/15/players/60/120306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Jebbour</text:p>
          </table:table-cell>
          <table:table-cell office:value-type="string">
            <text:p>Yassine</text:p>
          </table:table-cell>
          <table:table-cell office:value-type="string">
            <text:p>DD</text:p>
          </table:table-cell>
          <table:table-cell office:value-type="string">
            <text:p>http://2015.sofifa.org/15/players/60/193448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Maroc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issi</text:p>
          </table:table-cell>
          <table:table-cell office:value-type="string">
            <text:p>Dylan</text:p>
          </table:table-cell>
          <table:table-cell office:value-type="string">
            <text:p>DD</text:p>
          </table:table-cell>
          <table:table-cell/>
          <table:table-cell office:value-type="string">
            <text:p>Montpellier HSC</text:p>
          </table:table-cell>
          <table:table-cell/>
          <table:table-cell office:value-type="string">
            <text:p>Suiss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ounie</text:p>
          </table:table-cell>
          <table:table-cell office:value-type="string">
            <text:p>Steve</text:p>
          </table:table-cell>
          <table:table-cell office:value-type="string">
            <text:p>BU</text:p>
          </table:table-cell>
          <table:table-cell/>
          <table:table-cell office:value-type="string">
            <text:p>Montpellier HSC</text:p>
          </table:table-cell>
          <table:table-cell/>
          <table:table-cell office:value-type="string">
            <text:p>Benin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khiri</text:p>
          </table:table-cell>
          <table:table-cell office:value-type="string">
            <text:p>Ellyes</text:p>
          </table:table-cell>
          <table:table-cell office:value-type="string">
            <text:p>MC</text:p>
          </table:table-cell>
          <table:table-cell/>
          <table:table-cell office:value-type="string">
            <text:p>Montpellier H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jilobodji</text:p>
          </table:table-cell>
          <table:table-cell office:value-type="string">
            <text:p>Papy</text:p>
          </table:table-cell>
          <table:table-cell office:value-type="string">
            <text:p>DC</text:p>
          </table:table-cell>
          <table:table-cell office:value-type="string">
            <text:p>http://2015.sofifa.org/15/players/60/197937.png</text:p>
          </table:table-cell>
          <table:table-cell office:value-type="string">
            <text:p>FC Nantes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Veretout</text:p>
          </table:table-cell>
          <table:table-cell office:value-type="string">
            <text:p>Jordan</text:p>
          </table:table-cell>
          <table:table-cell office:value-type="string">
            <text:p>MC</text:p>
          </table:table-cell>
          <table:table-cell office:value-type="string">
            <text:p>http://2015.sofifa.org/15/players/60/201519.png</text:p>
          </table:table-cell>
          <table:table-cell office:value-type="string">
            <text:p>FC Nante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akpe</text:p>
          </table:table-cell>
          <table:table-cell office:value-type="string">
            <text:p>Serge</text:p>
          </table:table-cell>
          <table:table-cell office:value-type="string">
            <text:p>MG</text:p>
          </table:table-cell>
          <table:table-cell office:value-type="string">
            <text:p>http://2015.sofifa.org/15/players/60/169281.png</text:p>
          </table:table-cell>
          <table:table-cell office:value-type="string">
            <text:p>FC Nantes</text:p>
          </table:table-cell>
          <table:table-cell/>
          <table:table-cell office:value-type="string">
            <text:p>Togo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upe</text:p>
          </table:table-cell>
          <table:table-cell office:value-type="string">
            <text:p>Maxime</text:p>
          </table:table-cell>
          <table:table-cell office:value-type="string">
            <text:p>G</text:p>
          </table:table-cell>
          <table:table-cell office:value-type="string">
            <text:p>http://2015.sofifa.org/15/players/60/204513.png</text:p>
          </table:table-cell>
          <table:table-cell office:value-type="string">
            <text:p>FC Nante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edoya</text:p>
          </table:table-cell>
          <table:table-cell office:value-type="string">
            <text:p>Alejandro</text:p>
          </table:table-cell>
          <table:table-cell office:value-type="string">
            <text:p>MOC</text:p>
          </table:table-cell>
          <table:table-cell office:value-type="string">
            <text:p>http://2015.sofifa.org/15/players/60/191173.png</text:p>
          </table:table-cell>
          <table:table-cell office:value-type="string">
            <text:p>FC Nantes</text:p>
          </table:table-cell>
          <table:table-cell office:value-type="string">
            <text:p>Etats-Unis</text:p>
          </table:table-cell>
          <table:table-cell office:value-type="string">
            <text:p>Etats-Unis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eaux</text:p>
          </table:table-cell>
          <table:table-cell office:value-type="string">
            <text:p>Lucas</text:p>
          </table:table-cell>
          <table:table-cell office:value-type="string">
            <text:p>MDC</text:p>
          </table:table-cell>
          <table:table-cell office:value-type="string">
            <text:p>http://2015.sofifa.org/15/players/60/178051.png</text:p>
          </table:table-cell>
          <table:table-cell office:value-type="string">
            <text:p>FC Nante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Hansen</text:p>
          </table:table-cell>
          <table:table-cell office:value-type="string">
            <text:p>Kian</text:p>
          </table:table-cell>
          <table:table-cell office:value-type="string">
            <text:p>DC</text:p>
          </table:table-cell>
          <table:table-cell office:value-type="string">
            <text:p>http://2015.sofifa.org/15/players/60/190942.png</text:p>
          </table:table-cell>
          <table:table-cell office:value-type="string">
            <text:p>FC Nantes</text:p>
          </table:table-cell>
          <table:table-cell/>
          <table:table-cell office:value-type="string">
            <text:p>Danemark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Zelazny</text:p>
          </table:table-cell>
          <table:table-cell office:value-type="string">
            <text:p>Erwin</text:p>
          </table:table-cell>
          <table:table-cell office:value-type="string">
            <text:p>G</text:p>
          </table:table-cell>
          <table:table-cell office:value-type="string">
            <text:p>http://2015.sofifa.org/15/players/60/188597.png</text:p>
          </table:table-cell>
          <table:table-cell office:value-type="string">
            <text:p>FC Nante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lhadhur</text:p>
          </table:table-cell>
          <table:table-cell office:value-type="string">
            <text:p>Chaker</text:p>
          </table:table-cell>
          <table:table-cell office:value-type="string">
            <text:p>DG</text:p>
          </table:table-cell>
          <table:table-cell office:value-type="string">
            <text:p>http://2015.sofifa.org/15/players/60/203885.png</text:p>
          </table:table-cell>
          <table:table-cell office:value-type="string">
            <text:p>FC Nantes</text:p>
          </table:table-cell>
          <table:table-cell/>
          <table:table-cell office:value-type="string">
            <text:p>Comores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Nkoudou</text:p>
          </table:table-cell>
          <table:table-cell office:value-type="string">
            <text:p>Georges-Kevin</text:p>
          </table:table-cell>
          <table:table-cell office:value-type="string">
            <text:p>MDR</text:p>
          </table:table-cell>
          <table:table-cell office:value-type="string">
            <text:p>http://2015.sofifa.org/15/players/60/219732.png</text:p>
          </table:table-cell>
          <table:table-cell office:value-type="string">
            <text:p>FC Nante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omis</text:p>
          </table:table-cell>
          <table:table-cell office:value-type="string">
            <text:p>Remi</text:p>
          </table:table-cell>
          <table:table-cell office:value-type="string">
            <text:p>MDC</text:p>
          </table:table-cell>
          <table:table-cell office:value-type="string">
            <text:p>http://2015.sofifa.org/15/players/60/112352.png</text:p>
          </table:table-cell>
          <table:table-cell office:value-type="string">
            <text:p>FC Nantes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issokho</text:p>
          </table:table-cell>
          <table:table-cell office:value-type="string">
            <text:p>Issa</text:p>
          </table:table-cell>
          <table:table-cell office:value-type="string">
            <text:p>DD</text:p>
          </table:table-cell>
          <table:table-cell office:value-type="string">
            <text:p>http://2015.sofifa.org/15/players/60/138704.png</text:p>
          </table:table-cell>
          <table:table-cell office:value-type="string">
            <text:p>FC Nantes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udel</text:p>
          </table:table-cell>
          <table:table-cell office:value-type="string">
            <text:p>Johan</text:p>
          </table:table-cell>
          <table:table-cell office:value-type="string">
            <text:p>MG</text:p>
          </table:table-cell>
          <table:table-cell office:value-type="string">
            <text:p>http://2015.sofifa.org/15/players/60/107320.png</text:p>
          </table:table-cell>
          <table:table-cell office:value-type="string">
            <text:p>FC Nante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risteguieta</text:p>
          </table:table-cell>
          <table:table-cell office:value-type="string">
            <text:p>Fernando</text:p>
          </table:table-cell>
          <table:table-cell office:value-type="string">
            <text:p>BU</text:p>
          </table:table-cell>
          <table:table-cell office:value-type="string">
            <text:p>http://2015.sofifa.org/15/players/60/212618.png</text:p>
          </table:table-cell>
          <table:table-cell office:value-type="string">
            <text:p>FC Nantes</text:p>
          </table:table-cell>
          <table:table-cell/>
          <table:table-cell office:value-type="string">
            <text:p>Venezuela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jidji</text:p>
          </table:table-cell>
          <table:table-cell office:value-type="string">
            <text:p>Koffi</text:p>
          </table:table-cell>
          <table:table-cell office:value-type="string">
            <text:p>DC</text:p>
          </table:table-cell>
          <table:table-cell office:value-type="string">
            <text:p>http://2015.sofifa.org/15/players/60/203884.png</text:p>
          </table:table-cell>
          <table:table-cell office:value-type="string">
            <text:p>FC Nantes</text:p>
          </table:table-cell>
          <table:table-cell/>
          <table:table-cell office:value-type="string">
            <text:p>Cote d'Ivoir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iou</text:p>
          </table:table-cell>
          <table:table-cell office:value-type="string">
            <text:p>Remy</text:p>
          </table:table-cell>
          <table:table-cell office:value-type="string">
            <text:p>G</text:p>
          </table:table-cell>
          <table:table-cell office:value-type="string">
            <text:p>http://2015.sofifa.org/15/players/60/168965.png</text:p>
          </table:table-cell>
          <table:table-cell office:value-type="string">
            <text:p>FC Nante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Vizcarrondo</text:p>
          </table:table-cell>
          <table:table-cell office:value-type="string">
            <text:p>Oswaldo</text:p>
          </table:table-cell>
          <table:table-cell office:value-type="string">
            <text:p>DC</text:p>
          </table:table-cell>
          <table:table-cell office:value-type="string">
            <text:p>http://2015.sofifa.org/15/players/60/175462.png</text:p>
          </table:table-cell>
          <table:table-cell office:value-type="string">
            <text:p>FC Nantes</text:p>
          </table:table-cell>
          <table:table-cell/>
          <table:table-cell office:value-type="string">
            <text:p>Venezuela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essat</text:p>
          </table:table-cell>
          <table:table-cell office:value-type="string">
            <text:p>Vincent</text:p>
          </table:table-cell>
          <table:table-cell office:value-type="string">
            <text:p>MG</text:p>
          </table:table-cell>
          <table:table-cell office:value-type="string">
            <text:p>http://2015.sofifa.org/15/players/60/184706.png</text:p>
          </table:table-cell>
          <table:table-cell office:value-type="string">
            <text:p>FC Nante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hechter</text:p>
          </table:table-cell>
          <table:table-cell office:value-type="string">
            <text:p>Itay</text:p>
          </table:table-cell>
          <table:table-cell office:value-type="string">
            <text:p>BU</text:p>
          </table:table-cell>
          <table:table-cell office:value-type="string">
            <text:p>http://2015.sofifa.org/15/players/60/168600.png</text:p>
          </table:table-cell>
          <table:table-cell office:value-type="string">
            <text:p>FC Nantes</text:p>
          </table:table-cell>
          <table:table-cell/>
          <table:table-cell office:value-type="string">
            <text:p>Israe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Veigneau</text:p>
          </table:table-cell>
          <table:table-cell office:value-type="string">
            <text:p>Olivier</text:p>
          </table:table-cell>
          <table:table-cell office:value-type="string">
            <text:p>DG</text:p>
          </table:table-cell>
          <table:table-cell office:value-type="string">
            <text:p>http://2015.sofifa.org/15/players/60/165232.png</text:p>
          </table:table-cell>
          <table:table-cell office:value-type="string">
            <text:p>FC Nante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Toure</text:p>
          </table:table-cell>
          <table:table-cell office:value-type="string">
            <text:p>Birama</text:p>
          </table:table-cell>
          <table:table-cell office:value-type="string">
            <text:p>MDC</text:p>
          </table:table-cell>
          <table:table-cell office:value-type="string">
            <text:p>http://2015.sofifa.org/15/players/60/209698.png</text:p>
          </table:table-cell>
          <table:table-cell office:value-type="string">
            <text:p>FC Nantes</text:p>
          </table:table-cell>
          <table:table-cell/>
          <table:table-cell office:value-type="string">
            <text:p>Mali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ngoura</text:p>
          </table:table-cell>
          <table:table-cell office:value-type="string">
            <text:p>Ismael</text:p>
          </table:table-cell>
          <table:table-cell office:value-type="string">
            <text:p>BU</text:p>
          </table:table-cell>
          <table:table-cell office:value-type="string">
            <text:p>http://2015.sofifa.org/15/players/60/168984.png</text:p>
          </table:table-cell>
          <table:table-cell office:value-type="string">
            <text:p>FC Nantes</text:p>
          </table:table-cell>
          <table:table-cell/>
          <table:table-cell office:value-type="string">
            <text:p>Guine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ubois</text:p>
          </table:table-cell>
          <table:table-cell office:value-type="string">
            <text:p>Leo</text:p>
          </table:table-cell>
          <table:table-cell office:value-type="string">
            <text:p>DD</text:p>
          </table:table-cell>
          <table:table-cell office:value-type="string">
            <text:p>http://2015.sofifa.org/15/players/60/216643.png</text:p>
          </table:table-cell>
          <table:table-cell office:value-type="string">
            <text:p>FC Nante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N'Dongala</text:p>
          </table:table-cell>
          <table:table-cell office:value-type="string">
            <text:p>Aristote</text:p>
          </table:table-cell>
          <table:table-cell office:value-type="string">
            <text:p>DG</text:p>
          </table:table-cell>
          <table:table-cell office:value-type="string">
            <text:p>http://2015.sofifa.org/15/players/60/212677.png</text:p>
          </table:table-cell>
          <table:table-cell office:value-type="string">
            <text:p>FC Nantes</text:p>
          </table:table-cell>
          <table:table-cell/>
          <table:table-cell office:value-type="string">
            <text:p>Republique Democratique du Congo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Toure</text:p>
          </table:table-cell>
          <table:table-cell office:value-type="string">
            <text:p>Abdoulaye</text:p>
          </table:table-cell>
          <table:table-cell office:value-type="string">
            <text:p>MDC</text:p>
          </table:table-cell>
          <table:table-cell office:value-type="string">
            <text:p>http://2015.sofifa.org/15/players/60/210450.png</text:p>
          </table:table-cell>
          <table:table-cell office:value-type="string">
            <text:p>FC Nante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ongier</text:p>
          </table:table-cell>
          <table:table-cell office:value-type="string">
            <text:p>Valentin</text:p>
          </table:table-cell>
          <table:table-cell office:value-type="string">
            <text:p>MC</text:p>
          </table:table-cell>
          <table:table-cell office:value-type="string">
            <text:p>http://2015.sofifa.org/15/players/60/223874.png</text:p>
          </table:table-cell>
          <table:table-cell office:value-type="string">
            <text:p>FC Nante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andi</text:p>
          </table:table-cell>
          <table:table-cell office:value-type="string">
            <text:p>Najib</text:p>
          </table:table-cell>
          <table:table-cell office:value-type="string">
            <text:p>AID</text:p>
          </table:table-cell>
          <table:table-cell/>
          <table:table-cell office:value-type="string">
            <text:p>FC Nante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mmou</text:p>
          </table:table-cell>
          <table:table-cell office:value-type="string">
            <text:p>Yacine</text:p>
          </table:table-cell>
          <table:table-cell office:value-type="string">
            <text:p>BU</text:p>
          </table:table-cell>
          <table:table-cell/>
          <table:table-cell office:value-type="string">
            <text:p>FC Nante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Oudrhiri</text:p>
          </table:table-cell>
          <table:table-cell office:value-type="string">
            <text:p>Amine</text:p>
          </table:table-cell>
          <table:table-cell office:value-type="string">
            <text:p>MOC</text:p>
          </table:table-cell>
          <table:table-cell office:value-type="string">
            <text:p>http://2015.sofifa.org/15/players/60/221506.png</text:p>
          </table:table-cell>
          <table:table-cell office:value-type="string">
            <text:p>FC Nante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Niane</text:p>
          </table:table-cell>
          <table:table-cell office:value-type="string">
            <text:p>Adama</text:p>
          </table:table-cell>
          <table:table-cell office:value-type="string">
            <text:p>BU</text:p>
          </table:table-cell>
          <table:table-cell office:value-type="string">
            <text:p>http://2015.sofifa.org/15/players/60/212428.png</text:p>
          </table:table-cell>
          <table:table-cell office:value-type="string">
            <text:p>FC Nantes</text:p>
          </table:table-cell>
          <table:table-cell/>
          <table:table-cell office:value-type="string">
            <text:p>Mali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angare</text:p>
          </table:table-cell>
          <table:table-cell office:value-type="string">
            <text:p>Souleymane</text:p>
          </table:table-cell>
          <table:table-cell office:value-type="string">
            <text:p>DC</text:p>
          </table:table-cell>
          <table:table-cell office:value-type="string">
            <text:p>http://2015.sofifa.org/15/players/60/216645.png</text:p>
          </table:table-cell>
          <table:table-cell office:value-type="string">
            <text:p>FC Nante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dri</text:p>
          </table:table-cell>
          <table:table-cell office:value-type="string">
            <text:p>Nassim</text:p>
          </table:table-cell>
          <table:table-cell office:value-type="string">
            <text:p>G</text:p>
          </table:table-cell>
          <table:table-cell office:value-type="string">
            <text:p>http://2015.sofifa.org/15/players/60/223872.png</text:p>
          </table:table-cell>
          <table:table-cell office:value-type="string">
            <text:p>FC Nante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Walongwa</text:p>
          </table:table-cell>
          <table:table-cell office:value-type="string">
            <text:p>Anthony</text:p>
          </table:table-cell>
          <table:table-cell office:value-type="string">
            <text:p>DC</text:p>
          </table:table-cell>
          <table:table-cell/>
          <table:table-cell office:value-type="string">
            <text:p>FC Nantes</text:p>
          </table:table-cell>
          <table:table-cell/>
          <table:table-cell office:value-type="string">
            <text:p>Republique du Congo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upay</text:p>
          </table:table-cell>
          <table:table-cell office:value-type="string">
            <text:p>Neal</text:p>
          </table:table-cell>
          <table:table-cell office:value-type="string">
            <text:p>BU</text:p>
          </table:table-cell>
          <table:table-cell office:value-type="string">
            <text:p>http://2015.sofifa.org/15/players/60/211784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Hult</text:p>
          </table:table-cell>
          <table:table-cell office:value-type="string">
            <text:p>Nicklas</text:p>
          </table:table-cell>
          <table:table-cell office:value-type="string">
            <text:p>MC</text:p>
          </table:table-cell>
          <table:table-cell office:value-type="string">
            <text:p>http://2015.sofifa.org/15/players/60/192102.png</text:p>
          </table:table-cell>
          <table:table-cell office:value-type="string">
            <text:p>OGC Nice</text:p>
          </table:table-cell>
          <table:table-cell/>
          <table:table-cell office:value-type="string">
            <text:p>Sued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osetti</text:p>
          </table:table-cell>
          <table:table-cell office:value-type="string">
            <text:p>Alexy</text:p>
          </table:table-cell>
          <table:table-cell office:value-type="string">
            <text:p>AID</text:p>
          </table:table-cell>
          <table:table-cell office:value-type="string">
            <text:p>http://2015.sofifa.org/15/players/60/207994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vitanich</text:p>
          </table:table-cell>
          <table:table-cell office:value-type="string">
            <text:p>Dario</text:p>
          </table:table-cell>
          <table:table-cell office:value-type="string">
            <text:p>BU</text:p>
          </table:table-cell>
          <table:table-cell office:value-type="string">
            <text:p>http://2015.sofifa.org/15/players/60/152997.png</text:p>
          </table:table-cell>
          <table:table-cell office:value-type="string">
            <text:p>OGC Nice</text:p>
          </table:table-cell>
          <table:table-cell/>
          <table:table-cell office:value-type="string">
            <text:p>Argentin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odmer</text:p>
          </table:table-cell>
          <table:table-cell office:value-type="string">
            <text:p>Mathieu</text:p>
          </table:table-cell>
          <table:table-cell office:value-type="string">
            <text:p>DC</text:p>
          </table:table-cell>
          <table:table-cell office:value-type="string">
            <text:p>http://2015.sofifa.org/15/players/60/51123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igard</text:p>
          </table:table-cell>
          <table:table-cell office:value-type="string">
            <text:p>Didier</text:p>
          </table:table-cell>
          <table:table-cell office:value-type="string">
            <text:p>MDC</text:p>
          </table:table-cell>
          <table:table-cell office:value-type="string">
            <text:p>http://2015.sofifa.org/15/players/60/165434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Eysseric</text:p>
          </table:table-cell>
          <table:table-cell office:value-type="string">
            <text:p>Valentin</text:p>
          </table:table-cell>
          <table:table-cell office:value-type="string">
            <text:p>MOC</text:p>
          </table:table-cell>
          <table:table-cell office:value-type="string">
            <text:p>http://2015.sofifa.org/15/players/60/201878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endy</text:p>
          </table:table-cell>
          <table:table-cell office:value-type="string">
            <text:p>Nampalys</text:p>
          </table:table-cell>
          <table:table-cell office:value-type="string">
            <text:p>MDC</text:p>
          </table:table-cell>
          <table:table-cell office:value-type="string">
            <text:p>http://2015.sofifa.org/15/players/60/198861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Eduardo</text:p>
          </table:table-cell>
          <table:table-cell office:value-type="string">
            <text:p>Carlos</text:p>
          </table:table-cell>
          <table:table-cell office:value-type="string">
            <text:p>MC</text:p>
          </table:table-cell>
          <table:table-cell office:value-type="string">
            <text:p>http://2015.sofifa.org/15/players/60/192708.png</text:p>
          </table:table-cell>
          <table:table-cell office:value-type="string">
            <text:p>OGC Nice</text:p>
          </table:table-cell>
          <table:table-cell/>
          <table:table-cell office:value-type="string">
            <text:p>Bresi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utheac</text:p>
          </table:table-cell>
          <table:table-cell office:value-type="string">
            <text:p>Eric</text:p>
          </table:table-cell>
          <table:table-cell office:value-type="string">
            <text:p>MG</text:p>
          </table:table-cell>
          <table:table-cell office:value-type="string">
            <text:p>http://2015.sofifa.org/15/players/60/199418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Hassen</text:p>
          </table:table-cell>
          <table:table-cell office:value-type="string">
            <text:p>Mouez</text:p>
          </table:table-cell>
          <table:table-cell office:value-type="string">
            <text:p>G</text:p>
          </table:table-cell>
          <table:table-cell office:value-type="string">
            <text:p>http://2015.sofifa.org/15/players/60/209483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alun</text:p>
          </table:table-cell>
          <table:table-cell office:value-type="string">
            <text:p>Lloyd</text:p>
          </table:table-cell>
          <table:table-cell office:value-type="string">
            <text:p>DD</text:p>
          </table:table-cell>
          <table:table-cell office:value-type="string">
            <text:p>http://2015.sofifa.org/15/players/60/202708.png</text:p>
          </table:table-cell>
          <table:table-cell office:value-type="string">
            <text:p>OGC Nice</text:p>
          </table:table-cell>
          <table:table-cell/>
          <table:table-cell office:value-type="string">
            <text:p>Gabon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lea</text:p>
          </table:table-cell>
          <table:table-cell office:value-type="string">
            <text:p>Alassane</text:p>
          </table:table-cell>
          <table:table-cell office:value-type="string">
            <text:p>MDR</text:p>
          </table:table-cell>
          <table:table-cell office:value-type="string">
            <text:p>http://2015.sofifa.org/15/players/60/206467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uel</text:p>
          </table:table-cell>
          <table:table-cell office:value-type="string">
            <text:p>Gregoire</text:p>
          </table:table-cell>
          <table:table-cell office:value-type="string">
            <text:p>DD</text:p>
          </table:table-cell>
          <table:table-cell office:value-type="string">
            <text:p>http://2015.sofifa.org/15/players/60/213349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entecote</text:p>
          </table:table-cell>
          <table:table-cell office:value-type="string">
            <text:p>Xavier</text:p>
          </table:table-cell>
          <table:table-cell office:value-type="string">
            <text:p>BU</text:p>
          </table:table-cell>
          <table:table-cell office:value-type="string">
            <text:p>http://2015.sofifa.org/15/players/60/173073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ao Castellana</text:p>
          </table:table-cell>
          <table:table-cell office:value-type="string">
            <text:p>Fabien</text:p>
          </table:table-cell>
          <table:table-cell office:value-type="string">
            <text:p>MDC</text:p>
          </table:table-cell>
          <table:table-cell office:value-type="string">
            <text:p>http://2015.sofifa.org/15/players/60/209311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iawara</text:p>
          </table:table-cell>
          <table:table-cell office:value-type="string">
            <text:p>Souleymane</text:p>
          </table:table-cell>
          <table:table-cell office:value-type="string">
            <text:p>DC</text:p>
          </table:table-cell>
          <table:table-cell office:value-type="string">
            <text:p>http://2015.sofifa.org/15/players/60/40900.png</text:p>
          </table:table-cell>
          <table:table-cell office:value-type="string">
            <text:p>OGC Nice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mavi</text:p>
          </table:table-cell>
          <table:table-cell office:value-type="string">
            <text:p>Jordan</text:p>
          </table:table-cell>
          <table:table-cell office:value-type="string">
            <text:p>DG</text:p>
          </table:table-cell>
          <table:table-cell office:value-type="string">
            <text:p>http://2015.sofifa.org/15/players/60/219681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'Bow</text:p>
          </table:table-cell>
          <table:table-cell office:value-type="string">
            <text:p>Pape</text:p>
          </table:table-cell>
          <table:table-cell office:value-type="string">
            <text:p>DC</text:p>
          </table:table-cell>
          <table:table-cell office:value-type="string">
            <text:p>http://2015.sofifa.org/15/players/60/208138.png</text:p>
          </table:table-cell>
          <table:table-cell office:value-type="string">
            <text:p>OGC Nice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elle</text:p>
          </table:table-cell>
          <table:table-cell office:value-type="string">
            <text:p>Joris</text:p>
          </table:table-cell>
          <table:table-cell office:value-type="string">
            <text:p>G</text:p>
          </table:table-cell>
          <table:table-cell office:value-type="string">
            <text:p>http://2015.sofifa.org/15/players/60/194198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ougeaux</text:p>
          </table:table-cell>
          <table:table-cell office:value-type="string">
            <text:p>Lucas</text:p>
          </table:table-cell>
          <table:table-cell office:value-type="string">
            <text:p>DC</text:p>
          </table:table-cell>
          <table:table-cell office:value-type="string">
            <text:p>http://2015.sofifa.org/15/players/60/213368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ouplin</text:p>
          </table:table-cell>
          <table:table-cell office:value-type="string">
            <text:p>Simon</text:p>
          </table:table-cell>
          <table:table-cell office:value-type="string">
            <text:p>G</text:p>
          </table:table-cell>
          <table:table-cell office:value-type="string">
            <text:p>http://2015.sofifa.org/15/players/60/153297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afetraniaina</text:p>
          </table:table-cell>
          <table:table-cell office:value-type="string">
            <text:p>Albert</text:p>
          </table:table-cell>
          <table:table-cell office:value-type="string">
            <text:p>DD</text:p>
          </table:table-cell>
          <table:table-cell office:value-type="string">
            <text:p>http://2015.sofifa.org/15/players/60/212030.png</text:p>
          </table:table-cell>
          <table:table-cell office:value-type="string">
            <text:p>OGC Nice</text:p>
          </table:table-cell>
          <table:table-cell/>
          <table:table-cell office:value-type="string">
            <text:p>Madagascar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enrahma</text:p>
          </table:table-cell>
          <table:table-cell office:value-type="string">
            <text:p>Said</text:p>
          </table:table-cell>
          <table:table-cell office:value-type="string">
            <text:p>AT</text:p>
          </table:table-cell>
          <table:table-cell office:value-type="string">
            <text:p>http://2015.sofifa.org/15/players/60/220621.png</text:p>
          </table:table-cell>
          <table:table-cell office:value-type="string">
            <text:p>OGC Nice</text:p>
          </table:table-cell>
          <table:table-cell/>
          <table:table-cell office:value-type="string">
            <text:p>Alger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omis</text:p>
          </table:table-cell>
          <table:table-cell office:value-type="string">
            <text:p>Kevin</text:p>
          </table:table-cell>
          <table:table-cell office:value-type="string">
            <text:p>DC</text:p>
          </table:table-cell>
          <table:table-cell office:value-type="string">
            <text:p>http://2015.sofifa.org/15/players/60/194202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onstant</text:p>
          </table:table-cell>
          <table:table-cell office:value-type="string">
            <text:p>Bryan</text:p>
          </table:table-cell>
          <table:table-cell office:value-type="string">
            <text:p>BU</text:p>
          </table:table-cell>
          <table:table-cell office:value-type="string">
            <text:p>http://2015.sofifa.org/15/players/60/219682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Traore</text:p>
          </table:table-cell>
          <table:table-cell office:value-type="string">
            <text:p>Mahamane</text:p>
          </table:table-cell>
          <table:table-cell office:value-type="string">
            <text:p>MDC</text:p>
          </table:table-cell>
          <table:table-cell office:value-type="string">
            <text:p>http://2015.sofifa.org/15/players/60/181870.png</text:p>
          </table:table-cell>
          <table:table-cell office:value-type="string">
            <text:p>OGC Nice</text:p>
          </table:table-cell>
          <table:table-cell/>
          <table:table-cell office:value-type="string">
            <text:p>Mali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Vercauteren</text:p>
          </table:table-cell>
          <table:table-cell office:value-type="string">
            <text:p>Julien</text:p>
          </table:table-cell>
          <table:table-cell office:value-type="string">
            <text:p>AIG</text:p>
          </table:table-cell>
          <table:table-cell office:value-type="string">
            <text:p>http://2015.sofifa.org/15/players/60/210420.png</text:p>
          </table:table-cell>
          <table:table-cell office:value-type="string">
            <text:p>OGC Nice</text:p>
          </table:table-cell>
          <table:table-cell/>
          <table:table-cell office:value-type="string">
            <text:p>Belgiqu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Honorat</text:p>
          </table:table-cell>
          <table:table-cell office:value-type="string">
            <text:p>Franck</text:p>
          </table:table-cell>
          <table:table-cell office:value-type="string">
            <text:p>BU</text:p>
          </table:table-cell>
          <table:table-cell office:value-type="string">
            <text:p>http://2015.sofifa.org/15/players/60/220876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enevois</text:p>
          </table:table-cell>
          <table:table-cell office:value-type="string">
            <text:p>Romain</text:p>
          </table:table-cell>
          <table:table-cell office:value-type="string">
            <text:p>DC</text:p>
          </table:table-cell>
          <table:table-cell office:value-type="string">
            <text:p>http://2015.sofifa.org/15/players/60/181456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loris</text:p>
          </table:table-cell>
          <table:table-cell office:value-type="string">
            <text:p>Gautier</text:p>
          </table:table-cell>
          <table:table-cell office:value-type="string">
            <text:p>DC</text:p>
          </table:table-cell>
          <table:table-cell office:value-type="string">
            <text:p>http://2015.sofifa.org/15/players/60/222286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uel</text:p>
          </table:table-cell>
          <table:table-cell office:value-type="string">
            <text:p>Paulin</text:p>
          </table:table-cell>
          <table:table-cell office:value-type="string">
            <text:p>BU</text:p>
          </table:table-cell>
          <table:table-cell office:value-type="string">
            <text:p>http://2015.sofifa.org/15/players/60/222762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oziello</text:p>
          </table:table-cell>
          <table:table-cell office:value-type="string">
            <text:p>Vincent</text:p>
          </table:table-cell>
          <table:table-cell office:value-type="string">
            <text:p>MOC</text:p>
          </table:table-cell>
          <table:table-cell office:value-type="string">
            <text:p>http://2015.sofifa.org/15/players/60/225199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Ibrahimovic</text:p>
          </table:table-cell>
          <table:table-cell office:value-type="string">
            <text:p>Zlatan</text:p>
          </table:table-cell>
          <table:table-cell office:value-type="string">
            <text:p>BU</text:p>
          </table:table-cell>
          <table:table-cell office:value-type="string">
            <text:p>http://2015.sofifa.org/15/players/60/41236.png</text:p>
          </table:table-cell>
          <table:table-cell office:value-type="string">
            <text:p>Paris SG</text:p>
          </table:table-cell>
          <table:table-cell office:value-type="string">
            <text:p>Suede</text:p>
          </table:table-cell>
          <table:table-cell office:value-type="string">
            <text:p>Sued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ucas</text:p>
          </table:table-cell>
          <table:table-cell office:value-type="string">
            <text:p>Moura</text:p>
          </table:table-cell>
          <table:table-cell office:value-type="string">
            <text:p>AID</text:p>
          </table:table-cell>
          <table:table-cell office:value-type="string">
            <text:p>http://2015.sofifa.org/15/players/60/200949.png</text:p>
          </table:table-cell>
          <table:table-cell office:value-type="string">
            <text:p>Paris SG</text:p>
          </table:table-cell>
          <table:table-cell office:value-type="string">
            <text:p>Bresil</text:p>
          </table:table-cell>
          <table:table-cell office:value-type="string">
            <text:p>Bresi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urier</text:p>
          </table:table-cell>
          <table:table-cell office:value-type="string">
            <text:p>Serge</text:p>
          </table:table-cell>
          <table:table-cell office:value-type="string">
            <text:p>DD</text:p>
          </table:table-cell>
          <table:table-cell office:value-type="string">
            <text:p>http://2015.sofifa.org/15/players/60/197853.png</text:p>
          </table:table-cell>
          <table:table-cell office:value-type="string">
            <text:p>Paris SG</text:p>
          </table:table-cell>
          <table:table-cell table:number-columns-repeated="2" office:value-type="string">
            <text:p>Cote d'Ivoir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Verratti</text:p>
          </table:table-cell>
          <table:table-cell office:value-type="string">
            <text:p>Marco</text:p>
          </table:table-cell>
          <table:table-cell office:value-type="string">
            <text:p>MC</text:p>
          </table:table-cell>
          <table:table-cell office:value-type="string">
            <text:p>http://2015.sofifa.org/15/players/60/199556.png</text:p>
          </table:table-cell>
          <table:table-cell office:value-type="string">
            <text:p>Paris SG</text:p>
          </table:table-cell>
          <table:table-cell table:number-columns-repeated="2" office:value-type="string">
            <text:p>Ital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rquinhos</text:p>
          </table:table-cell>
          <table:table-cell/>
          <table:table-cell office:value-type="string">
            <text:p>DC</text:p>
          </table:table-cell>
          <table:table-cell office:value-type="string">
            <text:p>http://2015.sofifa.org/15/players/60/207865.png</text:p>
          </table:table-cell>
          <table:table-cell office:value-type="string">
            <text:p>Paris SG</text:p>
          </table:table-cell>
          <table:table-cell office:value-type="string">
            <text:p>Bresil</text:p>
          </table:table-cell>
          <table:table-cell office:value-type="string">
            <text:p>Bresi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abiot</text:p>
          </table:table-cell>
          <table:table-cell office:value-type="string">
            <text:p>Adrien</text:p>
          </table:table-cell>
          <table:table-cell office:value-type="string">
            <text:p>MC</text:p>
          </table:table-cell>
          <table:table-cell office:value-type="string">
            <text:p>http://2015.sofifa.org/15/players/60/210008.png</text:p>
          </table:table-cell>
          <table:table-cell office:value-type="string">
            <text:p>Paris SG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avani</text:p>
          </table:table-cell>
          <table:table-cell office:value-type="string">
            <text:p>Edinson</text:p>
          </table:table-cell>
          <table:table-cell office:value-type="string">
            <text:p>BU</text:p>
          </table:table-cell>
          <table:table-cell office:value-type="string">
            <text:p>http://2015.sofifa.org/15/players/60/179813.png</text:p>
          </table:table-cell>
          <table:table-cell office:value-type="string">
            <text:p>Paris SG</text:p>
          </table:table-cell>
          <table:table-cell table:number-columns-repeated="2" office:value-type="string">
            <text:p>Uruguay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ilva</text:p>
          </table:table-cell>
          <table:table-cell office:value-type="string">
            <text:p>Thiago</text:p>
          </table:table-cell>
          <table:table-cell office:value-type="string">
            <text:p>DC</text:p>
          </table:table-cell>
          <table:table-cell office:value-type="string">
            <text:p>http://2015.sofifa.org/15/players/60/164240.png</text:p>
          </table:table-cell>
          <table:table-cell office:value-type="string">
            <text:p>Paris SG</text:p>
          </table:table-cell>
          <table:table-cell office:value-type="string">
            <text:p>Bresil</text:p>
          </table:table-cell>
          <table:table-cell office:value-type="string">
            <text:p>Bresi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igne</text:p>
          </table:table-cell>
          <table:table-cell office:value-type="string">
            <text:p>Lucas</text:p>
          </table:table-cell>
          <table:table-cell office:value-type="string">
            <text:p>DG</text:p>
          </table:table-cell>
          <table:table-cell office:value-type="string">
            <text:p>http://2015.sofifa.org/15/players/60/200458.png</text:p>
          </table:table-cell>
          <table:table-cell office:value-type="string">
            <text:p>Paris SG</text:p>
          </table:table-cell>
          <table:table-cell table:number-columns-repeated="2"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uiz</text:p>
          </table:table-cell>
          <table:table-cell office:value-type="string">
            <text:p>David</text:p>
          </table:table-cell>
          <table:table-cell office:value-type="string">
            <text:p>DC</text:p>
          </table:table-cell>
          <table:table-cell office:value-type="string">
            <text:p>http://2015.sofifa.org/15/players/60/179944.png</text:p>
          </table:table-cell>
          <table:table-cell office:value-type="string">
            <text:p>Paris SG</text:p>
          </table:table-cell>
          <table:table-cell office:value-type="string">
            <text:p>Bresil</text:p>
          </table:table-cell>
          <table:table-cell office:value-type="string">
            <text:p>Bresi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tuidi</text:p>
          </table:table-cell>
          <table:table-cell office:value-type="string">
            <text:p>Blaise</text:p>
          </table:table-cell>
          <table:table-cell office:value-type="string">
            <text:p>MDC</text:p>
          </table:table-cell>
          <table:table-cell office:value-type="string">
            <text:p>http://2015.sofifa.org/15/players/60/170890.png</text:p>
          </table:table-cell>
          <table:table-cell office:value-type="string">
            <text:p>Paris SG</text:p>
          </table:table-cell>
          <table:table-cell table:number-columns-repeated="2"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astore</text:p>
          </table:table-cell>
          <table:table-cell office:value-type="string">
            <text:p>Javier</text:p>
          </table:table-cell>
          <table:table-cell office:value-type="string">
            <text:p>MC</text:p>
          </table:table-cell>
          <table:table-cell office:value-type="string">
            <text:p>http://2015.sofifa.org/15/players/60/191180.png</text:p>
          </table:table-cell>
          <table:table-cell office:value-type="string">
            <text:p>Paris SG</text:p>
          </table:table-cell>
          <table:table-cell/>
          <table:table-cell office:value-type="string">
            <text:p>Argentin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avezzi</text:p>
          </table:table-cell>
          <table:table-cell office:value-type="string">
            <text:p>Ezequiel</text:p>
          </table:table-cell>
          <table:table-cell office:value-type="string">
            <text:p>AIG</text:p>
          </table:table-cell>
          <table:table-cell office:value-type="string">
            <text:p>http://2015.sofifa.org/15/players/60/159065.png</text:p>
          </table:table-cell>
          <table:table-cell office:value-type="string">
            <text:p>Paris SG</text:p>
          </table:table-cell>
          <table:table-cell table:number-columns-repeated="2" office:value-type="string">
            <text:p>Argentin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abaye</text:p>
          </table:table-cell>
          <table:table-cell office:value-type="string">
            <text:p>Yohan</text:p>
          </table:table-cell>
          <table:table-cell office:value-type="string">
            <text:p>MC</text:p>
          </table:table-cell>
          <table:table-cell office:value-type="string">
            <text:p>http://2015.sofifa.org/15/players/60/167943.png</text:p>
          </table:table-cell>
          <table:table-cell office:value-type="string">
            <text:p>Paris SG</text:p>
          </table:table-cell>
          <table:table-cell table:number-columns-repeated="2"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hebeck</text:p>
          </table:table-cell>
          <table:table-cell office:value-type="string">
            <text:p>Jean-Christophe</text:p>
          </table:table-cell>
          <table:table-cell office:value-type="string">
            <text:p>BU</text:p>
          </table:table-cell>
          <table:table-cell office:value-type="string">
            <text:p>http://2015.sofifa.org/15/players/60/202547.png</text:p>
          </table:table-cell>
          <table:table-cell office:value-type="string">
            <text:p>Paris SG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Van der Wiel</text:p>
          </table:table-cell>
          <table:table-cell office:value-type="string">
            <text:p>Gregory</text:p>
          </table:table-cell>
          <table:table-cell office:value-type="string">
            <text:p>DD</text:p>
          </table:table-cell>
          <table:table-cell office:value-type="string">
            <text:p>http://2015.sofifa.org/15/players/60/183937.png</text:p>
          </table:table-cell>
          <table:table-cell office:value-type="string">
            <text:p>Paris SG</text:p>
          </table:table-cell>
          <table:table-cell/>
          <table:table-cell office:value-type="string">
            <text:p>Pays-Bas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irigu</text:p>
          </table:table-cell>
          <table:table-cell office:value-type="string">
            <text:p>Salvatore</text:p>
          </table:table-cell>
          <table:table-cell office:value-type="string">
            <text:p>G</text:p>
          </table:table-cell>
          <table:table-cell office:value-type="string">
            <text:p>http://2015.sofifa.org/15/players/60/168435.png</text:p>
          </table:table-cell>
          <table:table-cell office:value-type="string">
            <text:p>Paris SG</text:p>
          </table:table-cell>
          <table:table-cell table:number-columns-repeated="2" office:value-type="string">
            <text:p>Ital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otta</text:p>
          </table:table-cell>
          <table:table-cell office:value-type="string">
            <text:p>Thiago</text:p>
          </table:table-cell>
          <table:table-cell office:value-type="string">
            <text:p>MDC</text:p>
          </table:table-cell>
          <table:table-cell office:value-type="string">
            <text:p>http://2015.sofifa.org/15/players/60/49370.png</text:p>
          </table:table-cell>
          <table:table-cell office:value-type="string">
            <text:p>Paris SG</text:p>
          </table:table-cell>
          <table:table-cell/>
          <table:table-cell office:value-type="string">
            <text:p>Ital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xwell</text:p>
          </table:table-cell>
          <table:table-cell/>
          <table:table-cell office:value-type="string">
            <text:p>DG</text:p>
          </table:table-cell>
          <table:table-cell office:value-type="string">
            <text:p>http://2015.sofifa.org/15/players/60/53405.png</text:p>
          </table:table-cell>
          <table:table-cell office:value-type="string">
            <text:p>Paris SG</text:p>
          </table:table-cell>
          <table:table-cell/>
          <table:table-cell office:value-type="string">
            <text:p>Bresi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hantome</text:p>
          </table:table-cell>
          <table:table-cell office:value-type="string">
            <text:p>Clement</text:p>
          </table:table-cell>
          <table:table-cell office:value-type="string">
            <text:p>MC</text:p>
          </table:table-cell>
          <table:table-cell office:value-type="string">
            <text:p>http://2015.sofifa.org/15/players/60/177953.png</text:p>
          </table:table-cell>
          <table:table-cell office:value-type="string">
            <text:p>Paris SG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amara</text:p>
          </table:table-cell>
          <table:table-cell office:value-type="string">
            <text:p>Zoumana</text:p>
          </table:table-cell>
          <table:table-cell office:value-type="string">
            <text:p>DC</text:p>
          </table:table-cell>
          <table:table-cell office:value-type="string">
            <text:p>http://2015.sofifa.org/15/players/60/2488.png</text:p>
          </table:table-cell>
          <table:table-cell office:value-type="string">
            <text:p>Paris SG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ouchez</text:p>
          </table:table-cell>
          <table:table-cell office:value-type="string">
            <text:p>Nicolas</text:p>
          </table:table-cell>
          <table:table-cell office:value-type="string">
            <text:p>G</text:p>
          </table:table-cell>
          <table:table-cell office:value-type="string">
            <text:p>http://2015.sofifa.org/15/players/60/117063.png</text:p>
          </table:table-cell>
          <table:table-cell office:value-type="string">
            <text:p>Paris SG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ignan</text:p>
          </table:table-cell>
          <table:table-cell office:value-type="string">
            <text:p>Mike</text:p>
          </table:table-cell>
          <table:table-cell office:value-type="string">
            <text:p>G</text:p>
          </table:table-cell>
          <table:table-cell office:value-type="string">
            <text:p>http://2015.sofifa.org/15/players/60/215698.png</text:p>
          </table:table-cell>
          <table:table-cell office:value-type="string">
            <text:p>Paris SG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iaw</text:p>
          </table:table-cell>
          <table:table-cell office:value-type="string">
            <text:p>Mory</text:p>
          </table:table-cell>
          <table:table-cell office:value-type="string">
            <text:p>G</text:p>
          </table:table-cell>
          <table:table-cell/>
          <table:table-cell office:value-type="string">
            <text:p>Paris SG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Ntep</text:p>
          </table:table-cell>
          <table:table-cell office:value-type="string">
            <text:p>Paul-Georges</text:p>
          </table:table-cell>
          <table:table-cell office:value-type="string">
            <text:p>AIG</text:p>
          </table:table-cell>
          <table:table-cell office:value-type="string">
            <text:p>http://2015.sofifa.org/15/players/60/201533.png</text:p>
          </table:table-cell>
          <table:table-cell office:value-type="string">
            <text:p>Stade Re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ana-Biyik</text:p>
          </table:table-cell>
          <table:table-cell office:value-type="string">
            <text:p>Jean-Armel</text:p>
          </table:table-cell>
          <table:table-cell office:value-type="string">
            <text:p>DC</text:p>
          </table:table-cell>
          <table:table-cell office:value-type="string">
            <text:p>http://2015.sofifa.org/15/players/60/183975.png</text:p>
          </table:table-cell>
          <table:table-cell office:value-type="string">
            <text:p>Stade Rennais</text:p>
          </table:table-cell>
          <table:table-cell/>
          <table:table-cell office:value-type="string">
            <text:p>Cameroun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Toivonen</text:p>
          </table:table-cell>
          <table:table-cell office:value-type="string">
            <text:p>Ola</text:p>
          </table:table-cell>
          <table:table-cell office:value-type="string">
            <text:p>BU</text:p>
          </table:table-cell>
          <table:table-cell office:value-type="string">
            <text:p>http://2015.sofifa.org/15/players/60/176794.png</text:p>
          </table:table-cell>
          <table:table-cell office:value-type="string">
            <text:p>Stade Rennais</text:p>
          </table:table-cell>
          <table:table-cell office:value-type="string">
            <text:p>Suede</text:p>
          </table:table-cell>
          <table:table-cell office:value-type="string">
            <text:p>Sued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rosicki</text:p>
          </table:table-cell>
          <table:table-cell office:value-type="string">
            <text:p>Kamil</text:p>
          </table:table-cell>
          <table:table-cell office:value-type="string">
            <text:p>AID</text:p>
          </table:table-cell>
          <table:table-cell office:value-type="string">
            <text:p>http://2015.sofifa.org/15/players/60/177922.png</text:p>
          </table:table-cell>
          <table:table-cell office:value-type="string">
            <text:p>Stade Rennais</text:p>
          </table:table-cell>
          <table:table-cell table:number-columns-repeated="2" office:value-type="string">
            <text:p>Pologn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ostil</text:p>
          </table:table-cell>
          <table:table-cell office:value-type="string">
            <text:p>Benoit</text:p>
          </table:table-cell>
          <table:table-cell office:value-type="string">
            <text:p>G</text:p>
          </table:table-cell>
          <table:table-cell office:value-type="string">
            <text:p>http://2015.sofifa.org/15/players/60/158121.png</text:p>
          </table:table-cell>
          <table:table-cell office:value-type="string">
            <text:p>Stade Re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rmand</text:p>
          </table:table-cell>
          <table:table-cell office:value-type="string">
            <text:p>Sylvain</text:p>
          </table:table-cell>
          <table:table-cell office:value-type="string">
            <text:p>DC</text:p>
          </table:table-cell>
          <table:table-cell office:value-type="string">
            <text:p>http://2015.sofifa.org/15/players/60/41674.png</text:p>
          </table:table-cell>
          <table:table-cell office:value-type="string">
            <text:p>Stade Re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koun</text:p>
          </table:table-cell>
          <table:table-cell office:value-type="string">
            <text:p>Jean II</text:p>
          </table:table-cell>
          <table:table-cell office:value-type="string">
            <text:p>MDC</text:p>
          </table:table-cell>
          <table:table-cell office:value-type="string">
            <text:p>http://2015.sofifa.org/15/players/60/120304.png</text:p>
          </table:table-cell>
          <table:table-cell office:value-type="string">
            <text:p>Stade Rennais</text:p>
          </table:table-cell>
          <table:table-cell table:number-columns-repeated="2" office:value-type="string">
            <text:p>Cameroun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oreira</text:p>
          </table:table-cell>
          <table:table-cell office:value-type="string">
            <text:p>Steven</text:p>
          </table:table-cell>
          <table:table-cell office:value-type="string">
            <text:p>DG</text:p>
          </table:table-cell>
          <table:table-cell office:value-type="string">
            <text:p>http://2015.sofifa.org/15/players/60/212401.png</text:p>
          </table:table-cell>
          <table:table-cell office:value-type="string">
            <text:p>Stade Re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llee</text:p>
          </table:table-cell>
          <table:table-cell office:value-type="string">
            <text:p>Zana</text:p>
          </table:table-cell>
          <table:table-cell office:value-type="string">
            <text:p>MG</text:p>
          </table:table-cell>
          <table:table-cell office:value-type="string">
            <text:p>http://2015.sofifa.org/15/players/60/192769.png</text:p>
          </table:table-cell>
          <table:table-cell office:value-type="string">
            <text:p>Stade Re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'Bengue</text:p>
          </table:table-cell>
          <table:table-cell office:value-type="string">
            <text:p>Cheick</text:p>
          </table:table-cell>
          <table:table-cell office:value-type="string">
            <text:p>DG</text:p>
          </table:table-cell>
          <table:table-cell office:value-type="string">
            <text:p>http://2015.sofifa.org/15/players/60/183395.png</text:p>
          </table:table-cell>
          <table:table-cell office:value-type="string">
            <text:p>Stade Rennais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oucoure</text:p>
          </table:table-cell>
          <table:table-cell office:value-type="string">
            <text:p>Adbdoulaye</text:p>
          </table:table-cell>
          <table:table-cell office:value-type="string">
            <text:p>MC</text:p>
          </table:table-cell>
          <table:table-cell office:value-type="string">
            <text:p>http://2015.sofifa.org/15/players/60/208135.png</text:p>
          </table:table-cell>
          <table:table-cell office:value-type="string">
            <text:p>Stade Re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Henrique</text:p>
          </table:table-cell>
          <table:table-cell office:value-type="string">
            <text:p>Pedro</text:p>
          </table:table-cell>
          <table:table-cell office:value-type="string">
            <text:p>MG</text:p>
          </table:table-cell>
          <table:table-cell table:style-name="ce1" office:value-type="string">
            <text:p>http://2015.sofifa.org/15/players/60/207929.png</text:p>
          </table:table-cell>
          <table:table-cell office:value-type="string">
            <text:p>Stade Rennais</text:p>
          </table:table-cell>
          <table:table-cell/>
          <table:table-cell office:value-type="string">
            <text:p>Bresi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iagne</text:p>
          </table:table-cell>
          <table:table-cell office:value-type="string">
            <text:p>Fallou</text:p>
          </table:table-cell>
          <table:table-cell office:value-type="string">
            <text:p>DC</text:p>
          </table:table-cell>
          <table:table-cell office:value-type="string">
            <text:p>http://2015.sofifa.org/15/players/60/194196.png</text:p>
          </table:table-cell>
          <table:table-cell office:value-type="string">
            <text:p>Stade Rennais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Hosiner</text:p>
          </table:table-cell>
          <table:table-cell office:value-type="string">
            <text:p>Philipp</text:p>
          </table:table-cell>
          <table:table-cell office:value-type="string">
            <text:p>BU</text:p>
          </table:table-cell>
          <table:table-cell office:value-type="string">
            <text:p>http://2015.sofifa.org/15/players/60/204690.png</text:p>
          </table:table-cell>
          <table:table-cell office:value-type="string">
            <text:p>Stade Rennais</text:p>
          </table:table-cell>
          <table:table-cell table:number-columns-repeated="2" office:value-type="string">
            <text:p>Autrich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onradsen</text:p>
          </table:table-cell>
          <table:table-cell office:value-type="string">
            <text:p>Anders</text:p>
          </table:table-cell>
          <table:table-cell office:value-type="string">
            <text:p>MDC</text:p>
          </table:table-cell>
          <table:table-cell office:value-type="string">
            <text:p>http://2015.sofifa.org/15/players/60/187042.png</text:p>
          </table:table-cell>
          <table:table-cell office:value-type="string">
            <text:p>Stade Rennais</text:p>
          </table:table-cell>
          <table:table-cell office:value-type="string">
            <text:p>Norvege</text:p>
          </table:table-cell>
          <table:table-cell office:value-type="string">
            <text:p>Norveg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Habibou</text:p>
          </table:table-cell>
          <table:table-cell office:value-type="string">
            <text:p>Habib</text:p>
          </table:table-cell>
          <table:table-cell office:value-type="string">
            <text:p>BU</text:p>
          </table:table-cell>
          <table:table-cell office:value-type="string">
            <text:p>http://2015.sofifa.org/15/players/60/178177.png</text:p>
          </table:table-cell>
          <table:table-cell office:value-type="string">
            <text:p>Stade Rennais</text:p>
          </table:table-cell>
          <table:table-cell/>
          <table:table-cell office:value-type="string">
            <text:p>Republique Centrafricain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ane</text:p>
          </table:table-cell>
          <table:table-cell office:value-type="string">
            <text:p>Abdoulaye</text:p>
          </table:table-cell>
          <table:table-cell office:value-type="string">
            <text:p>BU</text:p>
          </table:table-cell>
          <table:table-cell office:value-type="string">
            <text:p>http://2015.sofifa.org/15/players/60/206492.png</text:p>
          </table:table-cell>
          <table:table-cell office:value-type="string">
            <text:p>Stade Rennais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rcic</text:p>
          </table:table-cell>
          <table:table-cell office:value-type="string">
            <text:p>Sanjin</text:p>
          </table:table-cell>
          <table:table-cell office:value-type="string">
            <text:p>MOC</text:p>
          </table:table-cell>
          <table:table-cell office:value-type="string">
            <text:p>http://2015.sofifa.org/15/players/60/206167.png</text:p>
          </table:table-cell>
          <table:table-cell office:value-type="string">
            <text:p>Stade Rennais</text:p>
          </table:table-cell>
          <table:table-cell/>
          <table:table-cell office:value-type="string">
            <text:p>Bosnie-Herzegovin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ajot</text:p>
          </table:table-cell>
          <table:table-cell office:value-type="string">
            <text:p>Vincent</text:p>
          </table:table-cell>
          <table:table-cell office:value-type="string">
            <text:p>MDC</text:p>
          </table:table-cell>
          <table:table-cell office:value-type="string">
            <text:p>http://2015.sofifa.org/15/players/60/198836.png</text:p>
          </table:table-cell>
          <table:table-cell office:value-type="string">
            <text:p>Stade Re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Fernandes</text:p>
          </table:table-cell>
          <table:table-cell office:value-type="string">
            <text:p>Gelson</text:p>
          </table:table-cell>
          <table:table-cell office:value-type="string">
            <text:p>MDC</text:p>
          </table:table-cell>
          <table:table-cell office:value-type="string">
            <text:p>http://2015.sofifa.org/15/players/60/158438.png</text:p>
          </table:table-cell>
          <table:table-cell office:value-type="string">
            <text:p>Stade Rennais</text:p>
          </table:table-cell>
          <table:table-cell table:number-columns-repeated="2" office:value-type="string">
            <text:p>Suiss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Ngando</text:p>
          </table:table-cell>
          <table:table-cell office:value-type="string">
            <text:p>Axel</text:p>
          </table:table-cell>
          <table:table-cell office:value-type="string">
            <text:p>MOC</text:p>
          </table:table-cell>
          <table:table-cell office:value-type="string">
            <text:p>http://2015.sofifa.org/15/players/60/208585.png</text:p>
          </table:table-cell>
          <table:table-cell office:value-type="string">
            <text:p>Stade Re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anze</text:p>
          </table:table-cell>
          <table:table-cell office:value-type="string">
            <text:p>Romain</text:p>
          </table:table-cell>
          <table:table-cell office:value-type="string">
            <text:p>DD</text:p>
          </table:table-cell>
          <table:table-cell office:value-type="string">
            <text:p>http://2015.sofifa.org/15/players/60/178251.png</text:p>
          </table:table-cell>
          <table:table-cell office:value-type="string">
            <text:p>Stade Re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ndre</text:p>
          </table:table-cell>
          <table:table-cell office:value-type="string">
            <text:p>Benjamin</text:p>
          </table:table-cell>
          <table:table-cell office:value-type="string">
            <text:p>MG</text:p>
          </table:table-cell>
          <table:table-cell office:value-type="string">
            <text:p>http://2015.sofifa.org/15/players/60/190674.png</text:p>
          </table:table-cell>
          <table:table-cell office:value-type="string">
            <text:p>Stade Re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exer</text:p>
          </table:table-cell>
          <table:table-cell/>
          <table:table-cell office:value-type="string">
            <text:p>DC</text:p>
          </table:table-cell>
          <table:table-cell office:value-type="string">
            <text:p>http://2015.sofifa.org/15/players/60/196801.png</text:p>
          </table:table-cell>
          <table:table-cell office:value-type="string">
            <text:p>Stade Rennais</text:p>
          </table:table-cell>
          <table:table-cell/>
          <table:table-cell office:value-type="string">
            <text:p>Mozambiqu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orin</text:p>
          </table:table-cell>
          <table:table-cell office:value-type="string">
            <text:p>Olivier</text:p>
          </table:table-cell>
          <table:table-cell office:value-type="string">
            <text:p>G</text:p>
          </table:table-cell>
          <table:table-cell office:value-type="string">
            <text:p>http://2015.sofifa.org/15/players/60/116335.png</text:p>
          </table:table-cell>
          <table:table-cell office:value-type="string">
            <text:p>Stade Re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Hunou</text:p>
          </table:table-cell>
          <table:table-cell office:value-type="string">
            <text:p>Adrien</text:p>
          </table:table-cell>
          <table:table-cell office:value-type="string">
            <text:p>MG</text:p>
          </table:table-cell>
          <table:table-cell office:value-type="string">
            <text:p>http://2015.sofifa.org/15/players/60/215245.png</text:p>
          </table:table-cell>
          <table:table-cell office:value-type="string">
            <text:p>Stade Re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Zajkov</text:p>
          </table:table-cell>
          <table:table-cell office:value-type="string">
            <text:p>Gjoko</text:p>
          </table:table-cell>
          <table:table-cell office:value-type="string">
            <text:p>DC</text:p>
          </table:table-cell>
          <table:table-cell/>
          <table:table-cell office:value-type="string">
            <text:p>Stade Rennais</text:p>
          </table:table-cell>
          <table:table-cell/>
          <table:table-cell office:value-type="string">
            <text:p>Macedoin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ruls</text:p>
          </table:table-cell>
          <table:table-cell office:value-type="string">
            <text:p>Christian</text:p>
          </table:table-cell>
          <table:table-cell office:value-type="string">
            <text:p>MG</text:p>
          </table:table-cell>
          <table:table-cell office:value-type="string">
            <text:p>http://2015.sofifa.org/15/players/60/180255.png</text:p>
          </table:table-cell>
          <table:table-cell office:value-type="string">
            <text:p>Stade Rennais</text:p>
          </table:table-cell>
          <table:table-cell/>
          <table:table-cell office:value-type="string">
            <text:p>Belgiqu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Feret</text:p>
          </table:table-cell>
          <table:table-cell office:value-type="string">
            <text:p>Julien</text:p>
          </table:table-cell>
          <table:table-cell office:value-type="string">
            <text:p>MOC</text:p>
          </table:table-cell>
          <table:table-cell office:value-type="string">
            <text:p>http://2015.sofifa.org/15/players/60/163804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ppiah</text:p>
          </table:table-cell>
          <table:table-cell office:value-type="string">
            <text:p>Dennis</text:p>
          </table:table-cell>
          <table:table-cell office:value-type="string">
            <text:p>DG</text:p>
          </table:table-cell>
          <table:table-cell office:value-type="string">
            <text:p>http://2015.sofifa.org/15/players/60/199191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aez</text:p>
          </table:table-cell>
          <table:table-cell office:value-type="string">
            <text:p>Jose</text:p>
          </table:table-cell>
          <table:table-cell office:value-type="string">
            <text:p>MC</text:p>
          </table:table-cell>
          <table:table-cell office:value-type="string">
            <text:p>http://2015.sofifa.org/15/players/60/100330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oita</text:p>
          </table:table-cell>
          <table:table-cell office:value-type="string">
            <text:p>Bengali-Fode</text:p>
          </table:table-cell>
          <table:table-cell office:value-type="string">
            <text:p>AID</text:p>
          </table:table-cell>
          <table:table-cell office:value-type="string">
            <text:p>http://2015.sofifa.org/15/players/60/189561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Nangis</text:p>
          </table:table-cell>
          <table:table-cell office:value-type="string">
            <text:p>Lenny</text:p>
          </table:table-cell>
          <table:table-cell office:value-type="string">
            <text:p>AIG</text:p>
          </table:table-cell>
          <table:table-cell office:value-type="string">
            <text:p>http://2015.sofifa.org/15/players/60/205641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ierre</text:p>
          </table:table-cell>
          <table:table-cell office:value-type="string">
            <text:p>Jean-Jacques</text:p>
          </table:table-cell>
          <table:table-cell office:value-type="string">
            <text:p>DC</text:p>
          </table:table-cell>
          <table:table-cell office:value-type="string">
            <text:p>http://2015.sofifa.org/15/players/60/173483.png</text:p>
          </table:table-cell>
          <table:table-cell office:value-type="string">
            <text:p>SM Caen</text:p>
          </table:table-cell>
          <table:table-cell/>
          <table:table-cell office:value-type="string">
            <text:p>Haiti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erquis</text:p>
          </table:table-cell>
          <table:table-cell office:value-type="string">
            <text:p>Damien</text:p>
          </table:table-cell>
          <table:table-cell office:value-type="string">
            <text:p>G</text:p>
          </table:table-cell>
          <table:table-cell office:value-type="string">
            <text:p>http://2015.sofifa.org/15/players/60/116917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emar</text:p>
          </table:table-cell>
          <table:table-cell office:value-type="string">
            <text:p>Thomas</text:p>
          </table:table-cell>
          <table:table-cell office:value-type="string">
            <text:p>MC</text:p>
          </table:table-cell>
          <table:table-cell office:value-type="string">
            <text:p>http://2015.sofifa.org/15/players/60/213565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eube</text:p>
          </table:table-cell>
          <table:table-cell office:value-type="string">
            <text:p>Nicolas</text:p>
          </table:table-cell>
          <table:table-cell office:value-type="string">
            <text:p>MDC</text:p>
          </table:table-cell>
          <table:table-cell office:value-type="string">
            <text:p>http://2015.sofifa.org/15/players/60/50908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alve</text:p>
          </table:table-cell>
          <table:table-cell office:value-type="string">
            <text:p>Jean</text:p>
          </table:table-cell>
          <table:table-cell office:value-type="string">
            <text:p>DD</text:p>
          </table:table-cell>
          <table:table-cell office:value-type="string">
            <text:p>http://2015.sofifa.org/15/players/60/176480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ante</text:p>
          </table:table-cell>
          <table:table-cell office:value-type="string">
            <text:p>N'Golo</text:p>
          </table:table-cell>
          <table:table-cell office:value-type="string">
            <text:p>MC</text:p>
          </table:table-cell>
          <table:table-cell office:value-type="string">
            <text:p>http://2015.sofifa.org/15/players/60/215914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rivat</text:p>
          </table:table-cell>
          <table:table-cell office:value-type="string">
            <text:p>Sloan</text:p>
          </table:table-cell>
          <table:table-cell office:value-type="string">
            <text:p>BU</text:p>
          </table:table-cell>
          <table:table-cell office:value-type="string">
            <text:p>http://2015.sofifa.org/15/players/60/187051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aspentino</text:p>
          </table:table-cell>
          <table:table-cell office:value-type="string">
            <text:p>Florian</text:p>
          </table:table-cell>
          <table:table-cell office:value-type="string">
            <text:p>MDR</text:p>
          </table:table-cell>
          <table:table-cell office:value-type="string">
            <text:p>http://2015.sofifa.org/15/players/60/204260.png</text:p>
          </table:table-cell>
          <table:table-cell office:value-type="string">
            <text:p>SM Caen</text:p>
          </table:table-cell>
          <table:table-cell/>
          <table:table-cell office:value-type="string">
            <text:p>Alger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uhamel</text:p>
          </table:table-cell>
          <table:table-cell office:value-type="string">
            <text:p>Mathieu</text:p>
          </table:table-cell>
          <table:table-cell office:value-type="string">
            <text:p>BU</text:p>
          </table:table-cell>
          <table:table-cell office:value-type="string">
            <text:p>http://2015.sofifa.org/15/players/60/199378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Vercoutre</text:p>
          </table:table-cell>
          <table:table-cell office:value-type="string">
            <text:p>Remy</text:p>
          </table:table-cell>
          <table:table-cell office:value-type="string">
            <text:p>G</text:p>
          </table:table-cell>
          <table:table-cell office:value-type="string">
            <text:p>http://2015.sofifa.org/15/players/60/5594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aineau</text:p>
          </table:table-cell>
          <table:table-cell office:value-type="string">
            <text:p>Alexandre</text:p>
          </table:table-cell>
          <table:table-cell office:value-type="string">
            <text:p>DG</text:p>
          </table:table-cell>
          <table:table-cell office:value-type="string">
            <text:p>http://2015.sofifa.org/15/players/60/177568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eulet</text:p>
          </table:table-cell>
          <table:table-cell office:value-type="string">
            <text:p>Paul</text:p>
          </table:table-cell>
          <table:table-cell office:value-type="string">
            <text:p>G</text:p>
          </table:table-cell>
          <table:table-cell office:value-type="string">
            <text:p>http://2015.sofifa.org/15/players/60/210579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eaulieu</text:p>
          </table:table-cell>
          <table:table-cell office:value-type="string">
            <text:p>Jonathan</text:p>
          </table:table-cell>
          <table:table-cell office:value-type="string">
            <text:p>MC</text:p>
          </table:table-cell>
          <table:table-cell office:value-type="string">
            <text:p>http://2015.sofifa.org/15/players/60/215738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deoti</text:p>
          </table:table-cell>
          <table:table-cell office:value-type="string">
            <text:p>Jordan</text:p>
          </table:table-cell>
          <table:table-cell office:value-type="string">
            <text:p>MDC</text:p>
          </table:table-cell>
          <table:table-cell office:value-type="string">
            <text:p>http://2015.sofifa.org/15/players/60/209691.png</text:p>
          </table:table-cell>
          <table:table-cell office:value-type="string">
            <text:p>SM Caen</text:p>
          </table:table-cell>
          <table:table-cell/>
          <table:table-cell office:value-type="string">
            <text:p>Benin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a Silva</text:p>
          </table:table-cell>
          <table:table-cell office:value-type="string">
            <text:p>Damien</text:p>
          </table:table-cell>
          <table:table-cell office:value-type="string">
            <text:p>DC</text:p>
          </table:table-cell>
          <table:table-cell office:value-type="string">
            <text:p>http://2015.sofifa.org/15/players/60/179789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Imorou</text:p>
          </table:table-cell>
          <table:table-cell office:value-type="string">
            <text:p>Emmanuel</text:p>
          </table:table-cell>
          <table:table-cell office:value-type="string">
            <text:p>DG</text:p>
          </table:table-cell>
          <table:table-cell office:value-type="string">
            <text:p>http://2015.sofifa.org/15/players/60/188824.png</text:p>
          </table:table-cell>
          <table:table-cell office:value-type="string">
            <text:p>SM Caen</text:p>
          </table:table-cell>
          <table:table-cell/>
          <table:table-cell office:value-type="string">
            <text:p>Benin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aad</text:p>
          </table:table-cell>
          <table:table-cell office:value-type="string">
            <text:p>Felipe</text:p>
          </table:table-cell>
          <table:table-cell office:value-type="string">
            <text:p>DC</text:p>
          </table:table-cell>
          <table:table-cell office:value-type="string">
            <text:p>http://2015.sofifa.org/15/players/60/152870.png</text:p>
          </table:table-cell>
          <table:table-cell office:value-type="string">
            <text:p>SM Caen</text:p>
          </table:table-cell>
          <table:table-cell/>
          <table:table-cell office:value-type="string">
            <text:p>Bresi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usavu-King</text:p>
          </table:table-cell>
          <table:table-cell office:value-type="string">
            <text:p>Yroundu</text:p>
          </table:table-cell>
          <table:table-cell office:value-type="string">
            <text:p>DC</text:p>
          </table:table-cell>
          <table:table-cell office:value-type="string">
            <text:p>http://2015.sofifa.org/15/players/60/209890.png</text:p>
          </table:table-cell>
          <table:table-cell office:value-type="string">
            <text:p>SM Caen</text:p>
          </table:table-cell>
          <table:table-cell/>
          <table:table-cell office:value-type="string">
            <text:p>Gabon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zile</text:p>
          </table:table-cell>
          <table:table-cell office:value-type="string">
            <text:p>Herve</text:p>
          </table:table-cell>
          <table:table-cell office:value-type="string">
            <text:p>BU</text:p>
          </table:table-cell>
          <table:table-cell office:value-type="string">
            <text:p>http://2015.sofifa.org/15/players/60/190659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ndanda</text:p>
          </table:table-cell>
          <table:table-cell office:value-type="string">
            <text:p>Riffi</text:p>
          </table:table-cell>
          <table:table-cell office:value-type="string">
            <text:p>G</text:p>
          </table:table-cell>
          <table:table-cell/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uerreiro</text:p>
          </table:table-cell>
          <table:table-cell office:value-type="string">
            <text:p>Raphael</text:p>
          </table:table-cell>
          <table:table-cell office:value-type="string">
            <text:p>DG</text:p>
          </table:table-cell>
          <table:table-cell office:value-type="string">
            <text:p>http://2015.sofifa.org/15/players/60/209889.png</text:p>
          </table:table-cell>
          <table:table-cell office:value-type="string">
            <text:p>FC Lorient</text:p>
          </table:table-cell>
          <table:table-cell/>
          <table:table-cell office:value-type="string">
            <text:p>Portu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yew</text:p>
          </table:table-cell>
          <table:table-cell office:value-type="string">
            <text:p>Jordan</text:p>
          </table:table-cell>
          <table:table-cell office:value-type="string">
            <text:p>BU</text:p>
          </table:table-cell>
          <table:table-cell office:value-type="string">
            <text:p>http://2015.sofifa.org/15/players/60/197756.png</text:p>
          </table:table-cell>
          <table:table-cell office:value-type="string">
            <text:p>FC Lorient</text:p>
          </table:table-cell>
          <table:table-cell/>
          <table:table-cell office:value-type="string">
            <text:p>Ghana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eale</text:p>
          </table:table-cell>
          <table:table-cell office:value-type="string">
            <text:p>Enzo</text:p>
          </table:table-cell>
          <table:table-cell office:value-type="string">
            <text:p>MC</text:p>
          </table:table-cell>
          <table:table-cell office:value-type="string">
            <text:p>http://2015.sofifa.org/15/players/60/197768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Traore</text:p>
          </table:table-cell>
          <table:table-cell office:value-type="string">
            <text:p>Alain</text:p>
          </table:table-cell>
          <table:table-cell office:value-type="string">
            <text:p>MC</text:p>
          </table:table-cell>
          <table:table-cell office:value-type="string">
            <text:p>http://2015.sofifa.org/15/players/60/178036.png</text:p>
          </table:table-cell>
          <table:table-cell office:value-type="string">
            <text:p>FC Lorient</text:p>
          </table:table-cell>
          <table:table-cell/>
          <table:table-cell office:value-type="string">
            <text:p>Burkina Faso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unu</text:p>
          </table:table-cell>
          <table:table-cell office:value-type="string">
            <text:p>Gilles</text:p>
          </table:table-cell>
          <table:table-cell office:value-type="string">
            <text:p>MDR</text:p>
          </table:table-cell>
          <table:table-cell office:value-type="string">
            <text:p>http://2015.sofifa.org/15/players/60/186161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ostefa</text:p>
          </table:table-cell>
          <table:table-cell office:value-type="string">
            <text:p>Mehdi</text:p>
          </table:table-cell>
          <table:table-cell office:value-type="string">
            <text:p>MDC</text:p>
          </table:table-cell>
          <table:table-cell office:value-type="string">
            <text:p>http://2015.sofifa.org/15/players/60/188765.png</text:p>
          </table:table-cell>
          <table:table-cell office:value-type="string">
            <text:p>FC Lorient</text:p>
          </table:table-cell>
          <table:table-cell/>
          <table:table-cell office:value-type="string">
            <text:p>Alger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ecomte</text:p>
          </table:table-cell>
          <table:table-cell office:value-type="string">
            <text:p>Benjamin</text:p>
          </table:table-cell>
          <table:table-cell office:value-type="string">
            <text:p>G</text:p>
          </table:table-cell>
          <table:table-cell office:value-type="string">
            <text:p>http://2015.sofifa.org/15/players/60/200726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Jouffre</text:p>
          </table:table-cell>
          <table:table-cell office:value-type="string">
            <text:p>Yann</text:p>
          </table:table-cell>
          <table:table-cell office:value-type="string">
            <text:p>MDR</text:p>
          </table:table-cell>
          <table:table-cell office:value-type="string">
            <text:p>http://2015.sofifa.org/15/players/60/137960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utret</text:p>
          </table:table-cell>
          <table:table-cell office:value-type="string">
            <text:p>Mathias</text:p>
          </table:table-cell>
          <table:table-cell office:value-type="string">
            <text:p>AIG</text:p>
          </table:table-cell>
          <table:table-cell office:value-type="string">
            <text:p>http://2015.sofifa.org/15/players/60/198348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bdullah</text:p>
          </table:table-cell>
          <table:table-cell office:value-type="string">
            <text:p>Raffidine</text:p>
          </table:table-cell>
          <table:table-cell office:value-type="string">
            <text:p>MDC</text:p>
          </table:table-cell>
          <table:table-cell office:value-type="string">
            <text:p>http://2015.sofifa.org/15/players/60/208384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obert</text:p>
          </table:table-cell>
          <table:table-cell office:value-type="string">
            <text:p>Fabien</text:p>
          </table:table-cell>
          <table:table-cell office:value-type="string">
            <text:p>BU</text:p>
          </table:table-cell>
          <table:table-cell office:value-type="string">
            <text:p>http://2015.sofifa.org/15/players/60/186722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iallo</text:p>
          </table:table-cell>
          <table:table-cell office:value-type="string">
            <text:p>Sadio</text:p>
          </table:table-cell>
          <table:table-cell office:value-type="string">
            <text:p>BU</text:p>
          </table:table-cell>
          <table:table-cell office:value-type="string">
            <text:p>http://2015.sofifa.org/15/players/60/204171.png</text:p>
          </table:table-cell>
          <table:table-cell office:value-type="string">
            <text:p>FC Lorient</text:p>
          </table:table-cell>
          <table:table-cell/>
          <table:table-cell office:value-type="string">
            <text:p>Guine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edrinho</text:p>
          </table:table-cell>
          <table:table-cell/>
          <table:table-cell office:value-type="string">
            <text:p>DD</text:p>
          </table:table-cell>
          <table:table-cell office:value-type="string">
            <text:p>http://2015.sofifa.org/15/players/60/186823.png</text:p>
          </table:table-cell>
          <table:table-cell office:value-type="string">
            <text:p>FC Lorient</text:p>
          </table:table-cell>
          <table:table-cell/>
          <table:table-cell office:value-type="string">
            <text:p>Portu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Jeannot</text:p>
          </table:table-cell>
          <table:table-cell office:value-type="string">
            <text:p>Benjamin</text:p>
          </table:table-cell>
          <table:table-cell office:value-type="string">
            <text:p>BU</text:p>
          </table:table-cell>
          <table:table-cell office:value-type="string">
            <text:p>http://2015.sofifa.org/15/players/60/193226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assama</text:p>
          </table:table-cell>
          <table:table-cell office:value-type="string">
            <text:p>Lamine</text:p>
          </table:table-cell>
          <table:table-cell office:value-type="string">
            <text:p>DD</text:p>
          </table:table-cell>
          <table:table-cell office:value-type="string">
            <text:p>http://2015.sofifa.org/15/players/60/189944.png</text:p>
          </table:table-cell>
          <table:table-cell office:value-type="string">
            <text:p>FC Lorient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Wachter</text:p>
          </table:table-cell>
          <table:table-cell office:value-type="string">
            <text:p>Yohan</text:p>
          </table:table-cell>
          <table:table-cell office:value-type="string">
            <text:p>DC</text:p>
          </table:table-cell>
          <table:table-cell office:value-type="string">
            <text:p>http://2015.sofifa.org/15/players/60/215488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outadeur</text:p>
          </table:table-cell>
          <table:table-cell office:value-type="string">
            <text:p>Mathieu</text:p>
          </table:table-cell>
          <table:table-cell office:value-type="string">
            <text:p>MC</text:p>
          </table:table-cell>
          <table:table-cell office:value-type="string">
            <text:p>http://2015.sofifa.org/15/players/60/177482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one</text:p>
          </table:table-cell>
          <table:table-cell office:value-type="string">
            <text:p>Lamine</text:p>
          </table:table-cell>
          <table:table-cell office:value-type="string">
            <text:p>DC</text:p>
          </table:table-cell>
          <table:table-cell office:value-type="string">
            <text:p>http://2015.sofifa.org/15/players/60/184082.png</text:p>
          </table:table-cell>
          <table:table-cell office:value-type="string">
            <text:p>FC Lorient</text:p>
          </table:table-cell>
          <table:table-cell/>
          <table:table-cell office:value-type="string">
            <text:p>Cote d'Ivoir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autoa</text:p>
          </table:table-cell>
          <table:table-cell office:value-type="string">
            <text:p>Wesley</text:p>
          </table:table-cell>
          <table:table-cell office:value-type="string">
            <text:p>DC</text:p>
          </table:table-cell>
          <table:table-cell office:value-type="string">
            <text:p>http://2015.sofifa.org/15/players/60/199511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udard</text:p>
          </table:table-cell>
          <table:table-cell office:value-type="string">
            <text:p>Fabien</text:p>
          </table:table-cell>
          <table:table-cell office:value-type="string">
            <text:p>G</text:p>
          </table:table-cell>
          <table:table-cell office:value-type="string">
            <text:p>http://2015.sofifa.org/15/players/60/111477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esloub</text:p>
          </table:table-cell>
          <table:table-cell office:value-type="string">
            <text:p>Walid</text:p>
          </table:table-cell>
          <table:table-cell office:value-type="string">
            <text:p>MOC</text:p>
          </table:table-cell>
          <table:table-cell office:value-type="string">
            <text:p>http://2015.sofifa.org/15/players/60/192824.png</text:p>
          </table:table-cell>
          <table:table-cell office:value-type="string">
            <text:p>FC Lorient</text:p>
          </table:table-cell>
          <table:table-cell/>
          <table:table-cell office:value-type="string">
            <text:p>Alger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Quercia</text:p>
          </table:table-cell>
          <table:table-cell office:value-type="string">
            <text:p>Julien</text:p>
          </table:table-cell>
          <table:table-cell office:value-type="string">
            <text:p>BU</text:p>
          </table:table-cell>
          <table:table-cell office:value-type="string">
            <text:p>http://2015.sofifa.org/15/players/60/176482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avigne</text:p>
          </table:table-cell>
          <table:table-cell office:value-type="string">
            <text:p>Valentin</text:p>
          </table:table-cell>
          <table:table-cell office:value-type="string">
            <text:p>MDR</text:p>
          </table:table-cell>
          <table:table-cell/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haigneau</text:p>
          </table:table-cell>
          <table:table-cell office:value-type="string">
            <text:p>Florent</text:p>
          </table:table-cell>
          <table:table-cell office:value-type="string">
            <text:p>G</text:p>
          </table:table-cell>
          <table:table-cell office:value-type="string">
            <text:p>http://2015.sofifa.org/15/players/60/134881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ellugou</text:p>
          </table:table-cell>
          <table:table-cell office:value-type="string">
            <text:p>Francois</text:p>
          </table:table-cell>
          <table:table-cell office:value-type="string">
            <text:p>DC</text:p>
          </table:table-cell>
          <table:table-cell office:value-type="string">
            <text:p>http://2015.sofifa.org/15/players/60/181559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e Goff</text:p>
          </table:table-cell>
          <table:table-cell office:value-type="string">
            <text:p>Vincent</text:p>
          </table:table-cell>
          <table:table-cell office:value-type="string">
            <text:p>DG</text:p>
          </table:table-cell>
          <table:table-cell office:value-type="string">
            <text:p>http://2015.sofifa.org/15/players/60/193148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rthelme</text:p>
          </table:table-cell>
          <table:table-cell office:value-type="string">
            <text:p>Maxime</text:p>
          </table:table-cell>
          <table:table-cell office:value-type="string">
            <text:p>MG</text:p>
          </table:table-cell>
          <table:table-cell office:value-type="string">
            <text:p>http://2015.sofifa.org/15/players/60/192608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Toure</text:p>
          </table:table-cell>
          <table:table-cell office:value-type="string">
            <text:p>Cheick</text:p>
          </table:table-cell>
          <table:table-cell office:value-type="string">
            <text:p>DC</text:p>
          </table:table-cell>
          <table:table-cell office:value-type="string">
            <text:p>http://2015.sofifa.org/15/players/60/206100.png</text:p>
          </table:table-cell>
          <table:table-cell office:value-type="string">
            <text:p>FC Lorient</text:p>
          </table:table-cell>
          <table:table-cell/>
          <table:table-cell office:value-type="string">
            <text:p>Cote d'Ivoir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eauverger</text:p>
          </table:table-cell>
          <table:table-cell office:value-type="string">
            <text:p>Kevin</text:p>
          </table:table-cell>
          <table:table-cell office:value-type="string">
            <text:p>DG</text:p>
          </table:table-cell>
          <table:table-cell/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ele</text:p>
          </table:table-cell>
          <table:table-cell office:value-type="string">
            <text:p>Bryan</text:p>
          </table:table-cell>
          <table:table-cell office:value-type="string">
            <text:p>MG</text:p>
          </table:table-cell>
          <table:table-cell office:value-type="string">
            <text:p>http://2015.sofifa.org/15/players/60/216482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y</text:p>
          </table:table-cell>
          <table:table-cell office:value-type="string">
            <text:p>Ibrahima</text:p>
          </table:table-cell>
          <table:table-cell office:value-type="string">
            <text:p>G</text:p>
          </table:table-cell>
          <table:table-cell/>
          <table:table-cell office:value-type="string">
            <text:p>FC Lorient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avenant</text:p>
          </table:table-cell>
          <table:table-cell office:value-type="string">
            <text:p>Pierre</text:p>
          </table:table-cell>
          <table:table-cell office:value-type="string">
            <text:p>MC</text:p>
          </table:table-cell>
          <table:table-cell office:value-type="string">
            <text:p>http://2015.sofifa.org/15/players/60/220830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tshuayi</text:p>
          </table:table-cell>
          <table:table-cell office:value-type="string">
            <text:p>Michy</text:p>
          </table:table-cell>
          <table:table-cell office:value-type="string">
            <text:p>BU</text:p>
          </table:table-cell>
          <table:table-cell office:value-type="string">
            <text:p>http://2015.sofifa.org/15/players/60/204529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Belgiqu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Thauvin</text:p>
          </table:table-cell>
          <table:table-cell office:value-type="string">
            <text:p>Florian</text:p>
          </table:table-cell>
          <table:table-cell office:value-type="string">
            <text:p>MDR</text:p>
          </table:table-cell>
          <table:table-cell office:value-type="string">
            <text:p>http://2015.sofifa.org/15/players/60/204970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Nkoulou</text:p>
          </table:table-cell>
          <table:table-cell office:value-type="string">
            <text:p>Nicolas</text:p>
          </table:table-cell>
          <table:table-cell office:value-type="string">
            <text:p>DC</text:p>
          </table:table-cell>
          <table:table-cell office:value-type="string">
            <text:p>http://2015.sofifa.org/15/players/60/188829.png</text:p>
          </table:table-cell>
          <table:table-cell office:value-type="string">
            <text:p>Olympique de Marseille</text:p>
          </table:table-cell>
          <table:table-cell table:number-columns-repeated="2" office:value-type="string">
            <text:p>Cameroun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ignac</text:p>
          </table:table-cell>
          <table:table-cell office:value-type="string">
            <text:p>Andre-Pierre</text:p>
          </table:table-cell>
          <table:table-cell office:value-type="string">
            <text:p>BU</text:p>
          </table:table-cell>
          <table:table-cell office:value-type="string">
            <text:p>http://2015.sofifa.org/15/players/60/153244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Imbula</text:p>
          </table:table-cell>
          <table:table-cell office:value-type="string">
            <text:p>Giannelli</text:p>
          </table:table-cell>
          <table:table-cell office:value-type="string">
            <text:p>MDC</text:p>
          </table:table-cell>
          <table:table-cell office:value-type="string">
            <text:p>http://2015.sofifa.org/15/players/60/197681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yew</text:p>
          </table:table-cell>
          <table:table-cell office:value-type="string">
            <text:p>Andre</text:p>
          </table:table-cell>
          <table:table-cell office:value-type="string">
            <text:p>MG</text:p>
          </table:table-cell>
          <table:table-cell office:value-type="string">
            <text:p>http://2015.sofifa.org/15/players/60/176571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Ghana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endy</text:p>
          </table:table-cell>
          <table:table-cell office:value-type="string">
            <text:p>Benjamin</text:p>
          </table:table-cell>
          <table:table-cell office:value-type="string">
            <text:p>DG</text:p>
          </table:table-cell>
          <table:table-cell office:value-type="string">
            <text:p>http://2015.sofifa.org/15/players/60/204884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lessandrini</text:p>
          </table:table-cell>
          <table:table-cell office:value-type="string">
            <text:p>Romain</text:p>
          </table:table-cell>
          <table:table-cell office:value-type="string">
            <text:p>MG</text:p>
          </table:table-cell>
          <table:table-cell office:value-type="string">
            <text:p>http://2015.sofifa.org/15/players/60/184575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ndanda</text:p>
          </table:table-cell>
          <table:table-cell office:value-type="string">
            <text:p>Steve</text:p>
          </table:table-cell>
          <table:table-cell office:value-type="string">
            <text:p>G</text:p>
          </table:table-cell>
          <table:table-cell office:value-type="string">
            <text:p>http://2015.sofifa.org/15/players/60/163705.png</text:p>
          </table:table-cell>
          <table:table-cell office:value-type="string">
            <text:p>Olympique de Marseille</text:p>
          </table:table-cell>
          <table:table-cell table:number-columns-repeated="2"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ayet</text:p>
          </table:table-cell>
          <table:table-cell office:value-type="string">
            <text:p>Dimitri</text:p>
          </table:table-cell>
          <table:table-cell office:value-type="string">
            <text:p>MG</text:p>
          </table:table-cell>
          <table:table-cell office:value-type="string">
            <text:p>http://2015.sofifa.org/15/players/60/177388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Fanni</text:p>
          </table:table-cell>
          <table:table-cell office:value-type="string">
            <text:p>Rod</text:p>
          </table:table-cell>
          <table:table-cell office:value-type="string">
            <text:p>DD</text:p>
          </table:table-cell>
          <table:table-cell office:value-type="string">
            <text:p>http://2015.sofifa.org/15/players/60/116308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rrada</text:p>
          </table:table-cell>
          <table:table-cell office:value-type="string">
            <text:p>Abdelaziz</text:p>
          </table:table-cell>
          <table:table-cell office:value-type="string">
            <text:p>MOC</text:p>
          </table:table-cell>
          <table:table-cell office:value-type="string">
            <text:p>http://2015.sofifa.org/15/players/60/192274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Maroc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Omrani</text:p>
          </table:table-cell>
          <table:table-cell office:value-type="string">
            <text:p>Billel</text:p>
          </table:table-cell>
          <table:table-cell office:value-type="string">
            <text:p>BU</text:p>
          </table:table-cell>
          <table:table-cell office:value-type="string">
            <text:p>http://2015.sofifa.org/15/players/60/204895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ja Djedje</text:p>
          </table:table-cell>
          <table:table-cell office:value-type="string">
            <text:p>Brice</text:p>
          </table:table-cell>
          <table:table-cell office:value-type="string">
            <text:p>DD</text:p>
          </table:table-cell>
          <table:table-cell office:value-type="string">
            <text:p>http://2015.sofifa.org/15/players/60/199286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Cote d'Ivoir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orel</text:p>
          </table:table-cell>
          <table:table-cell office:value-type="string">
            <text:p>Jeremy</text:p>
          </table:table-cell>
          <table:table-cell office:value-type="string">
            <text:p>DG</text:p>
          </table:table-cell>
          <table:table-cell office:value-type="string">
            <text:p>http://2015.sofifa.org/15/players/60/139860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amba</text:p>
          </table:table-cell>
          <table:table-cell office:value-type="string">
            <text:p>Brice</text:p>
          </table:table-cell>
          <table:table-cell office:value-type="string">
            <text:p>G</text:p>
          </table:table-cell>
          <table:table-cell office:value-type="string">
            <text:p>http://2015.sofifa.org/15/players/60/204883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Republique du Congo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omao</text:p>
          </table:table-cell>
          <table:table-cell office:value-type="string">
            <text:p>Alaixys</text:p>
          </table:table-cell>
          <table:table-cell office:value-type="string">
            <text:p>MDC</text:p>
          </table:table-cell>
          <table:table-cell office:value-type="string">
            <text:p>http://2015.sofifa.org/15/players/60/159175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Togo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emina</text:p>
          </table:table-cell>
          <table:table-cell office:value-type="string">
            <text:p>Mario</text:p>
          </table:table-cell>
          <table:table-cell office:value-type="string">
            <text:p>MC</text:p>
          </table:table-cell>
          <table:table-cell office:value-type="string">
            <text:p>http://2015.sofifa.org/15/players/60/212811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lef</text:p>
          </table:table-cell>
          <table:table-cell/>
          <table:table-cell office:value-type="string">
            <text:p>MDC</text:p>
          </table:table-cell>
          <table:table-cell office:value-type="string">
            <text:p>http://2015.sofifa.org/15/players/60/213902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Bresi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N'Doumbou</text:p>
          </table:table-cell>
          <table:table-cell office:value-type="string">
            <text:p>Alexander</text:p>
          </table:table-cell>
          <table:table-cell office:value-type="string">
            <text:p>AIG</text:p>
          </table:table-cell>
          <table:table-cell office:value-type="string">
            <text:p>http://2015.sofifa.org/15/players/60/193713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Gabon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heyrou</text:p>
          </table:table-cell>
          <table:table-cell office:value-type="string">
            <text:p>Benoit</text:p>
          </table:table-cell>
          <table:table-cell office:value-type="string">
            <text:p>MDC</text:p>
          </table:table-cell>
          <table:table-cell office:value-type="string">
            <text:p>http://2015.sofifa.org/15/players/60/41734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loe</text:p>
          </table:table-cell>
          <table:table-cell office:value-type="string">
            <text:p>Baptiste</text:p>
          </table:table-cell>
          <table:table-cell office:value-type="string">
            <text:p>DC</text:p>
          </table:table-cell>
          <table:table-cell office:value-type="string">
            <text:p>http://2015.sofifa.org/15/players/60/208834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ndonian</text:p>
          </table:table-cell>
          <table:table-cell office:value-type="string">
            <text:p>Gael</text:p>
          </table:table-cell>
          <table:table-cell office:value-type="string">
            <text:p>DC</text:p>
          </table:table-cell>
          <table:table-cell office:value-type="string">
            <text:p>http://2015.sofifa.org/15/players/60/211690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paragna</text:p>
          </table:table-cell>
          <table:table-cell office:value-type="string">
            <text:p>Stephane</text:p>
          </table:table-cell>
          <table:table-cell office:value-type="string">
            <text:p>DC</text:p>
          </table:table-cell>
          <table:table-cell/>
          <table:table-cell office:value-type="string">
            <text:p>Olympique de Marseill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Tuiloma</text:p>
          </table:table-cell>
          <table:table-cell office:value-type="string">
            <text:p>Bill</text:p>
          </table:table-cell>
          <table:table-cell office:value-type="string">
            <text:p>DC</text:p>
          </table:table-cell>
          <table:table-cell/>
          <table:table-cell office:value-type="string">
            <text:p>Olympique de Marseille</text:p>
          </table:table-cell>
          <table:table-cell office:value-type="string">
            <text:p>Nouvelle-Zelande</text:p>
          </table:table-cell>
          <table:table-cell office:value-type="string">
            <text:p>Nouvelle-Zeland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Fabri</text:p>
          </table:table-cell>
          <table:table-cell office:value-type="string">
            <text:p>Julien</text:p>
          </table:table-cell>
          <table:table-cell office:value-type="string">
            <text:p>G</text:p>
          </table:table-cell>
          <table:table-cell/>
          <table:table-cell office:value-type="string">
            <text:p>Olympique de Marseill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ngoura</text:p>
          </table:table-cell>
          <table:table-cell office:value-type="string">
            <text:p>Momar</text:p>
          </table:table-cell>
          <table:table-cell office:value-type="string">
            <text:p>MDC</text:p>
          </table:table-cell>
          <table:table-cell office:value-type="string">
            <text:p>http://2015.sofifa.org/15/players/60/208775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gassa</text:p>
          </table:table-cell>
          <table:table-cell office:value-type="string">
            <text:p>Kossi</text:p>
          </table:table-cell>
          <table:table-cell office:value-type="string">
            <text:p>G</text:p>
          </table:table-cell>
          <table:table-cell office:value-type="string">
            <text:p>http://2015.sofifa.org/15/players/60/137763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Togo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onte</text:p>
          </table:table-cell>
          <table:table-cell office:value-type="string">
            <text:p>Antoine</text:p>
          </table:table-cell>
          <table:table-cell office:value-type="string">
            <text:p>DC</text:p>
          </table:table-cell>
          <table:table-cell office:value-type="string">
            <text:p>http://2015.sofifa.org/15/players/60/213021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ndi</text:p>
          </table:table-cell>
          <table:table-cell office:value-type="string">
            <text:p>Aissa</text:p>
          </table:table-cell>
          <table:table-cell office:value-type="string">
            <text:p>DD</text:p>
          </table:table-cell>
          <table:table-cell office:value-type="string">
            <text:p>http://2015.sofifa.org/15/players/60/201143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Alger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oberge</text:p>
          </table:table-cell>
          <table:table-cell office:value-type="string">
            <text:p>Valentin</text:p>
          </table:table-cell>
          <table:table-cell office:value-type="string">
            <text:p>DC</text:p>
          </table:table-cell>
          <table:table-cell office:value-type="string">
            <text:p>http://2015.sofifa.org/15/players/60/201449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e Preville</text:p>
          </table:table-cell>
          <table:table-cell office:value-type="string">
            <text:p>Nicolas</text:p>
          </table:table-cell>
          <table:table-cell office:value-type="string">
            <text:p>BU</text:p>
          </table:table-cell>
          <table:table-cell office:value-type="string">
            <text:p>http://2015.sofifa.org/15/players/60/201073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evaux</text:p>
          </table:table-cell>
          <table:table-cell office:value-type="string">
            <text:p>Antoine</text:p>
          </table:table-cell>
          <table:table-cell office:value-type="string">
            <text:p>MC</text:p>
          </table:table-cell>
          <table:table-cell office:value-type="string">
            <text:p>http://2015.sofifa.org/15/players/60/169805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oukandjo</text:p>
          </table:table-cell>
          <table:table-cell office:value-type="string">
            <text:p>Benjamin</text:p>
          </table:table-cell>
          <table:table-cell office:value-type="string">
            <text:p>MDR</text:p>
          </table:table-cell>
          <table:table-cell office:value-type="string">
            <text:p>http://2015.sofifa.org/15/players/60/185090.png</text:p>
          </table:table-cell>
          <table:table-cell office:value-type="string">
            <text:p>Stade de Reims</text:p>
          </table:table-cell>
          <table:table-cell table:number-columns-repeated="2" office:value-type="string">
            <text:p>Cameroun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Oniange</text:p>
          </table:table-cell>
          <table:table-cell office:value-type="string">
            <text:p>Prince</text:p>
          </table:table-cell>
          <table:table-cell office:value-type="string">
            <text:p>MC</text:p>
          </table:table-cell>
          <table:table-cell office:value-type="string">
            <text:p>http://2015.sofifa.org/15/players/60/183453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Republique du Congo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euget</text:p>
          </table:table-cell>
          <table:table-cell office:value-type="string">
            <text:p>Alexi</text:p>
          </table:table-cell>
          <table:table-cell office:value-type="string">
            <text:p>MDC</text:p>
          </table:table-cell>
          <table:table-cell office:value-type="string">
            <text:p>http://2015.sofifa.org/15/players/60/204173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lacide</text:p>
          </table:table-cell>
          <table:table-cell office:value-type="string">
            <text:p>Johny</text:p>
          </table:table-cell>
          <table:table-cell office:value-type="string">
            <text:p>G</text:p>
          </table:table-cell>
          <table:table-cell office:value-type="string">
            <text:p>http://2015.sofifa.org/15/players/60/178363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Haiti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vinga</text:p>
          </table:table-cell>
          <table:table-cell office:value-type="string">
            <text:p>Chris</text:p>
          </table:table-cell>
          <table:table-cell office:value-type="string">
            <text:p>DG</text:p>
          </table:table-cell>
          <table:table-cell office:value-type="string">
            <text:p>http://2015.sofifa.org/15/players/60/193278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ourillon</text:p>
          </table:table-cell>
          <table:table-cell office:value-type="string">
            <text:p>Gregory</text:p>
          </table:table-cell>
          <table:table-cell office:value-type="string">
            <text:p>MDC</text:p>
          </table:table-cell>
          <table:table-cell office:value-type="string">
            <text:p>http://2015.sofifa.org/15/players/60/134777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a</text:p>
          </table:table-cell>
          <table:table-cell office:value-type="string">
            <text:p>Bocundji</text:p>
          </table:table-cell>
          <table:table-cell office:value-type="string">
            <text:p>MDC</text:p>
          </table:table-cell>
          <table:table-cell office:value-type="string">
            <text:p>http://2015.sofifa.org/15/players/60/165427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Guinee-Bissau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ourtet</text:p>
          </table:table-cell>
          <table:table-cell office:value-type="string">
            <text:p>Gaetan</text:p>
          </table:table-cell>
          <table:table-cell office:value-type="string">
            <text:p>BU</text:p>
          </table:table-cell>
          <table:table-cell office:value-type="string">
            <text:p>http://2015.sofifa.org/15/players/60/203699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Fortes</text:p>
          </table:table-cell>
          <table:table-cell office:value-type="string">
            <text:p>Odair</text:p>
          </table:table-cell>
          <table:table-cell office:value-type="string">
            <text:p>AID</text:p>
          </table:table-cell>
          <table:table-cell office:value-type="string">
            <text:p>http://2015.sofifa.org/15/players/60/201004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Cap Vert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lbaek</text:p>
          </table:table-cell>
          <table:table-cell office:value-type="string">
            <text:p>Mads</text:p>
          </table:table-cell>
          <table:table-cell office:value-type="string">
            <text:p>MC</text:p>
          </table:table-cell>
          <table:table-cell office:value-type="string">
            <text:p>http://2015.sofifa.org/15/players/60/189383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Danemark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harbonnier</text:p>
          </table:table-cell>
          <table:table-cell office:value-type="string">
            <text:p>Gaetan</text:p>
          </table:table-cell>
          <table:table-cell office:value-type="string">
            <text:p>BU</text:p>
          </table:table-cell>
          <table:table-cell office:value-type="string">
            <text:p>http://2015.sofifa.org/15/players/60/192647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lombard</text:p>
          </table:table-cell>
          <table:table-cell office:value-type="string">
            <text:p>Christopher</text:p>
          </table:table-cell>
          <table:table-cell office:value-type="string">
            <text:p>DD</text:p>
          </table:table-cell>
          <table:table-cell office:value-type="string">
            <text:p>http://2015.sofifa.org/15/players/60/199382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Benin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iego</text:p>
          </table:table-cell>
          <table:table-cell/>
          <table:table-cell office:value-type="string">
            <text:p>MG</text:p>
          </table:table-cell>
          <table:table-cell office:value-type="string">
            <text:p>http://2015.sofifa.org/15/players/60/201103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Bresi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ignorino</text:p>
          </table:table-cell>
          <table:table-cell office:value-type="string">
            <text:p>Franck</text:p>
          </table:table-cell>
          <table:table-cell office:value-type="string">
            <text:p>DG</text:p>
          </table:table-cell>
          <table:table-cell office:value-type="string">
            <text:p>http://2015.sofifa.org/15/players/60/138065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Weber</text:p>
          </table:table-cell>
          <table:table-cell office:value-type="string">
            <text:p>Anthony</text:p>
          </table:table-cell>
          <table:table-cell office:value-type="string">
            <text:p>DC</text:p>
          </table:table-cell>
          <table:table-cell office:value-type="string">
            <text:p>http://2015.sofifa.org/15/players/60/183361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Fofana</text:p>
          </table:table-cell>
          <table:table-cell office:value-type="string">
            <text:p>Mohamed</text:p>
          </table:table-cell>
          <table:table-cell office:value-type="string">
            <text:p>DC</text:p>
          </table:table-cell>
          <table:table-cell office:value-type="string">
            <text:p>http://2015.sofifa.org/15/players/60/173033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Mali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Tacalfred</text:p>
          </table:table-cell>
          <table:table-cell office:value-type="string">
            <text:p>Mickael</text:p>
          </table:table-cell>
          <table:table-cell office:value-type="string">
            <text:p>DC</text:p>
          </table:table-cell>
          <table:table-cell office:value-type="string">
            <text:p>http://2015.sofifa.org/15/players/60/107305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tar</text:p>
          </table:table-cell>
          <table:table-cell office:value-type="string">
            <text:p>Eliran</text:p>
          </table:table-cell>
          <table:table-cell office:value-type="string">
            <text:p>AIG</text:p>
          </table:table-cell>
          <table:table-cell office:value-type="string">
            <text:p>http://2015.sofifa.org/15/players/60/169996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Israe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yei</text:p>
          </table:table-cell>
          <table:table-cell office:value-type="string">
            <text:p>Grejohn</text:p>
          </table:table-cell>
          <table:table-cell office:value-type="string">
            <text:p>BU</text:p>
          </table:table-cell>
          <table:table-cell/>
          <table:table-cell office:value-type="string">
            <text:p>Stade de Reim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stien</text:p>
          </table:table-cell>
          <table:table-cell office:value-type="string">
            <text:p>Sacha</text:p>
          </table:table-cell>
          <table:table-cell office:value-type="string">
            <text:p>G</text:p>
          </table:table-cell>
          <table:table-cell office:value-type="string">
            <text:p>http://2015.sofifa.org/15/players/60/220188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fulu</text:p>
          </table:table-cell>
          <table:table-cell office:value-type="string">
            <text:p>Omenuke</text:p>
          </table:table-cell>
          <table:table-cell office:value-type="string">
            <text:p>MDC</text:p>
          </table:table-cell>
          <table:table-cell/>
          <table:table-cell office:value-type="string">
            <text:p>Stade de Reims</text:p>
          </table:table-cell>
          <table:table-cell/>
          <table:table-cell office:value-type="string">
            <text:p>Republique du Congo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enedick</text:p>
          </table:table-cell>
          <table:table-cell office:value-type="string">
            <text:p>Yann</text:p>
          </table:table-cell>
          <table:table-cell office:value-type="string">
            <text:p>BU</text:p>
          </table:table-cell>
          <table:table-cell office:value-type="string">
            <text:p>http://2015.sofifa.org/15/players/60/205247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Ben Yedder</text:p>
          </table:table-cell>
          <table:table-cell office:value-type="string">
            <text:p>Wissam</text:p>
          </table:table-cell>
          <table:table-cell office:value-type="string">
            <text:p>BU</text:p>
          </table:table-cell>
          <table:table-cell office:value-type="string">
            <text:p>http://2015.sofifa.org/15/players/60/199451.png</text:p>
          </table:table-cell>
          <table:table-cell office:value-type="string">
            <text:p>Toulouse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Braithwaite</text:p>
          </table:table-cell>
          <table:table-cell office:value-type="string">
            <text:p>Martin</text:p>
          </table:table-cell>
          <table:table-cell office:value-type="string">
            <text:p>BU</text:p>
          </table:table-cell>
          <table:table-cell office:value-type="string">
            <text:p>http://2015.sofifa.org/15/players/60/193290.png</text:p>
          </table:table-cell>
          <table:table-cell office:value-type="string">
            <text:p>Toulouse FC</text:p>
          </table:table-cell>
          <table:table-cell/>
          <table:table-cell office:value-type="string">
            <text:p>Danemark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Ahamada</text:p>
          </table:table-cell>
          <table:table-cell office:value-type="string">
            <text:p>Ali</text:p>
          </table:table-cell>
          <table:table-cell office:value-type="string">
            <text:p>G</text:p>
          </table:table-cell>
          <table:table-cell office:value-type="string">
            <text:p>http://2015.sofifa.org/15/players/60/197678.png</text:p>
          </table:table-cell>
          <table:table-cell office:value-type="string">
            <text:p>Toulouse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Trejo</text:p>
          </table:table-cell>
          <table:table-cell office:value-type="string">
            <text:p>Oscar</text:p>
          </table:table-cell>
          <table:table-cell office:value-type="string">
            <text:p>MC</text:p>
          </table:table-cell>
          <table:table-cell office:value-type="string">
            <text:p>http://2015.sofifa.org/15/players/60/173030.png</text:p>
          </table:table-cell>
          <table:table-cell office:value-type="string">
            <text:p>Toulouse FC</text:p>
          </table:table-cell>
          <table:table-cell/>
          <table:table-cell office:value-type="string">
            <text:p>Argentin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Boucher</text:p>
          </table:table-cell>
          <table:table-cell office:value-type="string">
            <text:p>Zacharie</text:p>
          </table:table-cell>
          <table:table-cell office:value-type="string">
            <text:p>G</text:p>
          </table:table-cell>
          <table:table-cell office:value-type="string">
            <text:p>http://2015.sofifa.org/15/players/60/201138.png</text:p>
          </table:table-cell>
          <table:table-cell office:value-type="string">
            <text:p>Toulouse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Aguilar</text:p>
          </table:table-cell>
          <table:table-cell office:value-type="string">
            <text:p>Abel</text:p>
          </table:table-cell>
          <table:table-cell office:value-type="string">
            <text:p>MDC</text:p>
          </table:table-cell>
          <table:table-cell office:value-type="string">
            <text:p>http://2015.sofifa.org/15/players/60/177974.png</text:p>
          </table:table-cell>
          <table:table-cell office:value-type="string">
            <text:p>Toulouse FC</text:p>
          </table:table-cell>
          <table:table-cell table:number-columns-repeated="2" office:value-type="string">
            <text:p>Colombi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Yago</text:p>
          </table:table-cell>
          <table:table-cell office:value-type="string">
            <text:p>Steeve</text:p>
          </table:table-cell>
          <table:table-cell office:value-type="string">
            <text:p>DC</text:p>
          </table:table-cell>
          <table:table-cell office:value-type="string">
            <text:p>http://2015.sofifa.org/15/players/60/207746.png</text:p>
          </table:table-cell>
          <table:table-cell office:value-type="string">
            <text:p>Toulouse FC</text:p>
          </table:table-cell>
          <table:table-cell/>
          <table:table-cell office:value-type="string">
            <text:p>Burkina Faso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Doumbia</text:p>
          </table:table-cell>
          <table:table-cell office:value-type="string">
            <text:p>Tongo</text:p>
          </table:table-cell>
          <table:table-cell office:value-type="string">
            <text:p>MDC</text:p>
          </table:table-cell>
          <table:table-cell office:value-type="string">
            <text:p>http://2015.sofifa.org/15/players/60/192767.png</text:p>
          </table:table-cell>
          <table:table-cell office:value-type="string">
            <text:p>Toulouse FC</text:p>
          </table:table-cell>
          <table:table-cell/>
          <table:table-cell office:value-type="string">
            <text:p>Mali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Akpa Akpro</text:p>
          </table:table-cell>
          <table:table-cell office:value-type="string">
            <text:p>Jean-Daniel</text:p>
          </table:table-cell>
          <table:table-cell office:value-type="string">
            <text:p>MDR</text:p>
          </table:table-cell>
          <table:table-cell office:value-type="string">
            <text:p>http://2015.sofifa.org/15/players/60/205343.png</text:p>
          </table:table-cell>
          <table:table-cell office:value-type="string">
            <text:p>Toulouse FC</text:p>
          </table:table-cell>
          <table:table-cell table:number-columns-repeated="2" office:value-type="string">
            <text:p>Cote d'Ivoir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Furman</text:p>
          </table:table-cell>
          <table:table-cell office:value-type="string">
            <text:p>Dominik</text:p>
          </table:table-cell>
          <table:table-cell office:value-type="string">
            <text:p>MC</text:p>
          </table:table-cell>
          <table:table-cell office:value-type="string">
            <text:p>http://2015.sofifa.org/15/players/60/208630.png</text:p>
          </table:table-cell>
          <table:table-cell office:value-type="string">
            <text:p>Toulouse FC</text:p>
          </table:table-cell>
          <table:table-cell/>
          <table:table-cell office:value-type="string">
            <text:p>Pologn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Didot</text:p>
          </table:table-cell>
          <table:table-cell office:value-type="string">
            <text:p>Etienne</text:p>
          </table:table-cell>
          <table:table-cell office:value-type="string">
            <text:p>MC</text:p>
          </table:table-cell>
          <table:table-cell office:value-type="string">
            <text:p>http://2015.sofifa.org/15/players/60/49488.png</text:p>
          </table:table-cell>
          <table:table-cell office:value-type="string">
            <text:p>Toulouse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Regattin</text:p>
          </table:table-cell>
          <table:table-cell office:value-type="string">
            <text:p>Adrien</text:p>
          </table:table-cell>
          <table:table-cell office:value-type="string">
            <text:p>MC</text:p>
          </table:table-cell>
          <table:table-cell office:value-type="string">
            <text:p>http://2015.sofifa.org/15/players/60/197081.png</text:p>
          </table:table-cell>
          <table:table-cell office:value-type="string">
            <text:p>Toulouse FC</text:p>
          </table:table-cell>
          <table:table-cell/>
          <table:table-cell office:value-type="string">
            <text:p>Maroc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Spajic</text:p>
          </table:table-cell>
          <table:table-cell office:value-type="string">
            <text:p>Uros</text:p>
          </table:table-cell>
          <table:table-cell office:value-type="string">
            <text:p>DC</text:p>
          </table:table-cell>
          <table:table-cell office:value-type="string">
            <text:p>http://2015.sofifa.org/15/players/60/215892.png</text:p>
          </table:table-cell>
          <table:table-cell office:value-type="string">
            <text:p>Toulouse FC</text:p>
          </table:table-cell>
          <table:table-cell/>
          <table:table-cell office:value-type="string">
            <text:p>Serbi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Veskovac</text:p>
          </table:table-cell>
          <table:table-cell office:value-type="string">
            <text:p>Dusan</text:p>
          </table:table-cell>
          <table:table-cell office:value-type="string">
            <text:p>DC</text:p>
          </table:table-cell>
          <table:table-cell office:value-type="string">
            <text:p>http://2015.sofifa.org/15/players/60/186538.png</text:p>
          </table:table-cell>
          <table:table-cell office:value-type="string">
            <text:p>Toulouse FC</text:p>
          </table:table-cell>
          <table:table-cell/>
          <table:table-cell office:value-type="string">
            <text:p>Serbi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Sirieix</text:p>
          </table:table-cell>
          <table:table-cell office:value-type="string">
            <text:p>Francois</text:p>
          </table:table-cell>
          <table:table-cell office:value-type="string">
            <text:p>MC</text:p>
          </table:table-cell>
          <table:table-cell office:value-type="string">
            <text:p>http://2015.sofifa.org/15/players/60/116479.png</text:p>
          </table:table-cell>
          <table:table-cell office:value-type="string">
            <text:p>Toulouse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Ninkov</text:p>
          </table:table-cell>
          <table:table-cell office:value-type="string">
            <text:p>Pavle</text:p>
          </table:table-cell>
          <table:table-cell office:value-type="string">
            <text:p>MDR</text:p>
          </table:table-cell>
          <table:table-cell office:value-type="string">
            <text:p>http://2015.sofifa.org/15/players/60/190450.png</text:p>
          </table:table-cell>
          <table:table-cell office:value-type="string">
            <text:p>Toulouse FC</text:p>
          </table:table-cell>
          <table:table-cell/>
          <table:table-cell office:value-type="string">
            <text:p>Serbi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Moubandje</text:p>
          </table:table-cell>
          <table:table-cell office:value-type="string">
            <text:p>Francois</text:p>
          </table:table-cell>
          <table:table-cell office:value-type="string">
            <text:p>DC</text:p>
          </table:table-cell>
          <table:table-cell office:value-type="string">
            <text:p>http://2015.sofifa.org/15/players/60/198067.png</text:p>
          </table:table-cell>
          <table:table-cell office:value-type="string">
            <text:p>Toulouse FC</text:p>
          </table:table-cell>
          <table:table-cell/>
          <table:table-cell office:value-type="string">
            <text:p>Suiss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Tisserand</text:p>
          </table:table-cell>
          <table:table-cell office:value-type="string">
            <text:p>Marcel</text:p>
          </table:table-cell>
          <table:table-cell office:value-type="string">
            <text:p>MDR</text:p>
          </table:table-cell>
          <table:table-cell office:value-type="string">
            <text:p>http://2015.sofifa.org/15/players/60/216247.png</text:p>
          </table:table-cell>
          <table:table-cell office:value-type="string">
            <text:p>Toulouse FC</text:p>
          </table:table-cell>
          <table:table-cell/>
          <table:table-cell office:value-type="string">
            <text:p>Republique Democratique du Congo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Soukouna</text:p>
          </table:table-cell>
          <table:table-cell office:value-type="string">
            <text:p>Amadou</text:p>
          </table:table-cell>
          <table:table-cell office:value-type="string">
            <text:p>BU</text:p>
          </table:table-cell>
          <table:table-cell office:value-type="string">
            <text:p>http://2015.sofifa.org/15/players/60/202195.png</text:p>
          </table:table-cell>
          <table:table-cell office:value-type="string">
            <text:p>Toulouse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Vidal</text:p>
          </table:table-cell>
          <table:table-cell office:value-type="string">
            <text:p>Marc</text:p>
          </table:table-cell>
          <table:table-cell office:value-type="string">
            <text:p>G</text:p>
          </table:table-cell>
          <table:table-cell office:value-type="string">
            <text:p>http://2015.sofifa.org/15/players/60/193889.png</text:p>
          </table:table-cell>
          <table:table-cell office:value-type="string">
            <text:p>Toulouse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Roman</text:p>
          </table:table-cell>
          <table:table-cell office:value-type="string">
            <text:p>Mihai</text:p>
          </table:table-cell>
          <table:table-cell office:value-type="string">
            <text:p>MDR</text:p>
          </table:table-cell>
          <table:table-cell office:value-type="string">
            <text:p>http://2015.sofifa.org/15/players/60/154860.png</text:p>
          </table:table-cell>
          <table:table-cell office:value-type="string">
            <text:p>Toulouse FC</text:p>
          </table:table-cell>
          <table:table-cell/>
          <table:table-cell office:value-type="string">
            <text:p>Roumani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Zaniou</text:p>
          </table:table-cell>
          <table:table-cell office:value-type="string">
            <text:p>Sana</text:p>
          </table:table-cell>
          <table:table-cell office:value-type="string">
            <text:p>BU</text:p>
          </table:table-cell>
          <table:table-cell office:value-type="string">
            <text:p>http://2015.sofifa.org/15/players/60/212599.png</text:p>
          </table:table-cell>
          <table:table-cell office:value-type="string">
            <text:p>Toulouse FC</text:p>
          </table:table-cell>
          <table:table-cell/>
          <table:table-cell office:value-type="string">
            <text:p>Burkina Faso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Matheus</text:p>
          </table:table-cell>
          <table:table-cell office:value-type="string">
            <text:p>William</text:p>
          </table:table-cell>
          <table:table-cell office:value-type="string">
            <text:p>MG</text:p>
          </table:table-cell>
          <table:table-cell office:value-type="string">
            <text:p>http://2015.sofifa.org/15/players/60/188560.png</text:p>
          </table:table-cell>
          <table:table-cell office:value-type="string">
            <text:p>Toulouse FC</text:p>
          </table:table-cell>
          <table:table-cell/>
          <table:table-cell office:value-type="string">
            <text:p>Bresil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Sylla</text:p>
          </table:table-cell>
          <table:table-cell office:value-type="string">
            <text:p>Issiaga</text:p>
          </table:table-cell>
          <table:table-cell office:value-type="string">
            <text:p>MG</text:p>
          </table:table-cell>
          <table:table-cell office:value-type="string">
            <text:p>http://2015.sofifa.org/15/players/60/212282.png</text:p>
          </table:table-cell>
          <table:table-cell office:value-type="string">
            <text:p>Toulouse FC</text:p>
          </table:table-cell>
          <table:table-cell/>
          <table:table-cell office:value-type="string">
            <text:p>Guine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Grigore</text:p>
          </table:table-cell>
          <table:table-cell office:value-type="string">
            <text:p>Dragos</text:p>
          </table:table-cell>
          <table:table-cell office:value-type="string">
            <text:p>DC</text:p>
          </table:table-cell>
          <table:table-cell office:value-type="string">
            <text:p>http://2015.sofifa.org/15/players/60/208714.png</text:p>
          </table:table-cell>
          <table:table-cell office:value-type="string">
            <text:p>Toulouse FC</text:p>
          </table:table-cell>
          <table:table-cell table:number-columns-repeated="2" office:value-type="string">
            <text:p>Roumani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Delgado</text:p>
          </table:table-cell>
          <table:table-cell office:value-type="string">
            <text:p>Manuel</text:p>
          </table:table-cell>
          <table:table-cell office:value-type="string">
            <text:p>BU</text:p>
          </table:table-cell>
          <table:table-cell office:value-type="string">
            <text:p>http://2015.sofifa.org/15/players/60/219679.png</text:p>
          </table:table-cell>
          <table:table-cell office:value-type="string">
            <text:p>Toulouse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Trichard</text:p>
          </table:table-cell>
          <table:table-cell office:value-type="string">
            <text:p>Driss</text:p>
          </table:table-cell>
          <table:table-cell office:value-type="string">
            <text:p>BU</text:p>
          </table:table-cell>
          <table:table-cell/>
          <table:table-cell office:value-type="string">
            <text:p>Toulouse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Pesic</text:p>
          </table:table-cell>
          <table:table-cell office:value-type="string">
            <text:p>Aleksandar</text:p>
          </table:table-cell>
          <table:table-cell office:value-type="string">
            <text:p>BU</text:p>
          </table:table-cell>
          <table:table-cell office:value-type="string">
            <text:p>http://2015.sofifa.org/15/players/60/223489.png</text:p>
          </table:table-cell>
          <table:table-cell office:value-type="string">
            <text:p>Toulouse FC</text:p>
          </table:table-cell>
          <table:table-cell/>
          <table:table-cell office:value-type="string">
            <text:p>Serbi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Hassani</text:p>
          </table:table-cell>
          <table:table-cell office:value-type="string">
            <text:p>Ilias</text:p>
          </table:table-cell>
          <table:table-cell office:value-type="string">
            <text:p>MDR</text:p>
          </table:table-cell>
          <table:table-cell/>
          <table:table-cell office:value-type="string">
            <text:p>Toulouse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David</text:p>
          </table:table-cell>
          <table:table-cell office:value-type="string">
            <text:p>Florian</text:p>
          </table:table-cell>
          <table:table-cell office:value-type="string">
            <text:p>MC</text:p>
          </table:table-cell>
          <table:table-cell office:value-type="string">
            <text:p>http://2015.sofifa.org/15/players/60/222506.png</text:p>
          </table:table-cell>
          <table:table-cell office:value-type="string">
            <text:p>Toulouse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Bodiger</text:p>
          </table:table-cell>
          <table:table-cell office:value-type="string">
            <text:p>Yann</text:p>
          </table:table-cell>
          <table:table-cell office:value-type="string">
            <text:p>MDC</text:p>
          </table:table-cell>
          <table:table-cell/>
          <table:table-cell office:value-type="string">
            <text:p>Toulouse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Spano</text:p>
          </table:table-cell>
          <table:table-cell office:value-type="string">
            <text:p>Maxime</text:p>
          </table:table-cell>
          <table:table-cell office:value-type="string">
            <text:p>DC</text:p>
          </table:table-cell>
          <table:table-cell office:value-type="string">
            <text:p>http://2015.sofifa.org/15/players/60/223594.png</text:p>
          </table:table-cell>
          <table:table-cell office:value-type="string">
            <text:p>Toulouse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M'Pasi</text:p>
          </table:table-cell>
          <table:table-cell office:value-type="string">
            <text:p>Lionel</text:p>
          </table:table-cell>
          <table:table-cell office:value-type="string">
            <text:p>G</text:p>
          </table:table-cell>
          <table:table-cell office:value-type="string">
            <text:p>http://2015.sofifa.org/15/players/60/223150.png</text:p>
          </table:table-cell>
          <table:table-cell office:value-type="string">
            <text:p>Toulouse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Saint-Maximim</text:p>
          </table:table-cell>
          <table:table-cell office:value-type="string">
            <text:p>Allan</text:p>
          </table:table-cell>
          <table:table-cell office:value-type="string">
            <text:p>AIG</text:p>
          </table:table-cell>
          <table:table-cell office:value-type="string">
            <text:p>http://2015.sofifa.org/15/players/60/216388.png</text:p>
          </table:table-cell>
          <table:table-cell office:value-type="string">
            <text:p>AS Saint-Etienn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Ruffier</text:p>
          </table:table-cell>
          <table:table-cell office:value-type="string">
            <text:p>Stephane</text:p>
          </table:table-cell>
          <table:table-cell office:value-type="string">
            <text:p>G</text:p>
          </table:table-cell>
          <table:table-cell office:value-type="string">
            <text:p>http://2015.sofifa.org/15/players/60/167628.png</text:p>
          </table:table-cell>
          <table:table-cell office:value-type="string">
            <text:p>AS Saint-Etienne</text:p>
          </table:table-cell>
          <table:table-cell table:number-columns-repeated="2"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Perrin</text:p>
          </table:table-cell>
          <table:table-cell office:value-type="string">
            <text:p>Loic</text:p>
          </table:table-cell>
          <table:table-cell office:value-type="string">
            <text:p>DC</text:p>
          </table:table-cell>
          <table:table-cell office:value-type="string">
            <text:p>http://2015.sofifa.org/15/players/60/159147.png</text:p>
          </table:table-cell>
          <table:table-cell office:value-type="string">
            <text:p>AS Saint-Etienn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Hamouma</text:p>
          </table:table-cell>
          <table:table-cell office:value-type="string">
            <text:p>Romain</text:p>
          </table:table-cell>
          <table:table-cell office:value-type="string">
            <text:p>AID</text:p>
          </table:table-cell>
          <table:table-cell office:value-type="string">
            <text:p>http://2015.sofifa.org/15/players/60/192722.png</text:p>
          </table:table-cell>
          <table:table-cell office:value-type="string">
            <text:p>AS Saint-Etienn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Tabanou</text:p>
          </table:table-cell>
          <table:table-cell office:value-type="string">
            <text:p>Franck</text:p>
          </table:table-cell>
          <table:table-cell office:value-type="string">
            <text:p>MG</text:p>
          </table:table-cell>
          <table:table-cell office:value-type="string">
            <text:p>http://2015.sofifa.org/15/players/60/188696.png</text:p>
          </table:table-cell>
          <table:table-cell office:value-type="string">
            <text:p>AS Saint-Etienn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Erding</text:p>
          </table:table-cell>
          <table:table-cell office:value-type="string">
            <text:p>Mevlut</text:p>
          </table:table-cell>
          <table:table-cell office:value-type="string">
            <text:p>BU</text:p>
          </table:table-cell>
          <table:table-cell office:value-type="string">
            <text:p>http://2015.sofifa.org/15/players/60/176481.png</text:p>
          </table:table-cell>
          <table:table-cell office:value-type="string">
            <text:p>AS Saint-Etienne</text:p>
          </table:table-cell>
          <table:table-cell table:number-columns-repeated="2" office:value-type="string">
            <text:p>Turqui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van Wolfswinkel</text:p>
          </table:table-cell>
          <table:table-cell office:value-type="string">
            <text:p>Ricky</text:p>
          </table:table-cell>
          <table:table-cell office:value-type="string">
            <text:p>BU</text:p>
          </table:table-cell>
          <table:table-cell office:value-type="string">
            <text:p>http://2015.sofifa.org/15/players/60/184457.png</text:p>
          </table:table-cell>
          <table:table-cell office:value-type="string">
            <text:p>AS Saint-Etienne</text:p>
          </table:table-cell>
          <table:table-cell/>
          <table:table-cell office:value-type="string">
            <text:p>Pays-Bas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Sall</text:p>
          </table:table-cell>
          <table:table-cell office:value-type="string">
            <text:p>Moustapha</text:p>
          </table:table-cell>
          <table:table-cell office:value-type="string">
            <text:p>DC</text:p>
          </table:table-cell>
          <table:table-cell office:value-type="string">
            <text:p>http://2015.sofifa.org/15/players/60/178679.png</text:p>
          </table:table-cell>
          <table:table-cell office:value-type="string">
            <text:p>AS Saint-Etienne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Clement</text:p>
          </table:table-cell>
          <table:table-cell office:value-type="string">
            <text:p>Jeremy</text:p>
          </table:table-cell>
          <table:table-cell office:value-type="string">
            <text:p>MDC</text:p>
          </table:table-cell>
          <table:table-cell office:value-type="string">
            <text:p>http://2015.sofifa.org/15/players/60/163530.png</text:p>
          </table:table-cell>
          <table:table-cell office:value-type="string">
            <text:p>AS Saint-Etienn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Pogba</text:p>
          </table:table-cell>
          <table:table-cell office:value-type="string">
            <text:p>Florentin</text:p>
          </table:table-cell>
          <table:table-cell office:value-type="string">
            <text:p>DC</text:p>
          </table:table-cell>
          <table:table-cell office:value-type="string">
            <text:p>http://2015.sofifa.org/15/players/60/198688.png</text:p>
          </table:table-cell>
          <table:table-cell office:value-type="string">
            <text:p>AS Saint-Etienne</text:p>
          </table:table-cell>
          <table:table-cell/>
          <table:table-cell office:value-type="string">
            <text:p>Guine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Gradel</text:p>
          </table:table-cell>
          <table:table-cell office:value-type="string">
            <text:p>Max-Alain</text:p>
          </table:table-cell>
          <table:table-cell office:value-type="string">
            <text:p>AIG</text:p>
          </table:table-cell>
          <table:table-cell office:value-type="string">
            <text:p>http://2015.sofifa.org/15/players/60/182945.png</text:p>
          </table:table-cell>
          <table:table-cell office:value-type="string">
            <text:p>AS Saint-Etienne</text:p>
          </table:table-cell>
          <table:table-cell table:number-columns-repeated="2" office:value-type="string">
            <text:p>Cote d'Ivoir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Monnet-Paquet</text:p>
          </table:table-cell>
          <table:table-cell office:value-type="string">
            <text:p>Kevin</text:p>
          </table:table-cell>
          <table:table-cell office:value-type="string">
            <text:p>MG</text:p>
          </table:table-cell>
          <table:table-cell office:value-type="string">
            <text:p>http://2015.sofifa.org/15/players/60/177712.png</text:p>
          </table:table-cell>
          <table:table-cell office:value-type="string">
            <text:p>AS Saint-Etienn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Cohade</text:p>
          </table:table-cell>
          <table:table-cell office:value-type="string">
            <text:p>Renaud</text:p>
          </table:table-cell>
          <table:table-cell office:value-type="string">
            <text:p>MC</text:p>
          </table:table-cell>
          <table:table-cell office:value-type="string">
            <text:p>http://2015.sofifa.org/15/players/60/112365.png</text:p>
          </table:table-cell>
          <table:table-cell office:value-type="string">
            <text:p>AS Saint-Etienn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Lemoine</text:p>
          </table:table-cell>
          <table:table-cell office:value-type="string">
            <text:p>Fabien</text:p>
          </table:table-cell>
          <table:table-cell office:value-type="string">
            <text:p>MC</text:p>
          </table:table-cell>
          <table:table-cell office:value-type="string">
            <text:p>http://2015.sofifa.org/15/players/60/183287.png</text:p>
          </table:table-cell>
          <table:table-cell office:value-type="string">
            <text:p>AS Saint-Etienn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Mollo</text:p>
          </table:table-cell>
          <table:table-cell office:value-type="string">
            <text:p>Yohan</text:p>
          </table:table-cell>
          <table:table-cell office:value-type="string">
            <text:p>AIG</text:p>
          </table:table-cell>
          <table:table-cell office:value-type="string">
            <text:p>http://2015.sofifa.org/15/players/60/183800.png</text:p>
          </table:table-cell>
          <table:table-cell office:value-type="string">
            <text:p>AS Saint-Etienn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Theophile-Catherine</text:p>
          </table:table-cell>
          <table:table-cell office:value-type="string">
            <text:p>Kevin</text:p>
          </table:table-cell>
          <table:table-cell office:value-type="string">
            <text:p>DD</text:p>
          </table:table-cell>
          <table:table-cell office:value-type="string">
            <text:p>http://2015.sofifa.org/15/players/60/190868.png</text:p>
          </table:table-cell>
          <table:table-cell office:value-type="string">
            <text:p>AS Saint-Etienn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Clerc</text:p>
          </table:table-cell>
          <table:table-cell office:value-type="string">
            <text:p>Francois</text:p>
          </table:table-cell>
          <table:table-cell office:value-type="string">
            <text:p>DD</text:p>
          </table:table-cell>
          <table:table-cell office:value-type="string">
            <text:p>http://2015.sofifa.org/15/players/60/161700.png</text:p>
          </table:table-cell>
          <table:table-cell office:value-type="string">
            <text:p>AS Saint-Etienn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Diomande</text:p>
          </table:table-cell>
          <table:table-cell office:value-type="string">
            <text:p>Ismael</text:p>
          </table:table-cell>
          <table:table-cell office:value-type="string">
            <text:p>MDC</text:p>
          </table:table-cell>
          <table:table-cell office:value-type="string">
            <text:p>http://2015.sofifa.org/15/players/60/203435.png</text:p>
          </table:table-cell>
          <table:table-cell office:value-type="string">
            <text:p>AS Saint-Etienne</text:p>
          </table:table-cell>
          <table:table-cell table:number-columns-repeated="2" office:value-type="string">
            <text:p>Cote d'Ivoir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Moulin</text:p>
          </table:table-cell>
          <table:table-cell office:value-type="string">
            <text:p>Jessy</text:p>
          </table:table-cell>
          <table:table-cell office:value-type="string">
            <text:p>G</text:p>
          </table:table-cell>
          <table:table-cell office:value-type="string">
            <text:p>http://2015.sofifa.org/15/players/60/172198.png</text:p>
          </table:table-cell>
          <table:table-cell office:value-type="string">
            <text:p>AS Saint-Etienn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Baysse</text:p>
          </table:table-cell>
          <table:table-cell office:value-type="string">
            <text:p>Paul</text:p>
          </table:table-cell>
          <table:table-cell office:value-type="string">
            <text:p>DD</text:p>
          </table:table-cell>
          <table:table-cell office:value-type="string">
            <text:p>http://2015.sofifa.org/15/players/60/178031.png</text:p>
          </table:table-cell>
          <table:table-cell office:value-type="string">
            <text:p>AS Saint-Etienn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Valette</text:p>
          </table:table-cell>
          <table:table-cell office:value-type="string">
            <text:p>Baptiste</text:p>
          </table:table-cell>
          <table:table-cell office:value-type="string">
            <text:p>G</text:p>
          </table:table-cell>
          <table:table-cell office:value-type="string">
            <text:p>http://2015.sofifa.org/15/players/60/205378.png</text:p>
          </table:table-cell>
          <table:table-cell office:value-type="string">
            <text:p>AS Saint-Etienn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Brison</text:p>
          </table:table-cell>
          <table:table-cell office:value-type="string">
            <text:p>Jonathan</text:p>
          </table:table-cell>
          <table:table-cell office:value-type="string">
            <text:p>DG</text:p>
          </table:table-cell>
          <table:table-cell office:value-type="string">
            <text:p>http://2015.sofifa.org/15/players/60/150568.png</text:p>
          </table:table-cell>
          <table:table-cell office:value-type="string">
            <text:p>AS Saint-Etienn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Bamba</text:p>
          </table:table-cell>
          <table:table-cell office:value-type="string">
            <text:p>Jonathan</text:p>
          </table:table-cell>
          <table:table-cell office:value-type="string">
            <text:p>AID</text:p>
          </table:table-cell>
          <table:table-cell/>
          <table:table-cell office:value-type="string">
            <text:p>AS Saint-Etienn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Corgnet</text:p>
          </table:table-cell>
          <table:table-cell office:value-type="string">
            <text:p>Benjamin</text:p>
          </table:table-cell>
          <table:table-cell office:value-type="string">
            <text:p>MOC</text:p>
          </table:table-cell>
          <table:table-cell office:value-type="string">
            <text:p>http://2015.sofifa.org/15/players/60/200966.png</text:p>
          </table:table-cell>
          <table:table-cell office:value-type="string">
            <text:p>AS Saint-Etienn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Madianga</text:p>
          </table:table-cell>
          <table:table-cell office:value-type="string">
            <text:p>Karl</text:p>
          </table:table-cell>
          <table:table-cell office:value-type="string">
            <text:p>MC</text:p>
          </table:table-cell>
          <table:table-cell/>
          <table:table-cell office:value-type="string">
            <text:p>AS Saint-Etienn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Nyemeck</text:p>
          </table:table-cell>
          <table:table-cell office:value-type="string">
            <text:p>Jerrold</text:p>
          </table:table-cell>
          <table:table-cell office:value-type="string">
            <text:p>DD</text:p>
          </table:table-cell>
          <table:table-cell/>
          <table:table-cell office:value-type="string">
            <text:p>AS Saint-Etienn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Bojang</text:p>
          </table:table-cell>
          <table:table-cell office:value-type="string">
            <text:p>Ebrima</text:p>
          </table:table-cell>
          <table:table-cell office:value-type="string">
            <text:p>BU</text:p>
          </table:table-cell>
          <table:table-cell/>
          <table:table-cell office:value-type="string">
            <text:p>AS Saint-Etienne</text:p>
          </table:table-cell>
          <table:table-cell/>
          <table:table-cell office:value-type="string">
            <text:p>Gambi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Dekoke</text:p>
          </table:table-cell>
          <table:table-cell office:value-type="string">
            <text:p>Nathan</text:p>
          </table:table-cell>
          <table:table-cell office:value-type="string">
            <text:p>DG</text:p>
          </table:table-cell>
          <table:table-cell/>
          <table:table-cell office:value-type="string">
            <text:p>AS Saint-Etienn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Chapuis</text:p>
          </table:table-cell>
          <table:table-cell office:value-type="string">
            <text:p>Maxence</text:p>
          </table:table-cell>
          <table:table-cell office:value-type="string">
            <text:p>DC</text:p>
          </table:table-cell>
          <table:table-cell/>
          <table:table-cell office:value-type="string">
            <text:p>AS Saint-Etienn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Wass</text:p>
          </table:table-cell>
          <table:table-cell office:value-type="string">
            <text:p>Daniel</text:p>
          </table:table-cell>
          <table:table-cell office:value-type="string">
            <text:p>MDR</text:p>
          </table:table-cell>
          <table:table-cell office:value-type="string">
            <text:p>http://2015.sofifa.org/15/players/60/172522.png</text:p>
          </table:table-cell>
          <table:table-cell office:value-type="string">
            <text:p>Evian TG FC</text:p>
          </table:table-cell>
          <table:table-cell table:number-columns-repeated="2" office:value-type="string">
            <text:p>Danemark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Hansen</text:p>
          </table:table-cell>
          <table:table-cell office:value-type="string">
            <text:p>Jesper</text:p>
          </table:table-cell>
          <table:table-cell office:value-type="string">
            <text:p>G</text:p>
          </table:table-cell>
          <table:table-cell office:value-type="string">
            <text:p>http://2015.sofifa.org/15/players/60/132740.png</text:p>
          </table:table-cell>
          <table:table-cell office:value-type="string">
            <text:p>Evian TG FC</text:p>
          </table:table-cell>
          <table:table-cell/>
          <table:table-cell office:value-type="string">
            <text:p>Danemark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Sougou</text:p>
          </table:table-cell>
          <table:table-cell office:value-type="string">
            <text:p>Modou</text:p>
          </table:table-cell>
          <table:table-cell office:value-type="string">
            <text:p>AID</text:p>
          </table:table-cell>
          <table:table-cell office:value-type="string">
            <text:p>http://2015.sofifa.org/15/players/60/168961.png</text:p>
          </table:table-cell>
          <table:table-cell office:value-type="string">
            <text:p>Evian TG FC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Barbosa</text:p>
          </table:table-cell>
          <table:table-cell office:value-type="string">
            <text:p>Cedric</text:p>
          </table:table-cell>
          <table:table-cell office:value-type="string">
            <text:p>MG</text:p>
          </table:table-cell>
          <table:table-cell office:value-type="string">
            <text:p>http://2015.sofifa.org/15/players/60/4806.png</text:p>
          </table:table-cell>
          <table:table-cell office:value-type="string">
            <text:p>Evian TG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Bruno</text:p>
          </table:table-cell>
          <table:table-cell office:value-type="string">
            <text:p>Gianni</text:p>
          </table:table-cell>
          <table:table-cell office:value-type="string">
            <text:p>BU</text:p>
          </table:table-cell>
          <table:table-cell office:value-type="string">
            <text:p>http://2015.sofifa.org/15/players/60/184176.png</text:p>
          </table:table-cell>
          <table:table-cell office:value-type="string">
            <text:p>Evian TG FC</text:p>
          </table:table-cell>
          <table:table-cell/>
          <table:table-cell office:value-type="string">
            <text:p>Belgiqu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Mongongu</text:p>
          </table:table-cell>
          <table:table-cell office:value-type="string">
            <text:p>Cedric</text:p>
          </table:table-cell>
          <table:table-cell office:value-type="string">
            <text:p>DC</text:p>
          </table:table-cell>
          <table:table-cell office:value-type="string">
            <text:p>http://2015.sofifa.org/15/players/60/179586.png</text:p>
          </table:table-cell>
          <table:table-cell office:value-type="string">
            <text:p>Evian TG FC</text:p>
          </table:table-cell>
          <table:table-cell/>
          <table:table-cell office:value-type="string">
            <text:p>Republique Democratique du Congo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Nielsen</text:p>
          </table:table-cell>
          <table:table-cell office:value-type="string">
            <text:p>Nicki</text:p>
          </table:table-cell>
          <table:table-cell office:value-type="string">
            <text:p>BU</text:p>
          </table:table-cell>
          <table:table-cell office:value-type="string">
            <text:p>http://2015.sofifa.org/15/players/60/172743.png</text:p>
          </table:table-cell>
          <table:table-cell office:value-type="string">
            <text:p>Evian TG FC</text:p>
          </table:table-cell>
          <table:table-cell/>
          <table:table-cell office:value-type="string">
            <text:p>Danemark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Benezet</text:p>
          </table:table-cell>
          <table:table-cell office:value-type="string">
            <text:p>Nicolas</text:p>
          </table:table-cell>
          <table:table-cell office:value-type="string">
            <text:p>MG</text:p>
          </table:table-cell>
          <table:table-cell office:value-type="string">
            <text:p>http://2015.sofifa.org/15/players/60/202035.png</text:p>
          </table:table-cell>
          <table:table-cell office:value-type="string">
            <text:p>Evian TG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Leroy</text:p>
          </table:table-cell>
          <table:table-cell office:value-type="string">
            <text:p>Benjamin</text:p>
          </table:table-cell>
          <table:table-cell office:value-type="string">
            <text:p>G</text:p>
          </table:table-cell>
          <table:table-cell office:value-type="string">
            <text:p>http://2015.sofifa.org/15/players/60/197641.png</text:p>
          </table:table-cell>
          <table:table-cell office:value-type="string">
            <text:p>Evian TG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Angoula</text:p>
          </table:table-cell>
          <table:table-cell office:value-type="string">
            <text:p>Aldo</text:p>
          </table:table-cell>
          <table:table-cell office:value-type="string">
            <text:p>DC</text:p>
          </table:table-cell>
          <table:table-cell office:value-type="string">
            <text:p>http://2015.sofifa.org/15/players/60/182822.png</text:p>
          </table:table-cell>
          <table:table-cell office:value-type="string">
            <text:p>Evian TG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Mensah</text:p>
          </table:table-cell>
          <table:table-cell office:value-type="string">
            <text:p>Jonathan</text:p>
          </table:table-cell>
          <table:table-cell office:value-type="string">
            <text:p>DC</text:p>
          </table:table-cell>
          <table:table-cell office:value-type="string">
            <text:p>http://2015.sofifa.org/15/players/60/198970.png</text:p>
          </table:table-cell>
          <table:table-cell office:value-type="string">
            <text:p>Evian TG FC</text:p>
          </table:table-cell>
          <table:table-cell/>
          <table:table-cell office:value-type="string">
            <text:p>Ghana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Kone</text:p>
          </table:table-cell>
          <table:table-cell office:value-type="string">
            <text:p>Djakaridja</text:p>
          </table:table-cell>
          <table:table-cell office:value-type="string">
            <text:p>MDC</text:p>
          </table:table-cell>
          <table:table-cell office:value-type="string">
            <text:p>http://2015.sofifa.org/15/players/60/208716.png</text:p>
          </table:table-cell>
          <table:table-cell office:value-type="string">
            <text:p>Evian TG FC</text:p>
          </table:table-cell>
          <table:table-cell/>
          <table:table-cell office:value-type="string">
            <text:p>Burkina Faso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Juelsgard</text:p>
          </table:table-cell>
          <table:table-cell office:value-type="string">
            <text:p>Jesper</text:p>
          </table:table-cell>
          <table:table-cell office:value-type="string">
            <text:p>DG</text:p>
          </table:table-cell>
          <table:table-cell office:value-type="string">
            <text:p>http://2015.sofifa.org/15/players/60/179646.png</text:p>
          </table:table-cell>
          <table:table-cell office:value-type="string">
            <text:p>Evian TG FC</text:p>
          </table:table-cell>
          <table:table-cell/>
          <table:table-cell office:value-type="string">
            <text:p>Danemark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Sabaly</text:p>
          </table:table-cell>
          <table:table-cell office:value-type="string">
            <text:p>Youssouf</text:p>
          </table:table-cell>
          <table:table-cell office:value-type="string">
            <text:p>DG</text:p>
          </table:table-cell>
          <table:table-cell office:value-type="string">
            <text:p>http://2015.sofifa.org/15/players/60/215699.png</text:p>
          </table:table-cell>
          <table:table-cell office:value-type="string">
            <text:p>Evian TG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Camus</text:p>
          </table:table-cell>
          <table:table-cell office:value-type="string">
            <text:p>Fabien</text:p>
          </table:table-cell>
          <table:table-cell office:value-type="string">
            <text:p>MOC</text:p>
          </table:table-cell>
          <table:table-cell office:value-type="string">
            <text:p>http://2015.sofifa.org/15/players/60/165240.png</text:p>
          </table:table-cell>
          <table:table-cell office:value-type="string">
            <text:p>Evian TG FC</text:p>
          </table:table-cell>
          <table:table-cell/>
          <table:table-cell office:value-type="string">
            <text:p>Tunisi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Givet</text:p>
          </table:table-cell>
          <table:table-cell office:value-type="string">
            <text:p>Gael</text:p>
          </table:table-cell>
          <table:table-cell office:value-type="string">
            <text:p>DC</text:p>
          </table:table-cell>
          <table:table-cell office:value-type="string">
            <text:p>http://2015.sofifa.org/15/players/60/45062.png</text:p>
          </table:table-cell>
          <table:table-cell office:value-type="string">
            <text:p>Evian TG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Sorlin</text:p>
          </table:table-cell>
          <table:table-cell office:value-type="string">
            <text:p>Olivier</text:p>
          </table:table-cell>
          <table:table-cell office:value-type="string">
            <text:p>MDC</text:p>
          </table:table-cell>
          <table:table-cell office:value-type="string">
            <text:p>http://2015.sofifa.org/15/players/60/20933.png</text:p>
          </table:table-cell>
          <table:table-cell office:value-type="string">
            <text:p>Evian TG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N'Sikulu</text:p>
          </table:table-cell>
          <table:table-cell office:value-type="string">
            <text:p>Clarck</text:p>
          </table:table-cell>
          <table:table-cell office:value-type="string">
            <text:p>AIG</text:p>
          </table:table-cell>
          <table:table-cell office:value-type="string">
            <text:p>http://2015.sofifa.org/15/players/60/212112.png</text:p>
          </table:table-cell>
          <table:table-cell office:value-type="string">
            <text:p>Evian TG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Baouia</text:p>
          </table:table-cell>
          <table:table-cell office:value-type="string">
            <text:p>Najib</text:p>
          </table:table-cell>
          <table:table-cell office:value-type="string">
            <text:p>MDR</text:p>
          </table:table-cell>
          <table:table-cell office:value-type="string">
            <text:p>http://2015.sofifa.org/15/players/60/213817.png</text:p>
          </table:table-cell>
          <table:table-cell office:value-type="string">
            <text:p>Evian TG FC</text:p>
          </table:table-cell>
          <table:table-cell/>
          <table:table-cell office:value-type="string">
            <text:p>Algeri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Adbdallah</text:p>
          </table:table-cell>
          <table:table-cell office:value-type="string">
            <text:p>Kassim</text:p>
          </table:table-cell>
          <table:table-cell office:value-type="string">
            <text:p>DD</text:p>
          </table:table-cell>
          <table:table-cell office:value-type="string">
            <text:p>http://2015.sofifa.org/15/players/60/192768.png</text:p>
          </table:table-cell>
          <table:table-cell office:value-type="string">
            <text:p>Evian TG FC</text:p>
          </table:table-cell>
          <table:table-cell/>
          <table:table-cell office:value-type="string">
            <text:p>Comores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Cambon</text:p>
          </table:table-cell>
          <table:table-cell office:value-type="string">
            <text:p>Cedric</text:p>
          </table:table-cell>
          <table:table-cell office:value-type="string">
            <text:p>DC</text:p>
          </table:table-cell>
          <table:table-cell office:value-type="string">
            <text:p>http://2015.sofifa.org/15/players/60/165243.png</text:p>
          </table:table-cell>
          <table:table-cell office:value-type="string">
            <text:p>Evian TG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Durand</text:p>
          </table:table-cell>
          <table:table-cell office:value-type="string">
            <text:p>Johann</text:p>
          </table:table-cell>
          <table:table-cell office:value-type="string">
            <text:p>G</text:p>
          </table:table-cell>
          <table:table-cell office:value-type="string">
            <text:p>http://2015.sofifa.org/15/players/60/198812.png</text:p>
          </table:table-cell>
          <table:table-cell office:value-type="string">
            <text:p>Evian TG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Tejeda</text:p>
          </table:table-cell>
          <table:table-cell office:value-type="string">
            <text:p>Yeltsin</text:p>
          </table:table-cell>
          <table:table-cell office:value-type="string">
            <text:p>MDC</text:p>
          </table:table-cell>
          <table:table-cell office:value-type="string">
            <text:p>http://2015.sofifa.org/15/players/60/216810.png</text:p>
          </table:table-cell>
          <table:table-cell office:value-type="string">
            <text:p>Evian TG FC</text:p>
          </table:table-cell>
          <table:table-cell/>
          <table:table-cell office:value-type="string">
            <text:p>Costa Rica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Kabasele</text:p>
          </table:table-cell>
          <table:table-cell office:value-type="string">
            <text:p>Hermann</text:p>
          </table:table-cell>
          <table:table-cell office:value-type="string">
            <text:p>BU</text:p>
          </table:table-cell>
          <table:table-cell/>
          <table:table-cell office:value-type="string">
            <text:p>Evian TG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Abarouai</text:p>
          </table:table-cell>
          <table:table-cell office:value-type="string">
            <text:p>Zakariya</text:p>
          </table:table-cell>
          <table:table-cell office:value-type="string">
            <text:p>BU</text:p>
          </table:table-cell>
          <table:table-cell office:value-type="string">
            <text:p>http://2015.sofifa.org/15/players/60/222899.png</text:p>
          </table:table-cell>
          <table:table-cell office:value-type="string">
            <text:p>Evian TG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Medaglia</text:p>
          </table:table-cell>
          <table:table-cell office:value-type="string">
            <text:p>Maxime</text:p>
          </table:table-cell>
          <table:table-cell office:value-type="string">
            <text:p>MC</text:p>
          </table:table-cell>
          <table:table-cell/>
          <table:table-cell office:value-type="string">
            <text:p>Evian TG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Salamone</text:p>
          </table:table-cell>
          <table:table-cell office:value-type="string">
            <text:p>Mickael</text:p>
          </table:table-cell>
          <table:table-cell office:value-type="string">
            <text:p>G</text:p>
          </table:table-cell>
          <table:table-cell office:value-type="string">
            <text:p>http://2015.sofifa.org/15/players/60/210547.png</text:p>
          </table:table-cell>
          <table:table-cell office:value-type="string">
            <text:p>Evian TG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Boy</text:p>
          </table:table-cell>
          <table:table-cell office:value-type="string">
            <text:p>Jordan</text:p>
          </table:table-cell>
          <table:table-cell office:value-type="string">
            <text:p>MC</text:p>
          </table:table-cell>
          <table:table-cell office:value-type="string">
            <text:p>http://2015.sofifa.org/15/players/60/222898.png</text:p>
          </table:table-cell>
          <table:table-cell office:value-type="string">
            <text:p>Evian TG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Thomasson</text:p>
          </table:table-cell>
          <table:table-cell office:value-type="string">
            <text:p>Adrien</text:p>
          </table:table-cell>
          <table:table-cell office:value-type="string">
            <text:p>MOC</text:p>
          </table:table-cell>
          <table:table-cell office:value-type="string">
            <text:p>http://2015.sofifa.org/15/players/60/208787.png</text:p>
          </table:table-cell>
          <table:table-cell office:value-type="string">
            <text:p>Evian TG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Douline</text:p>
          </table:table-cell>
          <table:table-cell office:value-type="string">
            <text:p>David</text:p>
          </table:table-cell>
          <table:table-cell office:value-type="string">
            <text:p>MDC</text:p>
          </table:table-cell>
          <table:table-cell office:value-type="string">
            <text:p>http://2015.sofifa.org/15/players/60/212939.png</text:p>
          </table:table-cell>
          <table:table-cell office:value-type="string">
            <text:p>Evian TG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10/10/2014</text:date>, <text:time>17:3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x Boss</meta:initial-creator>
    <meta:creation-date>2014-09-27T21:33:23.12</meta:creation-date>
    <dc:date>2014-10-10T17:34:15.02</dc:date>
    <dc:creator>Max Boss</dc:creator>
    <meta:editing-duration>PT6H52M15S</meta:editing-duration>
    <meta:editing-cycles>16</meta:editing-cycles>
    <meta:generator>OpenOffice.org/3.3$Win32 OpenOffice.org_project/330m20$Build-9567</meta:generator>
    <meta:document-statistic meta:table-count="3" meta:cell-count="4035" meta:object-count="0"/>
  </office:meta>
</office:document-meta>
</file>